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5pt"/>
    </style:style>
    <style:style style:name="co2" style:family="table-column">
      <style:table-column-properties fo:break-before="auto" style:column-width="54.65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5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cal0" table:style-name="ta1">
        <table:shapes>
          <draw:frame draw:z-index="0" draw:style-name="gr1" draw:text-style-name="P1" svg:width="547.31pt" svg:height="341.57pt" svg:x="27.47pt" svg:y="394.13pt">
            <loext:p draw:notify-on-update-of-ranges="Local0.B3:Local0.B30 Local0.C2:Local0.C2 Local0.C3:Local0.C30 Local0.G2:Local0.G2 Local0.G3:Local0.G30 Local0.K2:Local0.K2 Local0.K3:Local0.K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7.31pt" svg:height="341.57pt" svg:x="12.08pt" svg:y="679.1pt">
            <loext:p draw:notify-on-update-of-ranges="Local0.B3:Local0.B30 Local0.D2:Local0.D2 Local0.D3:Local0.D30 Local0.G2:Local0.G2 Local0.H3:Local0.H30 Local0.K2:Local0.K2 Local0.L3:Local0.L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7.31pt" svg:height="341.57pt" svg:x="590.94pt" svg:y="402.21pt">
            <loext:p draw:notify-on-update-of-ranges="Local0.B3:Local0.B30 Local0.E2:Local0.E2 Local0.E3:Local0.E30 Local0.G2:Local0.G2 Local0.I3:Local0.I30 Local0.K2:Local0.K2 Local0.M3:Local0.M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rializer <text:s text:c="21"/></text:p>
          </table:table-cell>
          <table:table-cell/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office:value-type="string" calcext:value-type="string">
            <text:p>com.databricks.spark.csv <text:s text:c="7"/>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office:value-type="string" calcext:value-type="string">
            <text:p>parquet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com.databricks.spark.avro <text:s text:c="6"/></text:p>
          </table:table-cell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com.databricks.spark.csv <text:s text:c="7"/></text:p>
          </table:table-cell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parque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931" calcext:value-type="float">
            <text:p>0.93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 office:value-type="float" office:value="0.698" calcext:value-type="float">
            <text:p>0.69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[.C3]/[.K3]" office:value-type="string" office:string-value="" calcext:value-type="error">
            <text:p>#DIV/0!</text:p>
          </table:table-cell>
          <table:table-cell table:formula="of:=[.D3]/[.L3]" office:value-type="float" office:value="2.31060606060606" calcext:value-type="float">
            <text:p>2.3106060606</text:p>
          </table:table-cell>
          <table:table-cell table:formula="of:=[.E3]/[.M3]" office:value-type="float" office:value="1.46614173228346" calcext:value-type="float">
            <text:p>1.46614173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749" calcext:value-type="float">
            <text:p>0.749</text:p>
          </table:table-cell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0.264" calcext:value-type="float">
            <text:p>0.264</text:p>
          </table:table-cell>
          <table:table-cell office:value-type="float" office:value="0.347" calcext:value-type="float">
            <text:p>0.34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548" calcext:value-type="float">
            <text:p>0.548</text:p>
          </table:table-cell>
          <table:table-cell/>
          <table:table-cell table:formula="of:=[.C4]/[.K4]" office:value-type="string" office:string-value="" calcext:value-type="error">
            <text:p>#DIV/0!</text:p>
          </table:table-cell>
          <table:table-cell table:formula="of:=[.D4]/[.L4]" office:value-type="float" office:value="1.22448979591837" calcext:value-type="float">
            <text:p>1.2244897959</text:p>
          </table:table-cell>
          <table:table-cell table:formula="of:=[.E4]/[.M4]" office:value-type="float" office:value="1.36678832116788" calcext:value-type="float">
            <text:p>1.36678832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0.865" calcext:value-type="float">
            <text:p>0.865</text:p>
          </table:table-cell>
          <table:table-cell office:value-type="float" office:value="60000" calcext:value-type="float">
            <text:p>60000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0.387" calcext:value-type="float">
            <text:p>0.387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[.C5]/[.K5]" office:value-type="string" office:string-value="" calcext:value-type="error">
            <text:p>#DIV/0!</text:p>
          </table:table-cell>
          <table:table-cell table:formula="of:=[.D5]/[.L5]" office:value-type="float" office:value="1.45945945945946" calcext:value-type="float">
            <text:p>1.4594594595</text:p>
          </table:table-cell>
          <table:table-cell table:formula="of:=[.E5]/[.M5]" office:value-type="float" office:value="1.22869318181818" calcext:value-type="float">
            <text:p>1.22869318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1.016" calcext:value-type="float">
            <text:p>1.016</text:p>
          </table:table-cell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38" calcext:value-type="float">
            <text:p>0.438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[.C6]/[.K6]" office:value-type="string" office:string-value="" calcext:value-type="error">
            <text:p>#DIV/0!</text:p>
          </table:table-cell>
          <table:table-cell table:formula="of:=[.D6]/[.L6]" office:value-type="float" office:value="1.65178571428571" calcext:value-type="float">
            <text:p>1.6517857143</text:p>
          </table:table-cell>
          <table:table-cell table:formula="of:=[.E6]/[.M6]" office:value-type="float" office:value="1.23450789793439" calcext:value-type="float">
            <text:p>1.23450789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 office:value-type="float" office:value="1.363" calcext:value-type="float">
            <text:p>1.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1.166" calcext:value-type="float">
            <text:p>1.166</text:p>
          </table:table-cell>
          <table:table-cell/>
          <table:table-cell table:formula="of:=[.C7]/[.K7]" office:value-type="string" office:string-value="" calcext:value-type="error">
            <text:p>#DIV/0!</text:p>
          </table:table-cell>
          <table:table-cell table:formula="of:=[.D7]/[.L7]" office:value-type="float" office:value="2.05263157894737" calcext:value-type="float">
            <text:p>2.0526315789</text:p>
          </table:table-cell>
          <table:table-cell table:formula="of:=[.E7]/[.M7]" office:value-type="float" office:value="1.16895368782161" calcext:value-type="float">
            <text:p>1.16895368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office:value-type="float" office:value="1.519" calcext:value-type="float">
            <text:p>1.5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" calcext:value-type="float">
            <text:p>15</text:p>
          </table:table-cell>
          <table:table-cell office:value-type="float" office:value="0.436" calcext:value-type="float">
            <text:p>0.436</text:p>
          </table:table-cell>
          <table:table-cell office:value-type="float" office:value="0.681" calcext:value-type="float">
            <text:p>0.681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1.215" calcext:value-type="float">
            <text:p>1.215</text:p>
          </table:table-cell>
          <table:table-cell/>
          <table:table-cell table:formula="of:=[.C8]/[.K8]" office:value-type="string" office:string-value="" calcext:value-type="error">
            <text:p>#DIV/0!</text:p>
          </table:table-cell>
          <table:table-cell table:formula="of:=[.D8]/[.L8]" office:value-type="float" office:value="2.16666666666667" calcext:value-type="float">
            <text:p>2.1666666667</text:p>
          </table:table-cell>
          <table:table-cell table:formula="of:=[.E8]/[.M8]" office:value-type="float" office:value="1.25020576131687" calcext:value-type="float">
            <text:p>1.25020576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office:value-type="float" office:value="3" calcext:value-type="float">
            <text:p>3</text:p>
          </table:table-cell>
          <table:table-cell office:value-type="float" office:value="0.285" calcext:value-type="float">
            <text:p>0.285</text:p>
          </table:table-cell>
          <table:table-cell office:value-type="float" office:value="1.609" calcext:value-type="float">
            <text:p>1.609</text:p>
          </table:table-cell>
          <table:table-cell office:value-type="float" office:value="140000" calcext:value-type="float">
            <text:p>140000</text:p>
          </table:table-cell>
          <table:table-cell office:value-type="float" office:value="18" calcext:value-type="float">
            <text:p>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722" calcext:value-type="float">
            <text:p>0.722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1.401" calcext:value-type="float">
            <text:p>1.401</text:p>
          </table:table-cell>
          <table:table-cell/>
          <table:table-cell table:formula="of:=[.C9]/[.K9]" office:value-type="string" office:string-value="" calcext:value-type="error">
            <text:p>#DIV/0!</text:p>
          </table:table-cell>
          <table:table-cell table:formula="of:=[.D9]/[.L9]" office:value-type="float" office:value="2.31707317073171" calcext:value-type="float">
            <text:p>2.3170731707</text:p>
          </table:table-cell>
          <table:table-cell table:formula="of:=[.E9]/[.M9]" office:value-type="float" office:value="1.14846538187009" calcext:value-type="float">
            <text:p>1.14846538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8" calcext:value-type="float">
            <text:p>1.788</text:p>
          </table:table-cell>
          <table:table-cell office:value-type="float" office:value="160000" calcext:value-type="float">
            <text:p>160000</text:p>
          </table:table-cell>
          <table:table-cell office:value-type="float" office:value="21" calcext:value-type="float">
            <text:p>21</text:p>
          </table:table-cell>
          <table:table-cell office:value-type="float" office:value="0.53" calcext:value-type="float">
            <text:p>0.53</text:p>
          </table:table-cell>
          <table:table-cell office:value-type="float" office:value="0.775" calcext:value-type="float">
            <text:p>0.775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1.574" calcext:value-type="float">
            <text:p>1.574</text:p>
          </table:table-cell>
          <table:table-cell/>
          <table:table-cell table:formula="of:=[.C10]/[.K10]" office:value-type="string" office:string-value="" calcext:value-type="error">
            <text:p>#DIV/0!</text:p>
          </table:table-cell>
          <table:table-cell table:formula="of:=[.D10]/[.L10]" office:value-type="float" office:value="2.18705035971223" calcext:value-type="float">
            <text:p>2.1870503597</text:p>
          </table:table-cell>
          <table:table-cell table:formula="of:=[.E10]/[.M10]" office:value-type="float" office:value="1.13595933926302" calcext:value-type="float">
            <text:p>1.13595933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.361</text:p>
          </table:table-cell>
          <table:table-cell office:value-type="float" office:value="2.427" calcext:value-type="float">
            <text:p>2.427</text:p>
          </table:table-cell>
          <table:table-cell office:value-type="float" office:value="180000" calcext:value-type="float">
            <text:p>180000</text:p>
          </table:table-cell>
          <table:table-cell office:value-type="float" office:value="23" calcext:value-type="float">
            <text:p>23</text:p>
          </table:table-cell>
          <table:table-cell office:value-type="float" office:value="0.696" calcext:value-type="float">
            <text:p>0.696</text:p>
          </table:table-cell>
          <table:table-cell office:value-type="float" office:value="1.01" calcext:value-type="float">
            <text:p>1.0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1.901" calcext:value-type="float">
            <text:p>1.901</text:p>
          </table:table-cell>
          <table:table-cell/>
          <table:table-cell table:formula="of:=[.C11]/[.K11]" office:value-type="float" office:value="4" calcext:value-type="float">
            <text:p>4</text:p>
          </table:table-cell>
          <table:table-cell table:formula="of:=[.D11]/[.L11]" office:value-type="float" office:value="2.7984496124031" calcext:value-type="float">
            <text:p>2.7984496124</text:p>
          </table:table-cell>
          <table:table-cell table:formula="of:=[.E11]/[.M11]" office:value-type="float" office:value="1.27669647553919" calcext:value-type="float">
            <text:p>1.27669647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float" office:value="0.372" calcext:value-type="float">
            <text:p>0.372</text:p>
          </table:table-cell>
          <table:table-cell office:value-type="float" office:value="2.395" calcext:value-type="float">
            <text:p>2.395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" calcext:value-type="float">
            <text:p>26</text:p>
          </table:table-cell>
          <table:table-cell office:value-type="float" office:value="0.698" calcext:value-type="float">
            <text:p>0.698</text:p>
          </table:table-cell>
          <table:table-cell office:value-type="float" office:value="1.022" calcext:value-type="float">
            <text:p>1.02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1.999" calcext:value-type="float">
            <text:p>1.999</text:p>
          </table:table-cell>
          <table:table-cell/>
          <table:table-cell table:formula="of:=[.C12]/[.K12]" office:value-type="float" office:value="4" calcext:value-type="float">
            <text:p>4</text:p>
          </table:table-cell>
          <table:table-cell table:formula="of:=[.D12]/[.L12]" office:value-type="float" office:value="2.77611940298507" calcext:value-type="float">
            <text:p>2.776119403</text:p>
          </table:table-cell>
          <table:table-cell table:formula="of:=[.E12]/[.M12]" office:value-type="float" office:value="1.19809904952476" calcext:value-type="float">
            <text:p>1.19809904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office:value-type="float" office:value="4" calcext:value-type="float">
            <text:p>4</text:p>
          </table:table-cell>
          <table:table-cell office:value-type="float" office:value="0.416" calcext:value-type="float">
            <text:p>0.416</text:p>
          </table:table-cell>
          <table:table-cell office:value-type="float" office:value="2.558" calcext:value-type="float">
            <text:p>2.558</text:p>
          </table:table-cell>
          <table:table-cell office:value-type="float" office:value="220000" calcext:value-type="float">
            <text:p>220000</text:p>
          </table:table-cell>
          <table:table-cell office:value-type="float" office:value="28" calcext:value-type="float">
            <text:p>28</text:p>
          </table:table-cell>
          <table:table-cell office:value-type="float" office:value="0.84" calcext:value-type="float">
            <text:p>0.84</text:p>
          </table:table-cell>
          <table:table-cell office:value-type="float" office:value="1.064" calcext:value-type="float">
            <text:p>1.064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2.101" calcext:value-type="float">
            <text:p>2.101</text:p>
          </table:table-cell>
          <table:table-cell/>
          <table:table-cell table:formula="of:=[.C13]/[.K13]" office:value-type="float" office:value="4" calcext:value-type="float">
            <text:p>4</text:p>
          </table:table-cell>
          <table:table-cell table:formula="of:=[.D13]/[.L13]" office:value-type="float" office:value="2.95035460992908" calcext:value-type="float">
            <text:p>2.9503546099</text:p>
          </table:table-cell>
          <table:table-cell table:formula="of:=[.E13]/[.M13]" office:value-type="float" office:value="1.21751546882437" calcext:value-type="float">
            <text:p>1.21751546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5" calcext:value-type="float">
            <text:p>5</text:p>
          </table:table-cell>
          <table:table-cell office:value-type="float" office:value="0.428" calcext:value-type="float">
            <text:p>0.428</text:p>
          </table:table-cell>
          <table:table-cell office:value-type="float" office:value="2.737" calcext:value-type="float">
            <text:p>2.737</text:p>
          </table:table-cell>
          <table:table-cell office:value-type="float" office:value="240000" calcext:value-type="float">
            <text:p>240000</text:p>
          </table:table-cell>
          <table:table-cell office:value-type="float" office:value="31" calcext:value-type="float">
            <text:p>31</text:p>
          </table:table-cell>
          <table:table-cell office:value-type="float" office:value="0.748" calcext:value-type="float">
            <text:p>0.748</text:p>
          </table:table-cell>
          <table:table-cell office:value-type="float" office:value="1.121" calcext:value-type="float">
            <text:p>1.121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2.316" calcext:value-type="float">
            <text:p>2.316</text:p>
          </table:table-cell>
          <table:table-cell/>
          <table:table-cell table:formula="of:=[.C14]/[.K14]" office:value-type="float" office:value="5" calcext:value-type="float">
            <text:p>5</text:p>
          </table:table-cell>
          <table:table-cell table:formula="of:=[.D14]/[.L14]" office:value-type="float" office:value="2.85333333333333" calcext:value-type="float">
            <text:p>2.8533333333</text:p>
          </table:table-cell>
          <table:table-cell table:formula="of:=[.E14]/[.M14]" office:value-type="float" office:value="1.18177892918826" calcext:value-type="float">
            <text:p>1.18177892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office:value-type="float" office:value="5" calcext:value-type="float">
            <text:p>5</text:p>
          </table:table-cell>
          <table:table-cell office:value-type="float" office:value="0.482" calcext:value-type="float">
            <text:p>0.482</text:p>
          </table:table-cell>
          <table:table-cell office:value-type="float" office:value="3.04" calcext:value-type="float">
            <text:p>3.04</text:p>
          </table:table-cell>
          <table:table-cell office:value-type="float" office:value="260000" calcext:value-type="float">
            <text:p>260000</text:p>
          </table:table-cell>
          <table:table-cell office:value-type="float" office:value="34" calcext:value-type="float">
            <text:p>34</text:p>
          </table:table-cell>
          <table:table-cell office:value-type="float" office:value="0.806" calcext:value-type="float">
            <text:p>0.806</text:p>
          </table:table-cell>
          <table:table-cell office:value-type="float" office:value="1.252" calcext:value-type="float">
            <text:p>1.252</text:p>
          </table:table-cell>
          <table:table-cell office:value-type="float" office:value="260000" calcext:value-type="float">
            <text:p>260000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2.662" calcext:value-type="float">
            <text:p>2.662</text:p>
          </table:table-cell>
          <table:table-cell/>
          <table:table-cell table:formula="of:=[.C15]/[.K15]" office:value-type="float" office:value="5" calcext:value-type="float">
            <text:p>5</text:p>
          </table:table-cell>
          <table:table-cell table:formula="of:=[.D15]/[.L15]" office:value-type="float" office:value="3.08974358974359" calcext:value-type="float">
            <text:p>3.0897435897</text:p>
          </table:table-cell>
          <table:table-cell table:formula="of:=[.E15]/[.M15]" office:value-type="float" office:value="1.1419984973704" calcext:value-type="float">
            <text:p>1.14199849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office:value-type="float" office:value="6" calcext:value-type="float">
            <text:p>6</text:p>
          </table:table-cell>
          <table:table-cell office:value-type="float" office:value="0.477" calcext:value-type="float">
            <text:p>0.477</text:p>
          </table:table-cell>
          <table:table-cell office:value-type="float" office:value="3.21" calcext:value-type="float">
            <text:p>3.21</text:p>
          </table:table-cell>
          <table:table-cell office:value-type="float" office:value="280000" calcext:value-type="float">
            <text:p>280000</text:p>
          </table:table-cell>
          <table:table-cell office:value-type="float" office:value="36" calcext:value-type="float">
            <text:p>36</text:p>
          </table:table-cell>
          <table:table-cell office:value-type="float" office:value="0.858" calcext:value-type="float">
            <text:p>0.858</text:p>
          </table:table-cell>
          <table:table-cell office:value-type="float" office:value="1.312" calcext:value-type="float">
            <text:p>1.312</text:p>
          </table:table-cell>
          <table:table-cell office:value-type="float" office:value="280000" calcext:value-type="float">
            <text:p>280000</text:p>
          </table:table-cell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[.C16]/[.K16]" office:value-type="float" office:value="6" calcext:value-type="float">
            <text:p>6</text:p>
          </table:table-cell>
          <table:table-cell table:formula="of:=[.D16]/[.L16]" office:value-type="float" office:value="3.01898734177215" calcext:value-type="float">
            <text:p>3.0189873418</text:p>
          </table:table-cell>
          <table:table-cell table:formula="of:=[.E16]/[.M16]" office:value-type="float" office:value="1.16727272727273" calcext:value-type="float">
            <text:p>1.16727272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" calcext:value-type="float">
            <text:p>6</text:p>
          </table:table-cell>
          <table:table-cell office:value-type="float" office:value="0.528" calcext:value-type="float">
            <text:p>0.528</text:p>
          </table:table-cell>
          <table:table-cell office:value-type="float" office:value="3.355" calcext:value-type="float">
            <text:p>3.355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" calcext:value-type="float">
            <text:p>39</text:p>
          </table:table-cell>
          <table:table-cell office:value-type="float" office:value="0.88" calcext:value-type="float">
            <text:p>0.88</text:p>
          </table:table-cell>
          <table:table-cell office:value-type="float" office:value="1.428" calcext:value-type="float">
            <text:p>1.428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office:value-type="float" office:value="3.017" calcext:value-type="float">
            <text:p>3.017</text:p>
          </table:table-cell>
          <table:table-cell/>
          <table:table-cell table:formula="of:=[.C17]/[.K17]" office:value-type="float" office:value="6" calcext:value-type="float">
            <text:p>6</text:p>
          </table:table-cell>
          <table:table-cell table:formula="of:=[.D17]/[.L17]" office:value-type="float" office:value="3.03448275862069" calcext:value-type="float">
            <text:p>3.0344827586</text:p>
          </table:table-cell>
          <table:table-cell table:formula="of:=[.E17]/[.M17]" office:value-type="float" office:value="1.11203181968843" calcext:value-type="float">
            <text:p>1.11203181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office:value-type="float" office:value="7" calcext:value-type="float">
            <text:p>7</text:p>
          </table:table-cell>
          <table:table-cell office:value-type="float" office:value="0.557" calcext:value-type="float">
            <text:p>0.557</text:p>
          </table:table-cell>
          <table:table-cell office:value-type="float" office:value="3.426" calcext:value-type="float">
            <text:p>3.426</text:p>
          </table:table-cell>
          <table:table-cell office:value-type="float" office:value="320000" calcext:value-type="float">
            <text:p>320000</text:p>
          </table:table-cell>
          <table:table-cell office:value-type="float" office:value="42" calcext:value-type="float">
            <text:p>42</text:p>
          </table:table-cell>
          <table:table-cell office:value-type="float" office:value="0.903" calcext:value-type="float">
            <text:p>0.903</text:p>
          </table:table-cell>
          <table:table-cell office:value-type="float" office:value="1.726" calcext:value-type="float">
            <text:p>1.72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2.869" calcext:value-type="float">
            <text:p>2.869</text:p>
          </table:table-cell>
          <table:table-cell/>
          <table:table-cell table:formula="of:=[.C18]/[.K18]" office:value-type="float" office:value="7" calcext:value-type="float">
            <text:p>7</text:p>
          </table:table-cell>
          <table:table-cell table:formula="of:=[.D18]/[.L18]" office:value-type="float" office:value="3.27647058823529" calcext:value-type="float">
            <text:p>3.2764705882</text:p>
          </table:table-cell>
          <table:table-cell table:formula="of:=[.E18]/[.M18]" office:value-type="float" office:value="1.19414430115023" calcext:value-type="float">
            <text:p>1.19414430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3.954" calcext:value-type="float">
            <text:p>3.954</text:p>
          </table:table-cell>
          <table:table-cell office:value-type="float" office:value="340000" calcext:value-type="float">
            <text:p>340000</text:p>
          </table:table-cell>
          <table:table-cell office:value-type="float" office:value="44" calcext:value-type="float">
            <text:p>44</text:p>
          </table:table-cell>
          <table:table-cell office:value-type="float" office:value="1.077" calcext:value-type="float">
            <text:p>1.077</text:p>
          </table:table-cell>
          <table:table-cell office:value-type="float" office:value="1.671" calcext:value-type="float">
            <text:p>1.671</text:p>
          </table:table-cell>
          <table:table-cell office:value-type="float" office:value="340000" calcext:value-type="float">
            <text:p>340000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office:value-type="float" office:value="3.22" calcext:value-type="float">
            <text:p>3.22</text:p>
          </table:table-cell>
          <table:table-cell/>
          <table:table-cell table:formula="of:=[.C19]/[.K19]" office:value-type="float" office:value="3.5" calcext:value-type="float">
            <text:p>3.5</text:p>
          </table:table-cell>
          <table:table-cell table:formula="of:=[.D19]/[.L19]" office:value-type="float" office:value="3.27325581395349" calcext:value-type="float">
            <text:p>3.273255814</text:p>
          </table:table-cell>
          <table:table-cell table:formula="of:=[.E19]/[.M19]" office:value-type="float" office:value="1.22795031055901" calcext:value-type="float">
            <text:p>1.22795031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office:value-type="float" office:value="8" calcext:value-type="float">
            <text:p>8</text:p>
          </table:table-cell>
          <table:table-cell office:value-type="float" office:value="0.576" calcext:value-type="float">
            <text:p>0.576</text:p>
          </table:table-cell>
          <table:table-cell office:value-type="float" office:value="3.876" calcext:value-type="float">
            <text:p>3.876</text:p>
          </table:table-cell>
          <table:table-cell office:value-type="float" office:value="360000" calcext:value-type="float">
            <text:p>360000</text:p>
          </table:table-cell>
          <table:table-cell office:value-type="float" office:value="47" calcext:value-type="float">
            <text:p>47</text:p>
          </table:table-cell>
          <table:table-cell office:value-type="float" office:value="1.068" calcext:value-type="float">
            <text:p>1.068</text:p>
          </table:table-cell>
          <table:table-cell office:value-type="float" office:value="1.616" calcext:value-type="float">
            <text:p>1.616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 office:value-type="float" office:value="3.264" calcext:value-type="float">
            <text:p>3.264</text:p>
          </table:table-cell>
          <table:table-cell/>
          <table:table-cell table:formula="of:=[.C20]/[.K20]" office:value-type="float" office:value="4" calcext:value-type="float">
            <text:p>4</text:p>
          </table:table-cell>
          <table:table-cell table:formula="of:=[.D20]/[.L20]" office:value-type="float" office:value="3.11351351351351" calcext:value-type="float">
            <text:p>3.1135135135</text:p>
          </table:table-cell>
          <table:table-cell table:formula="of:=[.E20]/[.M20]" office:value-type="float" office:value="1.1875" calcext:value-type="float">
            <text:p>1.18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office:value-type="float" office:value="8" calcext:value-type="float">
            <text:p>8</text:p>
          </table:table-cell>
          <table:table-cell office:value-type="float" office:value="0.613" calcext:value-type="float">
            <text:p>0.613</text:p>
          </table:table-cell>
          <table:table-cell office:value-type="float" office:value="4.017" calcext:value-type="float">
            <text:p>4.017</text:p>
          </table:table-cell>
          <table:table-cell office:value-type="float" office:value="380000" calcext:value-type="float">
            <text:p>380000</text:p>
          </table:table-cell>
          <table:table-cell office:value-type="float" office:value="50" calcext:value-type="float">
            <text:p>50</text:p>
          </table:table-cell>
          <table:table-cell office:value-type="float" office:value="1.086" calcext:value-type="float">
            <text:p>1.086</text:p>
          </table:table-cell>
          <table:table-cell office:value-type="float" office:value="1.679" calcext:value-type="float">
            <text:p>1.679</text:p>
          </table:table-cell>
          <table:table-cell office:value-type="float" office:value="380000" calcext:value-type="float">
            <text:p>380000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office:value-type="float" office:value="3.365" calcext:value-type="float">
            <text:p>3.365</text:p>
          </table:table-cell>
          <table:table-cell/>
          <table:table-cell table:formula="of:=[.C21]/[.K21]" office:value-type="float" office:value="4" calcext:value-type="float">
            <text:p>4</text:p>
          </table:table-cell>
          <table:table-cell table:formula="of:=[.D21]/[.L21]" office:value-type="float" office:value="3.42458100558659" calcext:value-type="float">
            <text:p>3.4245810056</text:p>
          </table:table-cell>
          <table:table-cell table:formula="of:=[.E21]/[.M21]" office:value-type="float" office:value="1.19375928677563" calcext:value-type="float">
            <text:p>1.193759286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8" calcext:value-type="float">
            <text:p>8</text:p>
          </table:table-cell>
          <table:table-cell office:value-type="float" office:value="0.645" calcext:value-type="float">
            <text:p>0.645</text:p>
          </table:table-cell>
          <table:table-cell office:value-type="float" office:value="4.135" calcext:value-type="float">
            <text:p>4.13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" calcext:value-type="float">
            <text:p>52</text:p>
          </table:table-cell>
          <table:table-cell office:value-type="float" office:value="1.117" calcext:value-type="float">
            <text:p>1.117</text:p>
          </table:table-cell>
          <table:table-cell office:value-type="float" office:value="1.704" calcext:value-type="float">
            <text:p>1.7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 office:value-type="float" office:value="3.819" calcext:value-type="float">
            <text:p>3.819</text:p>
          </table:table-cell>
          <table:table-cell/>
          <table:table-cell table:formula="of:=[.C22]/[.K22]" office:value-type="float" office:value="4" calcext:value-type="float">
            <text:p>4</text:p>
          </table:table-cell>
          <table:table-cell table:formula="of:=[.D22]/[.L22]" office:value-type="float" office:value="3.46774193548387" calcext:value-type="float">
            <text:p>3.4677419355</text:p>
          </table:table-cell>
          <table:table-cell table:formula="of:=[.E22]/[.M22]" office:value-type="float" office:value="1.0827441738675" calcext:value-type="float">
            <text:p>1.0827441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3.2" calcext:value-type="float">
            <text:p>13.2</text:p>
          </table:table-cell>
          <table:table-cell office:value-type="float" office:value="0.947" calcext:value-type="float">
            <text:p>0.947</text:p>
          </table:table-cell>
          <table:table-cell office:value-type="float" office:value="3.684" calcext:value-type="float">
            <text:p>3.684</text:p>
          </table:table-cell>
          <table:table-cell office:value-type="float" office:value="600000" calcext:value-type="float">
            <text:p>600000</text:p>
          </table:table-cell>
          <table:table-cell office:value-type="float" office:value="78.98" calcext:value-type="float">
            <text:p>78.98</text:p>
          </table:table-cell>
          <table:table-cell office:value-type="float" office:value="1.676" calcext:value-type="float">
            <text:p>1.676</text:p>
          </table:table-cell>
          <table:table-cell office:value-type="float" office:value="2.756" calcext:value-type="float">
            <text:p>2.756</text:p>
          </table:table-cell>
          <table:table-cell office:value-type="float" office:value="600000" calcext:value-type="float">
            <text:p>600000</text:p>
          </table:table-cell>
          <table:table-cell office:value-type="float" office:value="3.56" calcext:value-type="float">
            <text:p>3.56</text:p>
          </table:table-cell>
          <table:table-cell office:value-type="float" office:value="0.241" calcext:value-type="float">
            <text:p>0.241</text:p>
          </table:table-cell>
          <table:table-cell office:value-type="float" office:value="3.133" calcext:value-type="float">
            <text:p>3.133</text:p>
          </table:table-cell>
          <table:table-cell/>
          <table:table-cell table:formula="of:=[.C23]/[.K23]" office:value-type="float" office:value="3.70786516853933" calcext:value-type="float">
            <text:p>3.7078651685</text:p>
          </table:table-cell>
          <table:table-cell table:formula="of:=[.D23]/[.L23]" office:value-type="float" office:value="3.92946058091286" calcext:value-type="float">
            <text:p>3.9294605809</text:p>
          </table:table-cell>
          <table:table-cell table:formula="of:=[.E23]/[.M23]" office:value-type="float" office:value="1.17586977338015" calcext:value-type="float">
            <text:p>1.17586977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7.6" calcext:value-type="float">
            <text:p>17.6</text:p>
          </table:table-cell>
          <table:table-cell office:value-type="float" office:value="1.244" calcext:value-type="float">
            <text:p>1.244</text:p>
          </table:table-cell>
          <table:table-cell office:value-type="float" office:value="4.751" calcext:value-type="float">
            <text:p>4.751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.31" calcext:value-type="float">
            <text:p>105.31</text:p>
          </table:table-cell>
          <table:table-cell office:value-type="float" office:value="2.15" calcext:value-type="float">
            <text:p>2.15</text:p>
          </table:table-cell>
          <table:table-cell office:value-type="float" office:value="3.534" calcext:value-type="float">
            <text:p>3.534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75" calcext:value-type="float">
            <text:p>4.75</text:p>
          </table:table-cell>
          <table:table-cell office:value-type="float" office:value="0.291" calcext:value-type="float">
            <text:p>0.291</text:p>
          </table:table-cell>
          <table:table-cell office:value-type="float" office:value="3.902" calcext:value-type="float">
            <text:p>3.902</text:p>
          </table:table-cell>
          <table:table-cell/>
          <table:table-cell table:formula="of:=[.C24]/[.K24]" office:value-type="float" office:value="3.70526315789474" calcext:value-type="float">
            <text:p>3.7052631579</text:p>
          </table:table-cell>
          <table:table-cell table:formula="of:=[.D24]/[.L24]" office:value-type="float" office:value="4.27491408934708" calcext:value-type="float">
            <text:p>4.2749140893</text:p>
          </table:table-cell>
          <table:table-cell table:formula="of:=[.E24]/[.M24]" office:value-type="float" office:value="1.21758072783188" calcext:value-type="float">
            <text:p>1.21758072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2.01" calcext:value-type="float">
            <text:p>22.01</text:p>
          </table:table-cell>
          <table:table-cell office:value-type="float" office:value="1.445" calcext:value-type="float">
            <text:p>1.445</text:p>
          </table:table-cell>
          <table:table-cell office:value-type="float" office:value="5.746" calcext:value-type="float">
            <text:p>5.7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1.64" calcext:value-type="float">
            <text:p>131.64</text:p>
          </table:table-cell>
          <table:table-cell office:value-type="float" office:value="2.49" calcext:value-type="float">
            <text:p>2.49</text:p>
          </table:table-cell>
          <table:table-cell office:value-type="float" office:value="4.139" calcext:value-type="float">
            <text:p>4.1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" calcext:value-type="float">
            <text:p>5.93</text:p>
          </table:table-cell>
          <table:table-cell office:value-type="float" office:value="0.315" calcext:value-type="float">
            <text:p>0.315</text:p>
          </table:table-cell>
          <table:table-cell office:value-type="float" office:value="4.715" calcext:value-type="float">
            <text:p>4.715</text:p>
          </table:table-cell>
          <table:table-cell/>
          <table:table-cell table:formula="of:=[.C25]/[.K25]" office:value-type="float" office:value="3.71163575042159" calcext:value-type="float">
            <text:p>3.7116357504</text:p>
          </table:table-cell>
          <table:table-cell table:formula="of:=[.D25]/[.L25]" office:value-type="float" office:value="4.58730158730159" calcext:value-type="float">
            <text:p>4.5873015873</text:p>
          </table:table-cell>
          <table:table-cell table:formula="of:=[.E25]/[.M25]" office:value-type="float" office:value="1.2186638388123" calcext:value-type="float">
            <text:p>1.21866383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00000" calcext:value-type="float">
            <text:p>1200000</text:p>
          </table:table-cell>
          <table:table-cell office:value-type="float" office:value="26.41" calcext:value-type="float">
            <text:p>26.41</text:p>
          </table:table-cell>
          <table:table-cell office:value-type="float" office:value="1.705" calcext:value-type="float">
            <text:p>1.705</text:p>
          </table:table-cell>
          <table:table-cell office:value-type="float" office:value="6.812" calcext:value-type="float">
            <text:p>6.81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7.97" calcext:value-type="float">
            <text:p>157.97</text:p>
          </table:table-cell>
          <table:table-cell office:value-type="float" office:value="2.957" calcext:value-type="float">
            <text:p>2.957</text:p>
          </table:table-cell>
          <table:table-cell office:value-type="float" office:value="5.006" calcext:value-type="float">
            <text:p>5.00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.11" calcext:value-type="float">
            <text:p>7.11</text:p>
          </table:table-cell>
          <table:table-cell office:value-type="float" office:value="0.372" calcext:value-type="float">
            <text:p>0.372</text:p>
          </table:table-cell>
          <table:table-cell office:value-type="float" office:value="5.708" calcext:value-type="float">
            <text:p>5.708</text:p>
          </table:table-cell>
          <table:table-cell/>
          <table:table-cell table:formula="of:=[.C26]/[.K26]" office:value-type="float" office:value="3.71448663853727" calcext:value-type="float">
            <text:p>3.7144866385</text:p>
          </table:table-cell>
          <table:table-cell table:formula="of:=[.D26]/[.L26]" office:value-type="float" office:value="4.58333333333333" calcext:value-type="float">
            <text:p>4.5833333333</text:p>
          </table:table-cell>
          <table:table-cell table:formula="of:=[.E26]/[.M26]" office:value-type="float" office:value="1.19341275402943" calcext:value-type="float">
            <text:p>1.1934127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00000" calcext:value-type="float">
            <text:p>1400000</text:p>
          </table:table-cell>
          <table:table-cell office:value-type="float" office:value="30.81" calcext:value-type="float">
            <text:p>30.81</text:p>
          </table:table-cell>
          <table:table-cell office:value-type="float" office:value="2.17" calcext:value-type="float">
            <text:p>2.17</text:p>
          </table:table-cell>
          <table:table-cell office:value-type="float" office:value="8.708" calcext:value-type="float">
            <text:p>8.708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84.29" calcext:value-type="float">
            <text:p>184.29</text:p>
          </table:table-cell>
          <table:table-cell office:value-type="float" office:value="4.109" calcext:value-type="float">
            <text:p>4.109</text:p>
          </table:table-cell>
          <table:table-cell office:value-type="float" office:value="6.812" calcext:value-type="float">
            <text:p>6.81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.3" calcext:value-type="float">
            <text:p>8.3</text:p>
          </table:table-cell>
          <table:table-cell office:value-type="float" office:value="0.439" calcext:value-type="float">
            <text:p>0.439</text:p>
          </table:table-cell>
          <table:table-cell office:value-type="float" office:value="7.65" calcext:value-type="float">
            <text:p>7.65</text:p>
          </table:table-cell>
          <table:table-cell/>
          <table:table-cell table:formula="of:=[.C27]/[.K27]" office:value-type="float" office:value="3.71204819277108" calcext:value-type="float">
            <text:p>3.7120481928</text:p>
          </table:table-cell>
          <table:table-cell table:formula="of:=[.D27]/[.L27]" office:value-type="float" office:value="4.94305239179954" calcext:value-type="float">
            <text:p>4.9430523918</text:p>
          </table:table-cell>
          <table:table-cell table:formula="of:=[.E27]/[.M27]" office:value-type="float" office:value="1.13830065359477" calcext:value-type="float">
            <text:p>1.13830065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00000" calcext:value-type="float">
            <text:p>1600000</text:p>
          </table:table-cell>
          <table:table-cell office:value-type="float" office:value="35.21" calcext:value-type="float">
            <text:p>35.21</text:p>
          </table:table-cell>
          <table:table-cell office:value-type="float" office:value="2.414" calcext:value-type="float">
            <text:p>2.414</text:p>
          </table:table-cell>
          <table:table-cell office:value-type="float" office:value="10.022" calcext:value-type="float">
            <text:p>10.02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4.846" calcext:value-type="float">
            <text:p>4.846</text:p>
          </table:table-cell>
          <table:table-cell office:value-type="float" office:value="7.941" calcext:value-type="float">
            <text:p>7.94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.48" calcext:value-type="float">
            <text:p>9.48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/>
          <table:table-cell table:formula="of:=[.C28]/[.K28]" office:value-type="float" office:value="3.71413502109705" calcext:value-type="float">
            <text:p>3.7141350211</text:p>
          </table:table-cell>
          <table:table-cell table:formula="of:=[.D28]/[.L28]" office:value-type="float" office:value="4.828" calcext:value-type="float">
            <text:p>4.828</text:p>
          </table:table-cell>
          <table:table-cell table:formula="of:=[.E28]/[.M28]" office:value-type="float" office:value="1.20746987951807" calcext:value-type="float">
            <text:p>1.20746987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00000" calcext:value-type="float">
            <text:p>1800000</text:p>
          </table:table-cell>
          <table:table-cell office:value-type="float" office:value="39.61" calcext:value-type="float">
            <text:p>39.61</text:p>
          </table:table-cell>
          <table:table-cell office:value-type="float" office:value="2.797" calcext:value-type="float">
            <text:p>2.797</text:p>
          </table:table-cell>
          <table:table-cell office:value-type="float" office:value="12.187" calcext:value-type="float">
            <text:p>12.187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36.95" calcext:value-type="float">
            <text:p>236.95</text:p>
          </table:table-cell>
          <table:table-cell office:value-type="float" office:value="4.641" calcext:value-type="float">
            <text:p>4.641</text:p>
          </table:table-cell>
          <table:table-cell office:value-type="float" office:value="8.076" calcext:value-type="float">
            <text:p>8.076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.67" calcext:value-type="float">
            <text:p>10.67</text:p>
          </table:table-cell>
          <table:table-cell office:value-type="float" office:value="0.558" calcext:value-type="float">
            <text:p>0.558</text:p>
          </table:table-cell>
          <table:table-cell office:value-type="float" office:value="9.561" calcext:value-type="float">
            <text:p>9.561</text:p>
          </table:table-cell>
          <table:table-cell/>
          <table:table-cell table:formula="of:=[.C29]/[.K29]" office:value-type="float" office:value="3.71227741330834" calcext:value-type="float">
            <text:p>3.7122774133</text:p>
          </table:table-cell>
          <table:table-cell table:formula="of:=[.D29]/[.L29]" office:value-type="float" office:value="5.01254480286738" calcext:value-type="float">
            <text:p>5.0125448029</text:p>
          </table:table-cell>
          <table:table-cell table:formula="of:=[.E29]/[.M29]" office:value-type="float" office:value="1.27465746260851" calcext:value-type="float">
            <text:p>1.27465746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4.01" calcext:value-type="float">
            <text:p>44.01</text:p>
          </table:table-cell>
          <table:table-cell office:value-type="float" office:value="2.969" calcext:value-type="float">
            <text:p>2.969</text:p>
          </table:table-cell>
          <table:table-cell office:value-type="float" office:value="12.219" calcext:value-type="float">
            <text:p>12.21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3.28" calcext:value-type="float">
            <text:p>263.28</text:p>
          </table:table-cell>
          <table:table-cell office:value-type="float" office:value="5.402" calcext:value-type="float">
            <text:p>5.402</text:p>
          </table:table-cell>
          <table:table-cell office:value-type="float" office:value="9.909" calcext:value-type="float">
            <text:p>9.9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572" calcext:value-type="float">
            <text:p>0.572</text:p>
          </table:table-cell>
          <table:table-cell office:value-type="float" office:value="9.89" calcext:value-type="float">
            <text:p>9.89</text:p>
          </table:table-cell>
          <table:table-cell/>
          <table:table-cell table:formula="of:=[.C30]/[.K30]" office:value-type="float" office:value="3.71392405063291" calcext:value-type="float">
            <text:p>3.7139240506</text:p>
          </table:table-cell>
          <table:table-cell table:formula="of:=[.D30]/[.L30]" office:value-type="float" office:value="5.19055944055944" calcext:value-type="float">
            <text:p>5.1905594406</text:p>
          </table:table-cell>
          <table:table-cell table:formula="of:=[.E30]/[.M30]" office:value-type="float" office:value="1.23549039433771" calcext:value-type="float">
            <text:p>1.2354903943</text:p>
          </table:table-cell>
          <table:table-cell table:number-columns-repeated="1007"/>
        </table:table-row>
      </table:table>
      <table:table table:name="Local1" table:style-name="ta1">
        <table:shapes>
          <draw:frame draw:z-index="0" draw:style-name="gr1" draw:text-style-name="P1" svg:width="453.83pt" svg:height="292.37pt" svg:x="9.44pt" svg:y="241.17pt">
            <loext:p draw:notify-on-update-of-ranges="Local1.A3:Local1.A12 Local1.B2:Local1.B2 Local1.B3:Local1.B12 Local1.G2:Local1.G2 Local1.G3:Local1.G12 Local1.L2:Local1.L2 Local1.L3:Local1.L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83pt" svg:height="292.37pt" svg:x="471.34pt" svg:y="239.81pt">
            <loext:p draw:notify-on-update-of-ranges="Local1.A3:Local1.A12 Local1.B2:Local1.B2 Local1.C3:Local1.C12 Local1.G2:Local1.G2 Local1.H3:Local1.H12 Local1.L2:Local1.L2 Local1.M3:Local1.M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83pt" svg:height="292.37pt" svg:x="14.14pt" svg:y="539.55pt">
            <loext:p draw:notify-on-update-of-ranges="Local1.A3:Local1.A12 Local1.B2:Local1.B2 Local1.D3:Local1.D12 Local1.G2:Local1.G2 Local1.I3:Local1.I12 Local1.L2:Local1.L2 Local1.N3:Local1.N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83pt" svg:height="292.37pt" svg:x="474.01pt" svg:y="544.28pt">
            <loext:p draw:notify-on-update-of-ranges="Local1.A3:Local1.A12 Local1.B2:Local1.B2 Local1.E3:Local1.E12 Local1.G2:Local1.G2 Local1.J3:Local1.J12 Local1.L2:Local1.L2 Local1.O3:Local1.O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83pt" svg:height="292.37pt" svg:x="10.12pt" svg:y="850.14pt">
            <loext:p draw:notify-on-update-of-ranges="Local1.A3:Local1.A12 Local1.B2:Local1.B2 Local1.F3:Local1.F12 Local1.G2:Local1.G2 Local1.K3:Local1.K12 Local1.L2:Local1.L2 Local1.P3:Local1.P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Records <text:s text:c="5"/>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 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 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 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/>
        </table:table-row>
        <table:table-row table:style-name="ro1">
          <table:table-cell office:value-type="string" calcext:value-type="string">
            <text:p><text:s/>Records <text:s text:c="5"/></text:p>
          </table:table-cell>
          <table:table-cell table:number-columns-repeated="5" office:value-type="string" calcext:value-type="string">
            <text:p>Avro</text:p>
          </table:table-cell>
          <table:table-cell table:number-columns-repeated="5" office:value-type="string" calcext:value-type="string">
            <text:p>Parquet</text:p>
          </table:table-cell>
          <table:table-cell table:number-columns-repeated="5" office:value-type="string" calcext:value-type="string">
            <text:p>CSV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2" calcext:value-type="float">
            <text:p>2.2</text:p>
          </table:table-cell>
          <table:table-cell office:value-type="float" office:value="1.179" calcext:value-type="float">
            <text:p>1.179</text:p>
          </table:table-cell>
          <table:table-cell office:value-type="float" office:value="0.545" calcext:value-type="float">
            <text:p>0.5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301" calcext:value-type="float">
            <text:p>0.301</text:p>
          </table:table-cell>
          <table:table-cell office:value-type="float" office:value="0.61" calcext:value-type="float">
            <text:p>0.61</text:p>
          </table:table-cell>
          <table:table-cell office:value-type="float" office:value="1.039" calcext:value-type="float">
            <text:p>1.039</text:p>
          </table:table-cell>
          <table:table-cell office:value-type="float" office:value="0.154" calcext:value-type="float">
            <text:p>0.15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2" calcext:value-type="float">
            <text:p>0.202</text:p>
          </table:table-cell>
          <table:table-cell office:value-type="float" office:value="13.16" calcext:value-type="float">
            <text:p>13.16</text:p>
          </table:table-cell>
          <table:table-cell office:value-type="float" office:value="0.77" calcext:value-type="float">
            <text:p>0.77</text:p>
          </table:table-cell>
          <table:table-cell office:value-type="float" office:value="0.395" calcext:value-type="float">
            <text:p>0.39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.41" calcext:value-type="float">
            <text:p>4.41</text:p>
          </table:table-cell>
          <table:table-cell office:value-type="float" office:value="1.42" calcext:value-type="float">
            <text:p>1.4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5" calcext:value-type="float">
            <text:p>0.445</text:p>
          </table:table-cell>
          <table:table-cell office:value-type="float" office:value="1.21" calcext:value-type="float">
            <text:p>1.21</text:p>
          </table:table-cell>
          <table:table-cell office:value-type="float" office:value="1.108" calcext:value-type="float">
            <text:p>1.10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26.33" calcext:value-type="float">
            <text:p>26.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.61" calcext:value-type="float">
            <text:p>6.61</text:p>
          </table:table-cell>
          <table:table-cell office:value-type="float" office:value="2.018" calcext:value-type="float">
            <text:p>2.0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05" calcext:value-type="float">
            <text:p>0.605</text:p>
          </table:table-cell>
          <table:table-cell office:value-type="float" office:value="1.81" calcext:value-type="float">
            <text:p>1.81</text:p>
          </table:table-cell>
          <table:table-cell office:value-type="float" office:value="1.706" calcext:value-type="float">
            <text:p>1.706</text:p>
          </table:table-cell>
          <table:table-cell office:value-type="float" office:value="0.17" calcext:value-type="float">
            <text:p>0.1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6" calcext:value-type="float">
            <text:p>0.216</text:p>
          </table:table-cell>
          <table:table-cell office:value-type="float" office:value="39.49" calcext:value-type="float">
            <text:p>39.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.82" calcext:value-type="float">
            <text:p>8.82</text:p>
          </table:table-cell>
          <table:table-cell office:value-type="float" office:value="2.589" calcext:value-type="float">
            <text:p>2.58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2.42" calcext:value-type="float">
            <text:p>2.42</text:p>
          </table:table-cell>
          <table:table-cell office:value-type="float" office:value="2.211" calcext:value-type="float">
            <text:p>2.211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52.66" calcext:value-type="float">
            <text:p>52.66</text:p>
          </table:table-cell>
          <table:table-cell office:value-type="float" office:value="1.756" calcext:value-type="float">
            <text:p>1.756</text:p>
          </table:table-cell>
          <table:table-cell office:value-type="float" office:value="1.081" calcext:value-type="float">
            <text:p>1.08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76" calcext:value-type="float">
            <text:p>1.076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1.02" calcext:value-type="float">
            <text:p>11.02</text:p>
          </table:table-cell>
          <table:table-cell office:value-type="float" office:value="3.262" calcext:value-type="float">
            <text:p>3.262</text:p>
          </table:table-cell>
          <table:table-cell office:value-type="float" office:value="0.86" calcext:value-type="float">
            <text:p>0.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4" calcext:value-type="float">
            <text:p>0.934</text:p>
          </table:table-cell>
          <table:table-cell office:value-type="float" office:value="3.02" calcext:value-type="float">
            <text:p>3.02</text:p>
          </table:table-cell>
          <table:table-cell office:value-type="float" office:value="2.753" calcext:value-type="float">
            <text:p>2.75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9" calcext:value-type="float">
            <text:p>0.279</text:p>
          </table:table-cell>
          <table:table-cell office:value-type="float" office:value="65.82" calcext:value-type="float">
            <text:p>65.82</text:p>
          </table:table-cell>
          <table:table-cell office:value-type="float" office:value="2.18" calcext:value-type="float">
            <text:p>2.18</text:p>
          </table:table-cell>
          <table:table-cell office:value-type="float" office:value="1.305" calcext:value-type="float">
            <text:p>1.305</text:p>
          </table:table-cell>
          <table:table-cell office:value-type="float" office:value="1.327" calcext:value-type="float">
            <text:p>1.327</text:p>
          </table:table-cell>
          <table:table-cell office:value-type="float" office:value="1.335" calcext:value-type="float">
            <text:p>1.335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3.22" calcext:value-type="float">
            <text:p>13.22</text:p>
          </table:table-cell>
          <table:table-cell office:value-type="float" office:value="3.782" calcext:value-type="float">
            <text:p>3.782</text:p>
          </table:table-cell>
          <table:table-cell office:value-type="float" office:value="1.029" calcext:value-type="float">
            <text:p>1.029</text:p>
          </table:table-cell>
          <table:table-cell office:value-type="float" office:value="1.087" calcext:value-type="float">
            <text:p>1.087</text:p>
          </table:table-cell>
          <table:table-cell office:value-type="float" office:value="1.131" calcext:value-type="float">
            <text:p>1.131</text:p>
          </table:table-cell>
          <table:table-cell office:value-type="float" office:value="3.63" calcext:value-type="float">
            <text:p>3.63</text:p>
          </table:table-cell>
          <table:table-cell office:value-type="float" office:value="3.226" calcext:value-type="float">
            <text:p>3.2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2" calcext:value-type="float">
            <text:p>0.312</text:p>
          </table:table-cell>
          <table:table-cell office:value-type="float" office:value="78.98" calcext:value-type="float">
            <text:p>78.98</text:p>
          </table:table-cell>
          <table:table-cell office:value-type="float" office:value="2.552" calcext:value-type="float">
            <text:p>2.552</text:p>
          </table:table-cell>
          <table:table-cell office:value-type="float" office:value="1.53" calcext:value-type="float">
            <text:p>1.53</text:p>
          </table:table-cell>
          <table:table-cell office:value-type="float" office:value="1.552" calcext:value-type="float">
            <text:p>1.552</text:p>
          </table:table-cell>
          <table:table-cell office:value-type="float" office:value="1.521" calcext:value-type="float">
            <text:p>1.521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5.43" calcext:value-type="float">
            <text:p>15.43</text:p>
          </table:table-cell>
          <table:table-cell office:value-type="float" office:value="4.483" calcext:value-type="float">
            <text:p>4.483</text:p>
          </table:table-cell>
          <table:table-cell office:value-type="float" office:value="1.215" calcext:value-type="float">
            <text:p>1.215</text:p>
          </table:table-cell>
          <table:table-cell office:value-type="float" office:value="1.291" calcext:value-type="float">
            <text:p>1.291</text:p>
          </table:table-cell>
          <table:table-cell office:value-type="float" office:value="1.311" calcext:value-type="float">
            <text:p>1.311</text:p>
          </table:table-cell>
          <table:table-cell office:value-type="float" office:value="4.23" calcext:value-type="float">
            <text:p>4.23</text:p>
          </table:table-cell>
          <table:table-cell office:value-type="float" office:value="3.816" calcext:value-type="float">
            <text:p>3.8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4" calcext:value-type="float">
            <text:p>0.34</text:p>
          </table:table-cell>
          <table:table-cell office:value-type="float" office:value="0.329" calcext:value-type="float">
            <text:p>0.329</text:p>
          </table:table-cell>
          <table:table-cell office:value-type="float" office:value="92.15" calcext:value-type="float">
            <text:p>92.15</text:p>
          </table:table-cell>
          <table:table-cell office:value-type="float" office:value="3.012" calcext:value-type="float">
            <text:p>3.012</text:p>
          </table:table-cell>
          <table:table-cell office:value-type="float" office:value="1.797" calcext:value-type="float">
            <text:p>1.797</text:p>
          </table:table-cell>
          <table:table-cell office:value-type="float" office:value="1.792" calcext:value-type="float">
            <text:p>1.792</text:p>
          </table:table-cell>
          <table:table-cell office:value-type="float" office:value="1.791" calcext:value-type="float">
            <text:p>1.791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.63" calcext:value-type="float">
            <text:p>17.63</text:p>
          </table:table-cell>
          <table:table-cell office:value-type="float" office:value="5.012" calcext:value-type="float">
            <text:p>5.012</text:p>
          </table:table-cell>
          <table:table-cell office:value-type="float" office:value="1.35" calcext:value-type="float">
            <text:p>1.35</text:p>
          </table:table-cell>
          <table:table-cell office:value-type="float" office:value="1.446" calcext:value-type="float">
            <text:p>1.446</text:p>
          </table:table-cell>
          <table:table-cell office:value-type="float" office:value="1.447" calcext:value-type="float">
            <text:p>1.447</text:p>
          </table:table-cell>
          <table:table-cell office:value-type="float" office:value="4.83" calcext:value-type="float">
            <text:p>4.83</text:p>
          </table:table-cell>
          <table:table-cell office:value-type="float" office:value="4.439" calcext:value-type="float">
            <text:p>4.43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" calcext:value-type="float">
            <text:p>0.39</text:p>
          </table:table-cell>
          <table:table-cell office:value-type="float" office:value="105.31" calcext:value-type="float">
            <text:p>105.31</text:p>
          </table:table-cell>
          <table:table-cell office:value-type="float" office:value="3.396" calcext:value-type="float">
            <text:p>3.396</text:p>
          </table:table-cell>
          <table:table-cell office:value-type="float" office:value="2.042" calcext:value-type="float">
            <text:p>2.042</text:p>
          </table:table-cell>
          <table:table-cell table:number-columns-repeated="2" office:value-type="float" office:value="2.011" calcext:value-type="float">
            <text:p>2.011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9.84" calcext:value-type="float">
            <text:p>19.84</text:p>
          </table:table-cell>
          <table:table-cell office:value-type="float" office:value="5.756" calcext:value-type="float">
            <text:p>5.756</text:p>
          </table:table-cell>
          <table:table-cell office:value-type="float" office:value="1.504" calcext:value-type="float">
            <text:p>1.504</text:p>
          </table:table-cell>
          <table:table-cell office:value-type="float" office:value="1.62" calcext:value-type="float">
            <text:p>1.62</text:p>
          </table:table-cell>
          <table:table-cell office:value-type="float" office:value="1.623" calcext:value-type="float">
            <text:p>1.623</text:p>
          </table:table-cell>
          <table:table-cell office:value-type="float" office:value="5.44" calcext:value-type="float">
            <text:p>5.44</text:p>
          </table:table-cell>
          <table:table-cell office:value-type="float" office:value="4.9" calcext:value-type="float">
            <text:p>4.9</text:p>
          </table:table-cell>
          <table:table-cell office:value-type="float" office:value="0.34" calcext:value-type="float">
            <text:p>0.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3" calcext:value-type="float">
            <text:p>0.393</text:p>
          </table:table-cell>
          <table:table-cell office:value-type="float" office:value="118.48" calcext:value-type="float">
            <text:p>118.48</text:p>
          </table:table-cell>
          <table:table-cell office:value-type="float" office:value="3.777" calcext:value-type="float">
            <text:p>3.777</text:p>
          </table:table-cell>
          <table:table-cell office:value-type="float" office:value="2.256" calcext:value-type="float">
            <text:p>2.256</text:p>
          </table:table-cell>
          <table:table-cell office:value-type="float" office:value="2.308" calcext:value-type="float">
            <text:p>2.308</text:p>
          </table:table-cell>
          <table:table-cell office:value-type="float" office:value="2.262" calcext:value-type="float">
            <text:p>2.26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04" calcext:value-type="float">
            <text:p>22.04</text:p>
          </table:table-cell>
          <table:table-cell office:value-type="float" office:value="6.283" calcext:value-type="float">
            <text:p>6.283</text:p>
          </table:table-cell>
          <table:table-cell office:value-type="float" office:value="1.684" calcext:value-type="float">
            <text:p>1.684</text:p>
          </table:table-cell>
          <table:table-cell office:value-type="float" office:value="1.783" calcext:value-type="float">
            <text:p>1.783</text:p>
          </table:table-cell>
          <table:table-cell office:value-type="float" office:value="1.781" calcext:value-type="float">
            <text:p>1.781</text:p>
          </table:table-cell>
          <table:table-cell office:value-type="float" office:value="6.04" calcext:value-type="float">
            <text:p>6.04</text:p>
          </table:table-cell>
          <table:table-cell office:value-type="float" office:value="5.361" calcext:value-type="float">
            <text:p>5.36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2" calcext:value-type="float">
            <text:p>0.432</text:p>
          </table:table-cell>
          <table:table-cell office:value-type="float" office:value="131.64" calcext:value-type="float">
            <text:p>131.64</text:p>
          </table:table-cell>
          <table:table-cell office:value-type="float" office:value="4.214" calcext:value-type="float">
            <text:p>4.214</text:p>
          </table:table-cell>
          <table:table-cell office:value-type="float" office:value="2.522" calcext:value-type="float">
            <text:p>2.522</text:p>
          </table:table-cell>
          <table:table-cell office:value-type="float" office:value="2.494" calcext:value-type="float">
            <text:p>2.494</text:p>
          </table:table-cell>
          <table:table-cell office:value-type="float" office:value="2.493" calcext:value-type="float">
            <text:p>2.493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egen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d 0 </text:p>
          </table:table-cell>
          <table:table-cell office:value-type="string" calcext:value-type="string">
            <text:p><text:s/>SELECT COUNT(*)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d 1 </text:p>
          </table:table-cell>
          <table:table-cell office:value-type="string" calcext:value-type="string">
            <text:p><text:s/>SELECT COUNT(*) FROM SELECT * FROM data_frame WHERE C41 = 'pod.' AND C7 = 1 AND C8 = 0 AND C31 &lt; 100 AND C35 &gt; 0.1 AND C35 &lt; 0.5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d 2 </text:p>
          </table:table-cell>
          <table:table-cell office:value-type="string" calcext:value-type="string">
            <text:p><text:s/>SELECT COUNT(*) FROM SELECT "C1", "C2", "C3", "C7", "C8", "C31", "C35", "C41" FROM data_frame WHERE C41 = 'pod.' AND C7 = 1 AND C8 = 0 AND C31 &lt; 100 AND C35 &gt; 0.1 AND C35 &lt; 0.5 </text:p>
          </table:table-cell>
          <table:table-cell table:number-columns-repeated="15"/>
        </table:table-row>
      </table:table>
      <table:table table:name="Yarn" table:style-name="ta1">
        <table:shapes>
          <draw:frame draw:z-index="0" draw:style-name="gr1" draw:text-style-name="P1" svg:width="463.49pt" svg:height="261.24pt" svg:x="1.16pt" svg:y="552.56pt">
            <loext:p draw:notify-on-update-of-ranges="Yarn.A3:Yarn.A42 Yarn.B2:Yarn.B2 Yarn.B3:Yarn.B42 Yarn.G2:Yarn.G2 Yarn.G3:Yarn.G42 Yarn.L2:Yarn.L2 Yarn.L3:Yarn.L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63.49pt" svg:height="261.24pt" svg:x="475.57pt" svg:y="553.63pt">
            <loext:p draw:notify-on-update-of-ranges="Yarn.A3:Yarn.A42 Yarn.B2:Yarn.B2 Yarn.C3:Yarn.C42 Yarn.G2:Yarn.G2 Yarn.H3:Yarn.H42 Yarn.L2:Yarn.L2 Yarn.M3:Yarn.M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63.49pt" svg:height="261.24pt" svg:x="2.04pt" svg:y="821.99pt">
            <loext:p draw:notify-on-update-of-ranges="Yarn.A3:Yarn.A42 Yarn.B2:Yarn.B2 Yarn.D3:Yarn.D42 Yarn.G2:Yarn.G2 Yarn.I3:Yarn.I42 Yarn.L2:Yarn.L2 Yarn.N3:Yarn.N4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63.49pt" svg:height="261.24pt" svg:x="473.75pt" svg:y="822.05pt">
            <loext:p draw:notify-on-update-of-ranges="Yarn.A3:Yarn.A42 Yarn.B2:Yarn.B2 Yarn.E3:Yarn.E42 Yarn.G2:Yarn.G2 Yarn.J3:Yarn.J42 Yarn.L2:Yarn.L2 Yarn.O3:Yarn.O4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463.49pt" svg:height="261.24pt" svg:x="0.03pt" svg:y="1087.97pt">
            <loext:p draw:notify-on-update-of-ranges="Yarn.A3:Yarn.A42 Yarn.B2:Yarn.B2 Yarn.F3:Yarn.F42 Yarn.G2:Yarn.G2 Yarn.K3:Yarn.K42 Yarn.L2:Yarn.L2 Yarn.P3:Yarn.P4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<text:s/>Serializer <text:s text:c="22"/>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 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 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 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</table:table-row>
        <table:table-row table:style-name="ro1">
          <table:table-cell office:value-type="string" calcext:value-type="string">
            <text:p><text:s/>Records * 1000</text:p>
          </table:table-cell>
          <table:table-cell table:number-columns-repeated="5" office:value-type="string" calcext:value-type="string">
            <text:p>Avro <text:s text:c="7"/></text:p>
          </table:table-cell>
          <table:table-cell table:number-columns-repeated="5" office:value-type="string" calcext:value-type="string">
            <text:p>Parquet <text:s text:c="25"/></text:p>
          </table:table-cell>
          <table:table-cell table:number-columns-repeated="5" office:value-type="string" calcext:value-type="string">
            <text:p>CSV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7" calcext:value-type="float">
            <text:p>4.37</text:p>
          </table:table-cell>
          <table:table-cell office:value-type="float" office:value="4.338" calcext:value-type="float">
            <text:p>4.338</text:p>
          </table:table-cell>
          <table:table-cell office:value-type="float" office:value="1.344" calcext:value-type="float">
            <text:p>1.344</text:p>
          </table:table-cell>
          <table:table-cell office:value-type="float" office:value="1.074" calcext:value-type="float">
            <text:p>1.074</text:p>
          </table:table-cell>
          <table:table-cell office:value-type="float" office:value="1.082" calcext:value-type="float">
            <text:p>1.082</text:p>
          </table:table-cell>
          <table:table-cell office:value-type="float" office:value="1.18" calcext:value-type="float">
            <text:p>1.18</text:p>
          </table:table-cell>
          <table:table-cell office:value-type="float" office:value="3.402" calcext:value-type="float">
            <text:p>3.402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8" calcext:value-type="float">
            <text:p>0.438</text:p>
          </table:table-cell>
          <table:table-cell office:value-type="float" office:value="0.345" calcext:value-type="float">
            <text:p>0.345</text:p>
          </table:table-cell>
          <table:table-cell office:value-type="float" office:value="26.12" calcext:value-type="float">
            <text:p>26.12</text:p>
          </table:table-cell>
          <table:table-cell office:value-type="float" office:value="3.189" calcext:value-type="float">
            <text:p>3.189</text:p>
          </table:table-cell>
          <table:table-cell office:value-type="float" office:value="1.397" calcext:value-type="float">
            <text:p>1.397</text:p>
          </table:table-cell>
          <table:table-cell office:value-type="float" office:value="1.51" calcext:value-type="float">
            <text:p>1.51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74" calcext:value-type="float">
            <text:p>8.74</text:p>
          </table:table-cell>
          <table:table-cell office:value-type="float" office:value="8.446" calcext:value-type="float">
            <text:p>8.446</text:p>
          </table:table-cell>
          <table:table-cell office:value-type="float" office:value="1.907" calcext:value-type="float">
            <text:p>1.907</text:p>
          </table:table-cell>
          <table:table-cell office:value-type="float" office:value="2.091" calcext:value-type="float">
            <text:p>2.091</text:p>
          </table:table-cell>
          <table:table-cell office:value-type="float" office:value="2.076" calcext:value-type="float">
            <text:p>2.076</text:p>
          </table:table-cell>
          <table:table-cell office:value-type="float" office:value="2.36" calcext:value-type="float">
            <text:p>2.36</text:p>
          </table:table-cell>
          <table:table-cell office:value-type="float" office:value="5.872" calcext:value-type="float">
            <text:p>5.872</text:p>
          </table:table-cell>
          <table:table-cell office:value-type="float" office:value="0.341" calcext:value-type="float">
            <text:p>0.341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6" calcext:value-type="float">
            <text:p>0.556</text:p>
          </table:table-cell>
          <table:table-cell office:value-type="float" office:value="52.25" calcext:value-type="float">
            <text:p>52.25</text:p>
          </table:table-cell>
          <table:table-cell office:value-type="float" office:value="5.63" calcext:value-type="float">
            <text:p>5.63</text:p>
          </table:table-cell>
          <table:table-cell office:value-type="float" office:value="2.598" calcext:value-type="float">
            <text:p>2.598</text:p>
          </table:table-cell>
          <table:table-cell office:value-type="float" office:value="2.608" calcext:value-type="float">
            <text:p>2.608</text:p>
          </table:table-cell>
          <table:table-cell office:value-type="float" office:value="2.494" calcext:value-type="float">
            <text:p>2.4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.1" calcext:value-type="float">
            <text:p>13.1</text:p>
          </table:table-cell>
          <table:table-cell office:value-type="float" office:value="11.939" calcext:value-type="float">
            <text:p>11.939</text:p>
          </table:table-cell>
          <table:table-cell office:value-type="float" office:value="2.764" calcext:value-type="float">
            <text:p>2.764</text:p>
          </table:table-cell>
          <table:table-cell office:value-type="float" office:value="2.741" calcext:value-type="float">
            <text:p>2.741</text:p>
          </table:table-cell>
          <table:table-cell office:value-type="float" office:value="2.917" calcext:value-type="float">
            <text:p>2.917</text:p>
          </table:table-cell>
          <table:table-cell office:value-type="float" office:value="3.54" calcext:value-type="float">
            <text:p>3.54</text:p>
          </table:table-cell>
          <table:table-cell office:value-type="float" office:value="8.911" calcext:value-type="float">
            <text:p>8.9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8" calcext:value-type="float">
            <text:p>0.568</text:p>
          </table:table-cell>
          <table:table-cell office:value-type="float" office:value="78.37" calcext:value-type="float">
            <text:p>78.37</text:p>
          </table:table-cell>
          <table:table-cell office:value-type="float" office:value="8.428" calcext:value-type="float">
            <text:p>8.428</text:p>
          </table:table-cell>
          <table:table-cell office:value-type="float" office:value="3.805" calcext:value-type="float">
            <text:p>3.805</text:p>
          </table:table-cell>
          <table:table-cell office:value-type="float" office:value="3.703" calcext:value-type="float">
            <text:p>3.703</text:p>
          </table:table-cell>
          <table:table-cell office:value-type="float" office:value="3.593" calcext:value-type="float">
            <text:p>3.5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.47" calcext:value-type="float">
            <text:p>17.47</text:p>
          </table:table-cell>
          <table:table-cell office:value-type="float" office:value="17.859" calcext:value-type="float">
            <text:p>17.859</text:p>
          </table:table-cell>
          <table:table-cell office:value-type="float" office:value="3.998" calcext:value-type="float">
            <text:p>3.998</text:p>
          </table:table-cell>
          <table:table-cell office:value-type="float" office:value="4.362" calcext:value-type="float">
            <text:p>4.362</text:p>
          </table:table-cell>
          <table:table-cell office:value-type="float" office:value="4.444" calcext:value-type="float">
            <text:p>4.444</text:p>
          </table:table-cell>
          <table:table-cell office:value-type="float" office:value="4.72" calcext:value-type="float">
            <text:p>4.72</text:p>
          </table:table-cell>
          <table:table-cell office:value-type="float" office:value="16.151" calcext:value-type="float">
            <text:p>16.151</text:p>
          </table:table-cell>
          <table:table-cell office:value-type="float" office:value="0.675" calcext:value-type="float">
            <text:p>0.675</text:p>
          </table:table-cell>
          <table:table-cell office:value-type="float" office:value="0.794" calcext:value-type="float">
            <text:p>0.794</text:p>
          </table:table-cell>
          <table:table-cell office:value-type="float" office:value="0.884" calcext:value-type="float">
            <text:p>0.884</text:p>
          </table:table-cell>
          <table:table-cell office:value-type="float" office:value="104.5" calcext:value-type="float">
            <text:p>104.5</text:p>
          </table:table-cell>
          <table:table-cell office:value-type="float" office:value="11.226" calcext:value-type="float">
            <text:p>11.226</text:p>
          </table:table-cell>
          <table:table-cell office:value-type="float" office:value="5.016" calcext:value-type="float">
            <text:p>5.016</text:p>
          </table:table-cell>
          <table:table-cell office:value-type="float" office:value="4.887" calcext:value-type="float">
            <text:p>4.887</text:p>
          </table:table-cell>
          <table:table-cell office:value-type="float" office:value="4.815" calcext:value-type="float">
            <text:p>4.8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.84" calcext:value-type="float">
            <text:p>21.84</text:p>
          </table:table-cell>
          <table:table-cell office:value-type="float" office:value="23.21" calcext:value-type="float">
            <text:p>23.21</text:p>
          </table:table-cell>
          <table:table-cell office:value-type="float" office:value="6.141" calcext:value-type="float">
            <text:p>6.141</text:p>
          </table:table-cell>
          <table:table-cell office:value-type="float" office:value="6.482" calcext:value-type="float">
            <text:p>6.482</text:p>
          </table:table-cell>
          <table:table-cell office:value-type="float" office:value="7.318" calcext:value-type="float">
            <text:p>7.318</text:p>
          </table:table-cell>
          <table:table-cell office:value-type="float" office:value="5.9" calcext:value-type="float">
            <text:p>5.9</text:p>
          </table:table-cell>
          <table:table-cell office:value-type="float" office:value="20.652" calcext:value-type="float">
            <text:p>20.652</text:p>
          </table:table-cell>
          <table:table-cell office:value-type="float" office:value="1.409" calcext:value-type="float">
            <text:p>1.409</text:p>
          </table:table-cell>
          <table:table-cell office:value-type="float" office:value="1.706" calcext:value-type="float">
            <text:p>1.706</text:p>
          </table:table-cell>
          <table:table-cell office:value-type="float" office:value="1.695" calcext:value-type="float">
            <text:p>1.695</text:p>
          </table:table-cell>
          <table:table-cell office:value-type="float" office:value="130.62" calcext:value-type="float">
            <text:p>130.62</text:p>
          </table:table-cell>
          <table:table-cell office:value-type="float" office:value="18.217" calcext:value-type="float">
            <text:p>18.217</text:p>
          </table:table-cell>
          <table:table-cell office:value-type="float" office:value="8.493" calcext:value-type="float">
            <text:p>8.493</text:p>
          </table:table-cell>
          <table:table-cell office:value-type="float" office:value="8.034" calcext:value-type="float">
            <text:p>8.03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6.21" calcext:value-type="float">
            <text:p>26.21</text:p>
          </table:table-cell>
          <table:table-cell office:value-type="float" office:value="23.733" calcext:value-type="float">
            <text:p>23.733</text:p>
          </table:table-cell>
          <table:table-cell office:value-type="float" office:value="8.801" calcext:value-type="float">
            <text:p>8.801</text:p>
          </table:table-cell>
          <table:table-cell office:value-type="float" office:value="8.636" calcext:value-type="float">
            <text:p>8.636</text:p>
          </table:table-cell>
          <table:table-cell office:value-type="float" office:value="8.013" calcext:value-type="float">
            <text:p>8.013</text:p>
          </table:table-cell>
          <table:table-cell office:value-type="float" office:value="7.07" calcext:value-type="float">
            <text:p>7.07</text:p>
          </table:table-cell>
          <table:table-cell office:value-type="float" office:value="17.042" calcext:value-type="float">
            <text:p>17.042</text:p>
          </table:table-cell>
          <table:table-cell office:value-type="float" office:value="0.941" calcext:value-type="float">
            <text:p>0.941</text:p>
          </table:table-cell>
          <table:table-cell office:value-type="float" office:value="1.403" calcext:value-type="float">
            <text:p>1.403</text:p>
          </table:table-cell>
          <table:table-cell office:value-type="float" office:value="1.381" calcext:value-type="float">
            <text:p>1.381</text:p>
          </table:table-cell>
          <table:table-cell office:value-type="float" office:value="156.74" calcext:value-type="float">
            <text:p>156.74</text:p>
          </table:table-cell>
          <table:table-cell office:value-type="float" office:value="16.9" calcext:value-type="float">
            <text:p>16.9</text:p>
          </table:table-cell>
          <table:table-cell office:value-type="float" office:value="14.276" calcext:value-type="float">
            <text:p>14.276</text:p>
          </table:table-cell>
          <table:table-cell office:value-type="float" office:value="12.914" calcext:value-type="float">
            <text:p>12.914</text:p>
          </table:table-cell>
          <table:table-cell office:value-type="float" office:value="11.881" calcext:value-type="float">
            <text:p>11.8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.58" calcext:value-type="float">
            <text:p>30.58</text:p>
          </table:table-cell>
          <table:table-cell office:value-type="float" office:value="28.345" calcext:value-type="float">
            <text:p>28.345</text:p>
          </table:table-cell>
          <table:table-cell office:value-type="float" office:value="10.305" calcext:value-type="float">
            <text:p>10.305</text:p>
          </table:table-cell>
          <table:table-cell office:value-type="float" office:value="9.984" calcext:value-type="float">
            <text:p>9.984</text:p>
          </table:table-cell>
          <table:table-cell office:value-type="float" office:value="10.171" calcext:value-type="float">
            <text:p>10.171</text:p>
          </table:table-cell>
          <table:table-cell office:value-type="float" office:value="8.25" calcext:value-type="float">
            <text:p>8.25</text:p>
          </table:table-cell>
          <table:table-cell office:value-type="float" office:value="20.351" calcext:value-type="float">
            <text:p>20.351</text:p>
          </table:table-cell>
          <table:table-cell office:value-type="float" office:value="0.956" calcext:value-type="float">
            <text:p>0.956</text:p>
          </table:table-cell>
          <table:table-cell office:value-type="float" office:value="1.518" calcext:value-type="float">
            <text:p>1.518</text:p>
          </table:table-cell>
          <table:table-cell office:value-type="float" office:value="1.334" calcext:value-type="float">
            <text:p>1.334</text:p>
          </table:table-cell>
          <table:table-cell office:value-type="float" office:value="182.87" calcext:value-type="float">
            <text:p>182.87</text:p>
          </table:table-cell>
          <table:table-cell office:value-type="float" office:value="18.886" calcext:value-type="float">
            <text:p>18.886</text:p>
          </table:table-cell>
          <table:table-cell office:value-type="float" office:value="15.875" calcext:value-type="float">
            <text:p>15.875</text:p>
          </table:table-cell>
          <table:table-cell office:value-type="float" office:value="13.009" calcext:value-type="float">
            <text:p>13.009</text:p>
          </table:table-cell>
          <table:table-cell office:value-type="float" office:value="10.534" calcext:value-type="float">
            <text:p>10.53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4.95" calcext:value-type="float">
            <text:p>34.95</text:p>
          </table:table-cell>
          <table:table-cell office:value-type="float" office:value="34.767" calcext:value-type="float">
            <text:p>34.767</text:p>
          </table:table-cell>
          <table:table-cell office:value-type="float" office:value="8.751" calcext:value-type="float">
            <text:p>8.751</text:p>
          </table:table-cell>
          <table:table-cell office:value-type="float" office:value="9.574" calcext:value-type="float">
            <text:p>9.574</text:p>
          </table:table-cell>
          <table:table-cell office:value-type="float" office:value="8.56" calcext:value-type="float">
            <text:p>8.56</text:p>
          </table:table-cell>
          <table:table-cell office:value-type="float" office:value="9.43" calcext:value-type="float">
            <text:p>9.43</text:p>
          </table:table-cell>
          <table:table-cell office:value-type="float" office:value="24.033" calcext:value-type="float">
            <text:p>24.033</text:p>
          </table:table-cell>
          <table:table-cell office:value-type="float" office:value="0.818" calcext:value-type="float">
            <text:p>0.818</text:p>
          </table:table-cell>
          <table:table-cell office:value-type="float" office:value="1.184" calcext:value-type="float">
            <text:p>1.184</text:p>
          </table:table-cell>
          <table:table-cell office:value-type="float" office:value="1.203" calcext:value-type="float">
            <text:p>1.203</text:p>
          </table:table-cell>
          <table:table-cell office:value-type="float" office:value="208.99" calcext:value-type="float">
            <text:p>208.99</text:p>
          </table:table-cell>
          <table:table-cell office:value-type="float" office:value="22.962" calcext:value-type="float">
            <text:p>22.962</text:p>
          </table:table-cell>
          <table:table-cell office:value-type="float" office:value="12.723" calcext:value-type="float">
            <text:p>12.723</text:p>
          </table:table-cell>
          <table:table-cell office:value-type="float" office:value="11.825" calcext:value-type="float">
            <text:p>11.825</text:p>
          </table:table-cell>
          <table:table-cell office:value-type="float" office:value="10.546" calcext:value-type="float">
            <text:p>10.5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.32" calcext:value-type="float">
            <text:p>39.32</text:p>
          </table:table-cell>
          <table:table-cell office:value-type="float" office:value="45.808" calcext:value-type="float">
            <text:p>45.808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687" calcext:value-type="float">
            <text:p>13.687</text:p>
          </table:table-cell>
          <table:table-cell office:value-type="float" office:value="13.374" calcext:value-type="float">
            <text:p>13.374</text:p>
          </table:table-cell>
          <table:table-cell office:value-type="float" office:value="10.6" calcext:value-type="float">
            <text:p>10.6</text:p>
          </table:table-cell>
          <table:table-cell office:value-type="float" office:value="35.511" calcext:value-type="float">
            <text:p>35.511</text:p>
          </table:table-cell>
          <table:table-cell office:value-type="float" office:value="0.952" calcext:value-type="float">
            <text:p>0.952</text:p>
          </table:table-cell>
          <table:table-cell office:value-type="float" office:value="1.468" calcext:value-type="float">
            <text:p>1.468</text:p>
          </table:table-cell>
          <table:table-cell office:value-type="float" office:value="1.266" calcext:value-type="float">
            <text:p>1.266</text:p>
          </table:table-cell>
          <table:table-cell office:value-type="float" office:value="235.11" calcext:value-type="float">
            <text:p>235.11</text:p>
          </table:table-cell>
          <table:table-cell office:value-type="float" office:value="24.561" calcext:value-type="float">
            <text:p>24.561</text:p>
          </table:table-cell>
          <table:table-cell office:value-type="float" office:value="10.828" calcext:value-type="float">
            <text:p>10.828</text:p>
          </table:table-cell>
          <table:table-cell office:value-type="float" office:value="10.401" calcext:value-type="float">
            <text:p>10.401</text:p>
          </table:table-cell>
          <table:table-cell office:value-type="float" office:value="10.534" calcext:value-type="float">
            <text:p>10.5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.69" calcext:value-type="float">
            <text:p>43.69</text:p>
          </table:table-cell>
          <table:table-cell office:value-type="float" office:value="38.586" calcext:value-type="float">
            <text:p>38.586</text:p>
          </table:table-cell>
          <table:table-cell office:value-type="float" office:value="8.828" calcext:value-type="float">
            <text:p>8.828</text:p>
          </table:table-cell>
          <table:table-cell office:value-type="float" office:value="8.849" calcext:value-type="float">
            <text:p>8.849</text:p>
          </table:table-cell>
          <table:table-cell office:value-type="float" office:value="8.954" calcext:value-type="float">
            <text:p>8.954</text:p>
          </table:table-cell>
          <table:table-cell office:value-type="float" office:value="11.78" calcext:value-type="float">
            <text:p>11.78</text:p>
          </table:table-cell>
          <table:table-cell office:value-type="float" office:value="29.53" calcext:value-type="float">
            <text:p>29.53</text:p>
          </table:table-cell>
          <table:table-cell office:value-type="float" office:value="1.158" calcext:value-type="float">
            <text:p>1.158</text:p>
          </table:table-cell>
          <table:table-cell office:value-type="float" office:value="1.791" calcext:value-type="float">
            <text:p>1.791</text:p>
          </table:table-cell>
          <table:table-cell office:value-type="float" office:value="1.561" calcext:value-type="float">
            <text:p>1.561</text:p>
          </table:table-cell>
          <table:table-cell office:value-type="float" office:value="261.24" calcext:value-type="float">
            <text:p>261.24</text:p>
          </table:table-cell>
          <table:table-cell office:value-type="float" office:value="32.723" calcext:value-type="float">
            <text:p>32.723</text:p>
          </table:table-cell>
          <table:table-cell office:value-type="float" office:value="14.738" calcext:value-type="float">
            <text:p>14.738</text:p>
          </table:table-cell>
          <table:table-cell office:value-type="float" office:value="12.101" calcext:value-type="float">
            <text:p>12.101</text:p>
          </table:table-cell>
          <table:table-cell office:value-type="float" office:value="12.012" calcext:value-type="float">
            <text:p>12.0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06" calcext:value-type="float">
            <text:p>48.06</text:p>
          </table:table-cell>
          <table:table-cell office:value-type="float" office:value="43.756" calcext:value-type="float">
            <text:p>43.756</text:p>
          </table:table-cell>
          <table:table-cell office:value-type="float" office:value="9.151" calcext:value-type="float">
            <text:p>9.151</text:p>
          </table:table-cell>
          <table:table-cell office:value-type="float" office:value="9.902" calcext:value-type="float">
            <text:p>9.902</text:p>
          </table:table-cell>
          <table:table-cell office:value-type="float" office:value="9.654" calcext:value-type="float">
            <text:p>9.654</text:p>
          </table:table-cell>
          <table:table-cell office:value-type="float" office:value="12.96" calcext:value-type="float">
            <text:p>12.96</text:p>
          </table:table-cell>
          <table:table-cell office:value-type="float" office:value="31.467" calcext:value-type="float">
            <text:p>31.467</text:p>
          </table:table-cell>
          <table:table-cell office:value-type="float" office:value="1.201" calcext:value-type="float">
            <text:p>1.201</text:p>
          </table:table-cell>
          <table:table-cell office:value-type="float" office:value="1.863" calcext:value-type="float">
            <text:p>1.863</text:p>
          </table:table-cell>
          <table:table-cell office:value-type="float" office:value="1.578" calcext:value-type="float">
            <text:p>1.578</text:p>
          </table:table-cell>
          <table:table-cell office:value-type="float" office:value="287.36" calcext:value-type="float">
            <text:p>287.36</text:p>
          </table:table-cell>
          <table:table-cell office:value-type="float" office:value="33.967" calcext:value-type="float">
            <text:p>33.967</text:p>
          </table:table-cell>
          <table:table-cell office:value-type="float" office:value="21.626" calcext:value-type="float">
            <text:p>21.626</text:p>
          </table:table-cell>
          <table:table-cell office:value-type="float" office:value="14.489" calcext:value-type="float">
            <text:p>14.489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2.42" calcext:value-type="float">
            <text:p>52.42</text:p>
          </table:table-cell>
          <table:table-cell office:value-type="float" office:value="57.874" calcext:value-type="float">
            <text:p>57.874</text:p>
          </table:table-cell>
          <table:table-cell office:value-type="float" office:value="13.287" calcext:value-type="float">
            <text:p>13.287</text:p>
          </table:table-cell>
          <table:table-cell office:value-type="float" office:value="12.236" calcext:value-type="float">
            <text:p>12.236</text:p>
          </table:table-cell>
          <table:table-cell office:value-type="float" office:value="14.214" calcext:value-type="float">
            <text:p>14.214</text:p>
          </table:table-cell>
          <table:table-cell office:value-type="float" office:value="14.14" calcext:value-type="float">
            <text:p>14.14</text:p>
          </table:table-cell>
          <table:table-cell office:value-type="float" office:value="39.847" calcext:value-type="float">
            <text:p>39.847</text:p>
          </table:table-cell>
          <table:table-cell office:value-type="float" office:value="1.422" calcext:value-type="float">
            <text:p>1.422</text:p>
          </table:table-cell>
          <table:table-cell office:value-type="float" office:value="1.993" calcext:value-type="float">
            <text:p>1.993</text:p>
          </table:table-cell>
          <table:table-cell office:value-type="float" office:value="1.975" calcext:value-type="float">
            <text:p>1.975</text:p>
          </table:table-cell>
          <table:table-cell office:value-type="float" office:value="313.49" calcext:value-type="float">
            <text:p>313.49</text:p>
          </table:table-cell>
          <table:table-cell office:value-type="float" office:value="33.388" calcext:value-type="float">
            <text:p>33.388</text:p>
          </table:table-cell>
          <table:table-cell office:value-type="float" office:value="24.642" calcext:value-type="float">
            <text:p>24.642</text:p>
          </table:table-cell>
          <table:table-cell office:value-type="float" office:value="17.758" calcext:value-type="float">
            <text:p>17.758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6.79" calcext:value-type="float">
            <text:p>56.79</text:p>
          </table:table-cell>
          <table:table-cell office:value-type="float" office:value="51.941" calcext:value-type="float">
            <text:p>51.941</text:p>
          </table:table-cell>
          <table:table-cell office:value-type="float" office:value="11.113" calcext:value-type="float">
            <text:p>11.113</text:p>
          </table:table-cell>
          <table:table-cell office:value-type="float" office:value="11.94" calcext:value-type="float">
            <text:p>11.94</text:p>
          </table:table-cell>
          <table:table-cell office:value-type="float" office:value="11.56" calcext:value-type="float">
            <text:p>11.56</text:p>
          </table:table-cell>
          <table:table-cell office:value-type="float" office:value="15.32" calcext:value-type="float">
            <text:p>15.32</text:p>
          </table:table-cell>
          <table:table-cell office:value-type="float" office:value="37.729" calcext:value-type="float">
            <text:p>37.729</text:p>
          </table:table-cell>
          <table:table-cell office:value-type="float" office:value="1.367" calcext:value-type="float">
            <text:p>1.367</text:p>
          </table:table-cell>
          <table:table-cell office:value-type="float" office:value="3.017" calcext:value-type="float">
            <text:p>3.017</text:p>
          </table:table-cell>
          <table:table-cell office:value-type="float" office:value="2.16" calcext:value-type="float">
            <text:p>2.16</text:p>
          </table:table-cell>
          <table:table-cell office:value-type="float" office:value="339.61" calcext:value-type="float">
            <text:p>339.61</text:p>
          </table:table-cell>
          <table:table-cell office:value-type="float" office:value="36.415" calcext:value-type="float">
            <text:p>36.415</text:p>
          </table:table-cell>
          <table:table-cell office:value-type="float" office:value="26.686" calcext:value-type="float">
            <text:p>26.686</text:p>
          </table:table-cell>
          <table:table-cell office:value-type="float" office:value="17.658" calcext:value-type="float">
            <text:p>17.658</text:p>
          </table:table-cell>
          <table:table-cell office:value-type="float" office:value="16.183" calcext:value-type="float">
            <text:p>16.18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1.16" calcext:value-type="float">
            <text:p>61.16</text:p>
          </table:table-cell>
          <table:table-cell office:value-type="float" office:value="55.527" calcext:value-type="float">
            <text:p>55.527</text:p>
          </table:table-cell>
          <table:table-cell office:value-type="float" office:value="12.997" calcext:value-type="float">
            <text:p>12.997</text:p>
          </table:table-cell>
          <table:table-cell office:value-type="float" office:value="12.835" calcext:value-type="float">
            <text:p>12.835</text:p>
          </table:table-cell>
          <table:table-cell office:value-type="float" office:value="13.013" calcext:value-type="float">
            <text:p>13.013</text:p>
          </table:table-cell>
          <table:table-cell office:value-type="float" office:value="16.5" calcext:value-type="float">
            <text:p>16.5</text:p>
          </table:table-cell>
          <table:table-cell office:value-type="float" office:value="41.002" calcext:value-type="float">
            <text:p>41.002</text:p>
          </table:table-cell>
          <table:table-cell office:value-type="float" office:value="1.184" calcext:value-type="float">
            <text:p>1.184</text:p>
          </table:table-cell>
          <table:table-cell office:value-type="float" office:value="2.185" calcext:value-type="float">
            <text:p>2.185</text:p>
          </table:table-cell>
          <table:table-cell office:value-type="float" office:value="1.818" calcext:value-type="float">
            <text:p>1.818</text:p>
          </table:table-cell>
          <table:table-cell office:value-type="float" office:value="365.73" calcext:value-type="float">
            <text:p>365.73</text:p>
          </table:table-cell>
          <table:table-cell office:value-type="float" office:value="38.58" calcext:value-type="float">
            <text:p>38.58</text:p>
          </table:table-cell>
          <table:table-cell office:value-type="float" office:value="17.032" calcext:value-type="float">
            <text:p>17.032</text:p>
          </table:table-cell>
          <table:table-cell office:value-type="float" office:value="16.617" calcext:value-type="float">
            <text:p>16.617</text:p>
          </table:table-cell>
          <table:table-cell office:value-type="float" office:value="16.523" calcext:value-type="float">
            <text:p>16.5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5.53" calcext:value-type="float">
            <text:p>65.53</text:p>
          </table:table-cell>
          <table:table-cell office:value-type="float" office:value="60.523" calcext:value-type="float">
            <text:p>60.523</text:p>
          </table:table-cell>
          <table:table-cell office:value-type="float" office:value="13.911" calcext:value-type="float">
            <text:p>13.911</text:p>
          </table:table-cell>
          <table:table-cell office:value-type="float" office:value="13.511" calcext:value-type="float">
            <text:p>13.511</text:p>
          </table:table-cell>
          <table:table-cell office:value-type="float" office:value="13.772" calcext:value-type="float">
            <text:p>13.772</text:p>
          </table:table-cell>
          <table:table-cell office:value-type="float" office:value="17.68" calcext:value-type="float">
            <text:p>17.68</text:p>
          </table:table-cell>
          <table:table-cell office:value-type="float" office:value="44.196" calcext:value-type="float">
            <text:p>44.196</text:p>
          </table:table-cell>
          <table:table-cell office:value-type="float" office:value="1.254" calcext:value-type="float">
            <text:p>1.254</text:p>
          </table:table-cell>
          <table:table-cell office:value-type="float" office:value="1.961" calcext:value-type="float">
            <text:p>1.961</text:p>
          </table:table-cell>
          <table:table-cell office:value-type="float" office:value="1.69" calcext:value-type="float">
            <text:p>1.69</text:p>
          </table:table-cell>
          <table:table-cell office:value-type="float" office:value="391.86" calcext:value-type="float">
            <text:p>391.86</text:p>
          </table:table-cell>
          <table:table-cell office:value-type="float" office:value="41.255" calcext:value-type="float">
            <text:p>41.255</text:p>
          </table:table-cell>
          <table:table-cell office:value-type="float" office:value="18.045" calcext:value-type="float">
            <text:p>18.045</text:p>
          </table:table-cell>
          <table:table-cell office:value-type="float" office:value="17.619" calcext:value-type="float">
            <text:p>17.61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9.9" calcext:value-type="float">
            <text:p>69.9</text:p>
          </table:table-cell>
          <table:table-cell office:value-type="float" office:value="63.829" calcext:value-type="float">
            <text:p>63.829</text:p>
          </table:table-cell>
          <table:table-cell office:value-type="float" office:value="13.789" calcext:value-type="float">
            <text:p>13.789</text:p>
          </table:table-cell>
          <table:table-cell office:value-type="float" office:value="14.335" calcext:value-type="float">
            <text:p>14.335</text:p>
          </table:table-cell>
          <table:table-cell office:value-type="float" office:value="15.025" calcext:value-type="float">
            <text:p>15.025</text:p>
          </table:table-cell>
          <table:table-cell office:value-type="float" office:value="18.85" calcext:value-type="float">
            <text:p>18.85</text:p>
          </table:table-cell>
          <table:table-cell office:value-type="float" office:value="49.605" calcext:value-type="float">
            <text:p>49.605</text:p>
          </table:table-cell>
          <table:table-cell office:value-type="float" office:value="1.296" calcext:value-type="float">
            <text:p>1.296</text:p>
          </table:table-cell>
          <table:table-cell office:value-type="float" office:value="1.871" calcext:value-type="float">
            <text:p>1.871</text:p>
          </table:table-cell>
          <table:table-cell office:value-type="float" office:value="2.049" calcext:value-type="float">
            <text:p>2.049</text:p>
          </table:table-cell>
          <table:table-cell office:value-type="float" office:value="417.98" calcext:value-type="float">
            <text:p>417.98</text:p>
          </table:table-cell>
          <table:table-cell office:value-type="float" office:value="44.328" calcext:value-type="float">
            <text:p>44.328</text:p>
          </table:table-cell>
          <table:table-cell office:value-type="float" office:value="19.305" calcext:value-type="float">
            <text:p>19.305</text:p>
          </table:table-cell>
          <table:table-cell office:value-type="float" office:value="18.726" calcext:value-type="float">
            <text:p>18.726</text:p>
          </table:table-cell>
          <table:table-cell office:value-type="float" office:value="20.158" calcext:value-type="float">
            <text:p>20.15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4.26" calcext:value-type="float">
            <text:p>74.26</text:p>
          </table:table-cell>
          <table:table-cell office:value-type="float" office:value="73.19" calcext:value-type="float">
            <text:p>73.19</text:p>
          </table:table-cell>
          <table:table-cell office:value-type="float" office:value="16.459" calcext:value-type="float">
            <text:p>16.459</text:p>
          </table:table-cell>
          <table:table-cell office:value-type="float" office:value="15.878" calcext:value-type="float">
            <text:p>15.878</text:p>
          </table:table-cell>
          <table:table-cell office:value-type="float" office:value="15.454" calcext:value-type="float">
            <text:p>15.454</text:p>
          </table:table-cell>
          <table:table-cell office:value-type="float" office:value="20.03" calcext:value-type="float">
            <text:p>20.03</text:p>
          </table:table-cell>
          <table:table-cell office:value-type="float" office:value="52.778" calcext:value-type="float">
            <text:p>52.778</text:p>
          </table:table-cell>
          <table:table-cell office:value-type="float" office:value="1.343" calcext:value-type="float">
            <text:p>1.343</text:p>
          </table:table-cell>
          <table:table-cell office:value-type="float" office:value="2.014" calcext:value-type="float">
            <text:p>2.014</text:p>
          </table:table-cell>
          <table:table-cell office:value-type="float" office:value="2.028" calcext:value-type="float">
            <text:p>2.028</text:p>
          </table:table-cell>
          <table:table-cell office:value-type="float" office:value="444.1" calcext:value-type="float">
            <text:p>444.1</text:p>
          </table:table-cell>
          <table:table-cell office:value-type="float" office:value="48.971" calcext:value-type="float">
            <text:p>48.971</text:p>
          </table:table-cell>
          <table:table-cell office:value-type="float" office:value="21.293" calcext:value-type="float">
            <text:p>21.293</text:p>
          </table:table-cell>
          <table:table-cell office:value-type="float" office:value="20.695" calcext:value-type="float">
            <text:p>20.695</text:p>
          </table:table-cell>
          <table:table-cell office:value-type="float" office:value="20.893" calcext:value-type="float">
            <text:p>20.89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8.63" calcext:value-type="float">
            <text:p>78.63</text:p>
          </table:table-cell>
          <table:table-cell office:value-type="float" office:value="78.038" calcext:value-type="float">
            <text:p>78.038</text:p>
          </table:table-cell>
          <table:table-cell office:value-type="float" office:value="19.146" calcext:value-type="float">
            <text:p>19.146</text:p>
          </table:table-cell>
          <table:table-cell office:value-type="float" office:value="18.609" calcext:value-type="float">
            <text:p>18.609</text:p>
          </table:table-cell>
          <table:table-cell office:value-type="float" office:value="19.127" calcext:value-type="float">
            <text:p>19.127</text:p>
          </table:table-cell>
          <table:table-cell office:value-type="float" office:value="21.21" calcext:value-type="float">
            <text:p>21.21</text:p>
          </table:table-cell>
          <table:table-cell office:value-type="float" office:value="55.509" calcext:value-type="float">
            <text:p>55.509</text:p>
          </table:table-cell>
          <table:table-cell office:value-type="float" office:value="1.493" calcext:value-type="float">
            <text:p>1.493</text:p>
          </table:table-cell>
          <table:table-cell office:value-type="float" office:value="2.17" calcext:value-type="float">
            <text:p>2.17</text:p>
          </table:table-cell>
          <table:table-cell office:value-type="float" office:value="2.211" calcext:value-type="float">
            <text:p>2.211</text:p>
          </table:table-cell>
          <table:table-cell office:value-type="float" office:value="470.23" calcext:value-type="float">
            <text:p>470.23</text:p>
          </table:table-cell>
          <table:table-cell office:value-type="float" office:value="52.837" calcext:value-type="float">
            <text:p>52.837</text:p>
          </table:table-cell>
          <table:table-cell office:value-type="float" office:value="22.578" calcext:value-type="float">
            <text:p>22.578</text:p>
          </table:table-cell>
          <table:table-cell office:value-type="float" office:value="21.967" calcext:value-type="float">
            <text:p>21.967</text:p>
          </table:table-cell>
          <table:table-cell office:value-type="float" office:value="21.953" calcext:value-type="float">
            <text:p>21.9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3" calcext:value-type="float">
            <text:p>83</text:p>
          </table:table-cell>
          <table:table-cell office:value-type="float" office:value="78.107" calcext:value-type="float">
            <text:p>78.107</text:p>
          </table:table-cell>
          <table:table-cell office:value-type="float" office:value="17.294" calcext:value-type="float">
            <text:p>17.294</text:p>
          </table:table-cell>
          <table:table-cell office:value-type="float" office:value="17.109" calcext:value-type="float">
            <text:p>17.109</text:p>
          </table:table-cell>
          <table:table-cell office:value-type="float" office:value="17.502" calcext:value-type="float">
            <text:p>17.502</text:p>
          </table:table-cell>
          <table:table-cell office:value-type="float" office:value="22.39" calcext:value-type="float">
            <text:p>22.39</text:p>
          </table:table-cell>
          <table:table-cell office:value-type="float" office:value="55.668" calcext:value-type="float">
            <text:p>55.668</text:p>
          </table:table-cell>
          <table:table-cell office:value-type="float" office:value="1.42" calcext:value-type="float">
            <text:p>1.42</text:p>
          </table:table-cell>
          <table:table-cell office:value-type="float" office:value="2.347" calcext:value-type="float">
            <text:p>2.347</text:p>
          </table:table-cell>
          <table:table-cell office:value-type="float" office:value="1.979" calcext:value-type="float">
            <text:p>1.979</text:p>
          </table:table-cell>
          <table:table-cell office:value-type="float" office:value="496.35" calcext:value-type="float">
            <text:p>496.35</text:p>
          </table:table-cell>
          <table:table-cell office:value-type="float" office:value="55.877" calcext:value-type="float">
            <text:p>55.877</text:p>
          </table:table-cell>
          <table:table-cell office:value-type="float" office:value="23.681" calcext:value-type="float">
            <text:p>23.681</text:p>
          </table:table-cell>
          <table:table-cell office:value-type="float" office:value="24.225" calcext:value-type="float">
            <text:p>24.225</text:p>
          </table:table-cell>
          <table:table-cell office:value-type="float" office:value="23.193" calcext:value-type="float">
            <text:p>23.19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7.37" calcext:value-type="float">
            <text:p>87.37</text:p>
          </table:table-cell>
          <table:table-cell office:value-type="float" office:value="82.245" calcext:value-type="float">
            <text:p>82.245</text:p>
          </table:table-cell>
          <table:table-cell office:value-type="float" office:value="19.216" calcext:value-type="float">
            <text:p>19.216</text:p>
          </table:table-cell>
          <table:table-cell office:value-type="float" office:value="19.894" calcext:value-type="float">
            <text:p>19.894</text:p>
          </table:table-cell>
          <table:table-cell office:value-type="float" office:value="18.409" calcext:value-type="float">
            <text:p>18.409</text:p>
          </table:table-cell>
          <table:table-cell office:value-type="float" office:value="23.57" calcext:value-type="float">
            <text:p>23.57</text:p>
          </table:table-cell>
          <table:table-cell office:value-type="float" office:value="57.92" calcext:value-type="float">
            <text:p>57.92</text:p>
          </table:table-cell>
          <table:table-cell office:value-type="float" office:value="1.544" calcext:value-type="float">
            <text:p>1.544</text:p>
          </table:table-cell>
          <table:table-cell office:value-type="float" office:value="2.332" calcext:value-type="float">
            <text:p>2.332</text:p>
          </table:table-cell>
          <table:table-cell office:value-type="float" office:value="2.292" calcext:value-type="float">
            <text:p>2.292</text:p>
          </table:table-cell>
          <table:table-cell office:value-type="float" office:value="522.48" calcext:value-type="float">
            <text:p>522.48</text:p>
          </table:table-cell>
          <table:table-cell office:value-type="float" office:value="56.579" calcext:value-type="float">
            <text:p>56.579</text:p>
          </table:table-cell>
          <table:table-cell office:value-type="float" office:value="24.794" calcext:value-type="float">
            <text:p>24.794</text:p>
          </table:table-cell>
          <table:table-cell office:value-type="float" office:value="24.284" calcext:value-type="float">
            <text:p>24.284</text:p>
          </table:table-cell>
          <table:table-cell office:value-type="float" office:value="24.327" calcext:value-type="float">
            <text:p>24.32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1.74" calcext:value-type="float">
            <text:p>91.74</text:p>
          </table:table-cell>
          <table:table-cell office:value-type="float" office:value="89.976" calcext:value-type="float">
            <text:p>89.976</text:p>
          </table:table-cell>
          <table:table-cell office:value-type="float" office:value="21.572" calcext:value-type="float">
            <text:p>21.572</text:p>
          </table:table-cell>
          <table:table-cell office:value-type="float" office:value="19.675" calcext:value-type="float">
            <text:p>19.675</text:p>
          </table:table-cell>
          <table:table-cell office:value-type="float" office:value="19.911" calcext:value-type="float">
            <text:p>19.911</text:p>
          </table:table-cell>
          <table:table-cell office:value-type="float" office:value="24.74" calcext:value-type="float">
            <text:p>24.74</text:p>
          </table:table-cell>
          <table:table-cell office:value-type="float" office:value="62.84" calcext:value-type="float">
            <text:p>62.84</text:p>
          </table:table-cell>
          <table:table-cell office:value-type="float" office:value="1.585" calcext:value-type="float">
            <text:p>1.585</text:p>
          </table:table-cell>
          <table:table-cell office:value-type="float" office:value="2.584" calcext:value-type="float">
            <text:p>2.584</text:p>
          </table:table-cell>
          <table:table-cell office:value-type="float" office:value="2.569" calcext:value-type="float">
            <text:p>2.569</text:p>
          </table:table-cell>
          <table:table-cell office:value-type="float" office:value="548.6" calcext:value-type="float">
            <text:p>548.6</text:p>
          </table:table-cell>
          <table:table-cell office:value-type="float" office:value="59.766" calcext:value-type="float">
            <text:p>59.766</text:p>
          </table:table-cell>
          <table:table-cell office:value-type="float" office:value="26.525" calcext:value-type="float">
            <text:p>26.525</text:p>
          </table:table-cell>
          <table:table-cell office:value-type="float" office:value="25.977" calcext:value-type="float">
            <text:p>25.977</text:p>
          </table:table-cell>
          <table:table-cell office:value-type="float" office:value="25.666" calcext:value-type="float">
            <text:p>25.66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.11" calcext:value-type="float">
            <text:p>96.11</text:p>
          </table:table-cell>
          <table:table-cell office:value-type="float" office:value="91.673" calcext:value-type="float">
            <text:p>91.673</text:p>
          </table:table-cell>
          <table:table-cell office:value-type="float" office:value="19.419" calcext:value-type="float">
            <text:p>19.419</text:p>
          </table:table-cell>
          <table:table-cell office:value-type="float" office:value="19.886" calcext:value-type="float">
            <text:p>19.886</text:p>
          </table:table-cell>
          <table:table-cell office:value-type="float" office:value="20.54" calcext:value-type="float">
            <text:p>20.54</text:p>
          </table:table-cell>
          <table:table-cell office:value-type="float" office:value="25.92" calcext:value-type="float">
            <text:p>25.92</text:p>
          </table:table-cell>
          <table:table-cell office:value-type="float" office:value="66.483" calcext:value-type="float">
            <text:p>66.483</text:p>
          </table:table-cell>
          <table:table-cell office:value-type="float" office:value="1.724" calcext:value-type="float">
            <text:p>1.724</text:p>
          </table:table-cell>
          <table:table-cell office:value-type="float" office:value="2.681" calcext:value-type="float">
            <text:p>2.681</text:p>
          </table:table-cell>
          <table:table-cell office:value-type="float" office:value="2.639" calcext:value-type="float">
            <text:p>2.639</text:p>
          </table:table-cell>
          <table:table-cell office:value-type="float" office:value="574.72" calcext:value-type="float">
            <text:p>574.72</text:p>
          </table:table-cell>
          <table:table-cell office:value-type="float" office:value="62.607" calcext:value-type="float">
            <text:p>62.607</text:p>
          </table:table-cell>
          <table:table-cell office:value-type="float" office:value="27.51" calcext:value-type="float">
            <text:p>27.51</text:p>
          </table:table-cell>
          <table:table-cell office:value-type="float" office:value="26.876" calcext:value-type="float">
            <text:p>26.876</text:p>
          </table:table-cell>
          <table:table-cell office:value-type="float" office:value="26.692" calcext:value-type="float">
            <text:p>26.69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.47" calcext:value-type="float">
            <text:p>100.47</text:p>
          </table:table-cell>
          <table:table-cell office:value-type="float" office:value="94.673" calcext:value-type="float">
            <text:p>94.673</text:p>
          </table:table-cell>
          <table:table-cell office:value-type="float" office:value="21.337" calcext:value-type="float">
            <text:p>21.337</text:p>
          </table:table-cell>
          <table:table-cell office:value-type="float" office:value="21.819" calcext:value-type="float">
            <text:p>21.819</text:p>
          </table:table-cell>
          <table:table-cell office:value-type="float" office:value="21.309" calcext:value-type="float">
            <text:p>21.309</text:p>
          </table:table-cell>
          <table:table-cell office:value-type="float" office:value="27.1" calcext:value-type="float">
            <text:p>27.1</text:p>
          </table:table-cell>
          <table:table-cell office:value-type="float" office:value="68.862" calcext:value-type="float">
            <text:p>68.862</text:p>
          </table:table-cell>
          <table:table-cell office:value-type="float" office:value="1.909" calcext:value-type="float">
            <text:p>1.909</text:p>
          </table:table-cell>
          <table:table-cell office:value-type="float" office:value="3.333" calcext:value-type="float">
            <text:p>3.333</text:p>
          </table:table-cell>
          <table:table-cell office:value-type="float" office:value="3.548" calcext:value-type="float">
            <text:p>3.548</text:p>
          </table:table-cell>
          <table:table-cell office:value-type="float" office:value="600.85" calcext:value-type="float">
            <text:p>600.85</text:p>
          </table:table-cell>
          <table:table-cell office:value-type="float" office:value="64.958" calcext:value-type="float">
            <text:p>64.958</text:p>
          </table:table-cell>
          <table:table-cell office:value-type="float" office:value="28.624" calcext:value-type="float">
            <text:p>28.624</text:p>
          </table:table-cell>
          <table:table-cell office:value-type="float" office:value="28.969" calcext:value-type="float">
            <text:p>28.969</text:p>
          </table:table-cell>
          <table:table-cell office:value-type="float" office:value="27.951" calcext:value-type="float">
            <text:p>27.95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4.84" calcext:value-type="float">
            <text:p>104.84</text:p>
          </table:table-cell>
          <table:table-cell office:value-type="float" office:value="99.045" calcext:value-type="float">
            <text:p>99.045</text:p>
          </table:table-cell>
          <table:table-cell office:value-type="float" office:value="21.063" calcext:value-type="float">
            <text:p>21.063</text:p>
          </table:table-cell>
          <table:table-cell office:value-type="float" office:value="21.904" calcext:value-type="float">
            <text:p>21.904</text:p>
          </table:table-cell>
          <table:table-cell office:value-type="float" office:value="22.028" calcext:value-type="float">
            <text:p>22.028</text:p>
          </table:table-cell>
          <table:table-cell office:value-type="float" office:value="28.27" calcext:value-type="float">
            <text:p>28.27</text:p>
          </table:table-cell>
          <table:table-cell office:value-type="float" office:value="71.069" calcext:value-type="float">
            <text:p>71.069</text:p>
          </table:table-cell>
          <table:table-cell office:value-type="float" office:value="1.769" calcext:value-type="float">
            <text:p>1.769</text:p>
          </table:table-cell>
          <table:table-cell office:value-type="float" office:value="2.761" calcext:value-type="float">
            <text:p>2.761</text:p>
          </table:table-cell>
          <table:table-cell office:value-type="float" office:value="2.77" calcext:value-type="float">
            <text:p>2.77</text:p>
          </table:table-cell>
          <table:table-cell office:value-type="float" office:value="626.97" calcext:value-type="float">
            <text:p>626.97</text:p>
          </table:table-cell>
          <table:table-cell office:value-type="float" office:value="67.735" calcext:value-type="float">
            <text:p>67.735</text:p>
          </table:table-cell>
          <table:table-cell office:value-type="float" office:value="30.154" calcext:value-type="float">
            <text:p>30.154</text:p>
          </table:table-cell>
          <table:table-cell office:value-type="float" office:value="29.272" calcext:value-type="float">
            <text:p>29.272</text:p>
          </table:table-cell>
          <table:table-cell office:value-type="float" office:value="29.237" calcext:value-type="float">
            <text:p>29.2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2.159" calcext:value-type="float">
            <text:p>102.159</text:p>
          </table:table-cell>
          <table:table-cell office:value-type="float" office:value="21.81" calcext:value-type="float">
            <text:p>21.81</text:p>
          </table:table-cell>
          <table:table-cell office:value-type="float" office:value="24.3" calcext:value-type="float">
            <text:p>24.3</text:p>
          </table:table-cell>
          <table:table-cell office:value-type="float" office:value="23.338" calcext:value-type="float">
            <text:p>23.338</text:p>
          </table:table-cell>
          <table:table-cell office:value-type="float" office:value="29.45" calcext:value-type="float">
            <text:p>29.45</text:p>
          </table:table-cell>
          <table:table-cell office:value-type="float" office:value="73.579" calcext:value-type="float">
            <text:p>73.579</text:p>
          </table:table-cell>
          <table:table-cell office:value-type="float" office:value="1.807" calcext:value-type="float">
            <text:p>1.807</text:p>
          </table:table-cell>
          <table:table-cell office:value-type="float" office:value="2.784" calcext:value-type="float">
            <text:p>2.784</text:p>
          </table:table-cell>
          <table:table-cell office:value-type="float" office:value="2.707" calcext:value-type="float">
            <text:p>2.707</text:p>
          </table:table-cell>
          <table:table-cell office:value-type="float" office:value="653.09" calcext:value-type="float">
            <text:p>653.09</text:p>
          </table:table-cell>
          <table:table-cell office:value-type="float" office:value="72.592" calcext:value-type="float">
            <text:p>72.592</text:p>
          </table:table-cell>
          <table:table-cell office:value-type="float" office:value="30.877" calcext:value-type="float">
            <text:p>30.877</text:p>
          </table:table-cell>
          <table:table-cell office:value-type="float" office:value="30.212" calcext:value-type="float">
            <text:p>30.212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13.58" calcext:value-type="float">
            <text:p>113.58</text:p>
          </table:table-cell>
          <table:table-cell office:value-type="float" office:value="107.995" calcext:value-type="float">
            <text:p>107.995</text:p>
          </table:table-cell>
          <table:table-cell office:value-type="float" office:value="23.478" calcext:value-type="float">
            <text:p>23.478</text:p>
          </table:table-cell>
          <table:table-cell office:value-type="float" office:value="24.067" calcext:value-type="float">
            <text:p>24.067</text:p>
          </table:table-cell>
          <table:table-cell office:value-type="float" office:value="23.951" calcext:value-type="float">
            <text:p>23.951</text:p>
          </table:table-cell>
          <table:table-cell office:value-type="float" office:value="30.63" calcext:value-type="float">
            <text:p>30.63</text:p>
          </table:table-cell>
          <table:table-cell office:value-type="float" office:value="76.79" calcext:value-type="float">
            <text:p>76.79</text:p>
          </table:table-cell>
          <table:table-cell office:value-type="float" office:value="2.479" calcext:value-type="float">
            <text:p>2.479</text:p>
          </table:table-cell>
          <table:table-cell office:value-type="float" office:value="3.363" calcext:value-type="float">
            <text:p>3.363</text:p>
          </table:table-cell>
          <table:table-cell office:value-type="float" office:value="3.055" calcext:value-type="float">
            <text:p>3.055</text:p>
          </table:table-cell>
          <table:table-cell office:value-type="float" office:value="679.22" calcext:value-type="float">
            <text:p>679.22</text:p>
          </table:table-cell>
          <table:table-cell office:value-type="float" office:value="74.835" calcext:value-type="float">
            <text:p>74.835</text:p>
          </table:table-cell>
          <table:table-cell office:value-type="float" office:value="33.36" calcext:value-type="float">
            <text:p>33.36</text:p>
          </table:table-cell>
          <table:table-cell office:value-type="float" office:value="31.983" calcext:value-type="float">
            <text:p>31.983</text:p>
          </table:table-cell>
          <table:table-cell office:value-type="float" office:value="32.948" calcext:value-type="float">
            <text:p>32.94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2.262" calcext:value-type="float">
            <text:p>112.262</text:p>
          </table:table-cell>
          <table:table-cell office:value-type="float" office:value="24.361" calcext:value-type="float">
            <text:p>24.361</text:p>
          </table:table-cell>
          <table:table-cell office:value-type="float" office:value="24.967" calcext:value-type="float">
            <text:p>24.967</text:p>
          </table:table-cell>
          <table:table-cell office:value-type="float" office:value="25.463" calcext:value-type="float">
            <text:p>25.463</text:p>
          </table:table-cell>
          <table:table-cell office:value-type="float" office:value="31.81" calcext:value-type="float">
            <text:p>31.81</text:p>
          </table:table-cell>
          <table:table-cell office:value-type="float" office:value="82.223" calcext:value-type="float">
            <text:p>82.223</text:p>
          </table:table-cell>
          <table:table-cell office:value-type="float" office:value="2.69" calcext:value-type="float">
            <text:p>2.69</text:p>
          </table:table-cell>
          <table:table-cell office:value-type="float" office:value="3.434" calcext:value-type="float">
            <text:p>3.434</text:p>
          </table:table-cell>
          <table:table-cell office:value-type="float" office:value="3.212" calcext:value-type="float">
            <text:p>3.212</text:p>
          </table:table-cell>
          <table:table-cell office:value-type="float" office:value="705.34" calcext:value-type="float">
            <text:p>705.34</text:p>
          </table:table-cell>
          <table:table-cell office:value-type="float" office:value="89.889" calcext:value-type="float">
            <text:p>89.889</text:p>
          </table:table-cell>
          <table:table-cell office:value-type="float" office:value="39.13" calcext:value-type="float">
            <text:p>39.13</text:p>
          </table:table-cell>
          <table:table-cell office:value-type="float" office:value="33.771" calcext:value-type="float">
            <text:p>33.771</text:p>
          </table:table-cell>
          <table:table-cell office:value-type="float" office:value="35.134" calcext:value-type="float">
            <text:p>35.13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2.32" calcext:value-type="float">
            <text:p>122.32</text:p>
          </table:table-cell>
          <table:table-cell office:value-type="float" office:value="116.216" calcext:value-type="float">
            <text:p>116.216</text:p>
          </table:table-cell>
          <table:table-cell office:value-type="float" office:value="24.905" calcext:value-type="float">
            <text:p>24.905</text:p>
          </table:table-cell>
          <table:table-cell office:value-type="float" office:value="25.223" calcext:value-type="float">
            <text:p>25.223</text:p>
          </table:table-cell>
          <table:table-cell office:value-type="float" office:value="25.771" calcext:value-type="float">
            <text:p>25.771</text:p>
          </table:table-cell>
          <table:table-cell office:value-type="float" office:value="32.99" calcext:value-type="float">
            <text:p>32.99</text:p>
          </table:table-cell>
          <table:table-cell office:value-type="float" office:value="80.443" calcext:value-type="float">
            <text:p>80.443</text:p>
          </table:table-cell>
          <table:table-cell office:value-type="float" office:value="2.677" calcext:value-type="float">
            <text:p>2.677</text:p>
          </table:table-cell>
          <table:table-cell office:value-type="float" office:value="3.064" calcext:value-type="float">
            <text:p>3.064</text:p>
          </table:table-cell>
          <table:table-cell office:value-type="float" office:value="3.017" calcext:value-type="float">
            <text:p>3.017</text:p>
          </table:table-cell>
          <table:table-cell office:value-type="float" office:value="731.46" calcext:value-type="float">
            <text:p>731.46</text:p>
          </table:table-cell>
          <table:table-cell office:value-type="float" office:value="76.449" calcext:value-type="float">
            <text:p>76.449</text:p>
          </table:table-cell>
          <table:table-cell office:value-type="float" office:value="33.027" calcext:value-type="float">
            <text:p>33.027</text:p>
          </table:table-cell>
          <table:table-cell office:value-type="float" office:value="31.703" calcext:value-type="float">
            <text:p>31.703</text:p>
          </table:table-cell>
          <table:table-cell office:value-type="float" office:value="32.733" calcext:value-type="float">
            <text:p>32.73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26.69" calcext:value-type="float">
            <text:p>126.69</text:p>
          </table:table-cell>
          <table:table-cell office:value-type="float" office:value="114.121" calcext:value-type="float">
            <text:p>114.121</text:p>
          </table:table-cell>
          <table:table-cell office:value-type="float" office:value="24.588" calcext:value-type="float">
            <text:p>24.588</text:p>
          </table:table-cell>
          <table:table-cell office:value-type="float" office:value="25.506" calcext:value-type="float">
            <text:p>25.506</text:p>
          </table:table-cell>
          <table:table-cell office:value-type="float" office:value="27.338" calcext:value-type="float">
            <text:p>27.338</text:p>
          </table:table-cell>
          <table:table-cell office:value-type="float" office:value="34.16" calcext:value-type="float">
            <text:p>34.16</text:p>
          </table:table-cell>
          <table:table-cell office:value-type="float" office:value="84.486" calcext:value-type="float">
            <text:p>84.486</text:p>
          </table:table-cell>
          <table:table-cell office:value-type="float" office:value="3.204" calcext:value-type="float">
            <text:p>3.204</text:p>
          </table:table-cell>
          <table:table-cell office:value-type="float" office:value="3.53" calcext:value-type="float">
            <text:p>3.53</text:p>
          </table:table-cell>
          <table:table-cell office:value-type="float" office:value="3.416" calcext:value-type="float">
            <text:p>3.416</text:p>
          </table:table-cell>
          <table:table-cell office:value-type="float" office:value="757.59" calcext:value-type="float">
            <text:p>757.59</text:p>
          </table:table-cell>
          <table:table-cell office:value-type="float" office:value="80.08" calcext:value-type="float">
            <text:p>80.08</text:p>
          </table:table-cell>
          <table:table-cell office:value-type="float" office:value="35.269" calcext:value-type="float">
            <text:p>35.269</text:p>
          </table:table-cell>
          <table:table-cell office:value-type="float" office:value="32.875" calcext:value-type="float">
            <text:p>32.875</text:p>
          </table:table-cell>
          <table:table-cell office:value-type="float" office:value="33.895" calcext:value-type="float">
            <text:p>33.89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1.05" calcext:value-type="float">
            <text:p>131.05</text:p>
          </table:table-cell>
          <table:table-cell office:value-type="float" office:value="121.414" calcext:value-type="float">
            <text:p>121.414</text:p>
          </table:table-cell>
          <table:table-cell office:value-type="float" office:value="26.558" calcext:value-type="float">
            <text:p>26.558</text:p>
          </table:table-cell>
          <table:table-cell office:value-type="float" office:value="28.497" calcext:value-type="float">
            <text:p>28.497</text:p>
          </table:table-cell>
          <table:table-cell office:value-type="float" office:value="28.081" calcext:value-type="float">
            <text:p>28.081</text:p>
          </table:table-cell>
          <table:table-cell office:value-type="float" office:value="35.34" calcext:value-type="float">
            <text:p>35.34</text:p>
          </table:table-cell>
          <table:table-cell office:value-type="float" office:value="105.61" calcext:value-type="float">
            <text:p>105.61</text:p>
          </table:table-cell>
          <table:table-cell office:value-type="float" office:value="4.558" calcext:value-type="float">
            <text:p>4.558</text:p>
          </table:table-cell>
          <table:table-cell office:value-type="float" office:value="6.016" calcext:value-type="float">
            <text:p>6.016</text:p>
          </table:table-cell>
          <table:table-cell office:value-type="float" office:value="5.043" calcext:value-type="float">
            <text:p>5.043</text:p>
          </table:table-cell>
          <table:table-cell office:value-type="float" office:value="783.71" calcext:value-type="float">
            <text:p>783.71</text:p>
          </table:table-cell>
          <table:table-cell office:value-type="float" office:value="80.884" calcext:value-type="float">
            <text:p>80.884</text:p>
          </table:table-cell>
          <table:table-cell office:value-type="float" office:value="35.779" calcext:value-type="float">
            <text:p>35.779</text:p>
          </table:table-cell>
          <table:table-cell office:value-type="float" office:value="33.83" calcext:value-type="float">
            <text:p>33.83</text:p>
          </table:table-cell>
          <table:table-cell office:value-type="float" office:value="34.137" calcext:value-type="float">
            <text:p>34.13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35.42" calcext:value-type="float">
            <text:p>135.42</text:p>
          </table:table-cell>
          <table:table-cell office:value-type="float" office:value="126.251" calcext:value-type="float">
            <text:p>126.251</text:p>
          </table:table-cell>
          <table:table-cell office:value-type="float" office:value="27.744" calcext:value-type="float">
            <text:p>27.744</text:p>
          </table:table-cell>
          <table:table-cell office:value-type="float" office:value="28.943" calcext:value-type="float">
            <text:p>28.943</text:p>
          </table:table-cell>
          <table:table-cell office:value-type="float" office:value="29.8" calcext:value-type="float">
            <text:p>29.8</text:p>
          </table:table-cell>
          <table:table-cell office:value-type="float" office:value="36.52" calcext:value-type="float">
            <text:p>36.52</text:p>
          </table:table-cell>
          <table:table-cell office:value-type="float" office:value="156.386" calcext:value-type="float">
            <text:p>156.386</text:p>
          </table:table-cell>
          <table:table-cell office:value-type="float" office:value="5.989" calcext:value-type="float">
            <text:p>5.989</text:p>
          </table:table-cell>
          <table:table-cell office:value-type="float" office:value="5.007" calcext:value-type="float">
            <text:p>5.007</text:p>
          </table:table-cell>
          <table:table-cell office:value-type="float" office:value="5.852" calcext:value-type="float">
            <text:p>5.852</text:p>
          </table:table-cell>
          <table:table-cell office:value-type="float" office:value="809.84" calcext:value-type="float">
            <text:p>809.84</text:p>
          </table:table-cell>
          <table:table-cell office:value-type="float" office:value="85.829" calcext:value-type="float">
            <text:p>85.829</text:p>
          </table:table-cell>
          <table:table-cell office:value-type="float" office:value="37.832" calcext:value-type="float">
            <text:p>37.832</text:p>
          </table:table-cell>
          <table:table-cell office:value-type="float" office:value="36" calcext:value-type="float">
            <text:p>36</text:p>
          </table:table-cell>
          <table:table-cell office:value-type="float" office:value="36.229" calcext:value-type="float">
            <text:p>36.22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9.344" calcext:value-type="float">
            <text:p>139.344</text:p>
          </table:table-cell>
          <table:table-cell office:value-type="float" office:value="29.197" calcext:value-type="float">
            <text:p>29.197</text:p>
          </table:table-cell>
          <table:table-cell office:value-type="float" office:value="30.985" calcext:value-type="float">
            <text:p>30.985</text:p>
          </table:table-cell>
          <table:table-cell office:value-type="float" office:value="32.481" calcext:value-type="float">
            <text:p>32.481</text:p>
          </table:table-cell>
          <table:table-cell office:value-type="float" office:value="37.69" calcext:value-type="float">
            <text:p>37.69</text:p>
          </table:table-cell>
          <table:table-cell office:value-type="float" office:value="195.288" calcext:value-type="float">
            <text:p>195.288</text:p>
          </table:table-cell>
          <table:table-cell office:value-type="float" office:value="5.221" calcext:value-type="float">
            <text:p>5.221</text:p>
          </table:table-cell>
          <table:table-cell office:value-type="float" office:value="6.473" calcext:value-type="float">
            <text:p>6.473</text:p>
          </table:table-cell>
          <table:table-cell office:value-type="float" office:value="7.79" calcext:value-type="float">
            <text:p>7.79</text:p>
          </table:table-cell>
          <table:table-cell office:value-type="float" office:value="835.96" calcext:value-type="float">
            <text:p>835.96</text:p>
          </table:table-cell>
          <table:table-cell office:value-type="float" office:value="92.666" calcext:value-type="float">
            <text:p>92.666</text:p>
          </table:table-cell>
          <table:table-cell office:value-type="float" office:value="40.704" calcext:value-type="float">
            <text:p>40.704</text:p>
          </table:table-cell>
          <table:table-cell office:value-type="float" office:value="39.113" calcext:value-type="float">
            <text:p>39.113</text:p>
          </table:table-cell>
          <table:table-cell office:value-type="float" office:value="39.072" calcext:value-type="float">
            <text:p>39.07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44.16" calcext:value-type="float">
            <text:p>144.16</text:p>
          </table:table-cell>
          <table:table-cell office:value-type="float" office:value="146.077" calcext:value-type="float">
            <text:p>146.077</text:p>
          </table:table-cell>
          <table:table-cell office:value-type="float" office:value="34.514" calcext:value-type="float">
            <text:p>34.514</text:p>
          </table:table-cell>
          <table:table-cell office:value-type="float" office:value="33.177" calcext:value-type="float">
            <text:p>33.177</text:p>
          </table:table-cell>
          <table:table-cell office:value-type="float" office:value="33.596" calcext:value-type="float">
            <text:p>33.596</text:p>
          </table:table-cell>
          <table:table-cell office:value-type="float" office:value="38.87" calcext:value-type="float">
            <text:p>38.87</text:p>
          </table:table-cell>
          <table:table-cell office:value-type="float" office:value="216.942" calcext:value-type="float">
            <text:p>216.942</text:p>
          </table:table-cell>
          <table:table-cell office:value-type="float" office:value="3.823" calcext:value-type="float">
            <text:p>3.823</text:p>
          </table:table-cell>
          <table:table-cell office:value-type="float" office:value="4.213" calcext:value-type="float">
            <text:p>4.213</text:p>
          </table:table-cell>
          <table:table-cell office:value-type="float" office:value="3.859" calcext:value-type="float">
            <text:p>3.859</text:p>
          </table:table-cell>
          <table:table-cell office:value-type="float" office:value="862.08" calcext:value-type="float">
            <text:p>862.08</text:p>
          </table:table-cell>
          <table:table-cell office:value-type="float" office:value="95.266" calcext:value-type="float">
            <text:p>95.266</text:p>
          </table:table-cell>
          <table:table-cell office:value-type="float" office:value="41.81" calcext:value-type="float">
            <text:p>41.81</text:p>
          </table:table-cell>
          <table:table-cell office:value-type="float" office:value="40.689" calcext:value-type="float">
            <text:p>40.689</text:p>
          </table:table-cell>
          <table:table-cell office:value-type="float" office:value="40.84" calcext:value-type="float">
            <text:p>40.8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48.53" calcext:value-type="float">
            <text:p>148.53</text:p>
          </table:table-cell>
          <table:table-cell office:value-type="float" office:value="151.261" calcext:value-type="float">
            <text:p>151.261</text:p>
          </table:table-cell>
          <table:table-cell office:value-type="float" office:value="32.914" calcext:value-type="float">
            <text:p>32.914</text:p>
          </table:table-cell>
          <table:table-cell office:value-type="float" office:value="37.818" calcext:value-type="float">
            <text:p>37.818</text:p>
          </table:table-cell>
          <table:table-cell office:value-type="float" office:value="44.639" calcext:value-type="float">
            <text:p>44.639</text:p>
          </table:table-cell>
          <table:table-cell office:value-type="float" office:value="40.05" calcext:value-type="float">
            <text:p>40.05</text:p>
          </table:table-cell>
          <table:table-cell office:value-type="float" office:value="103.173" calcext:value-type="float">
            <text:p>103.173</text:p>
          </table:table-cell>
          <table:table-cell office:value-type="float" office:value="2.499" calcext:value-type="float">
            <text:p>2.499</text:p>
          </table:table-cell>
          <table:table-cell office:value-type="float" office:value="4.744" calcext:value-type="float">
            <text:p>4.744</text:p>
          </table:table-cell>
          <table:table-cell office:value-type="float" office:value="3.841" calcext:value-type="float">
            <text:p>3.841</text:p>
          </table:table-cell>
          <table:table-cell office:value-type="float" office:value="888.21" calcext:value-type="float">
            <text:p>888.21</text:p>
          </table:table-cell>
          <table:table-cell office:value-type="float" office:value="100.594" calcext:value-type="float">
            <text:p>100.594</text:p>
          </table:table-cell>
          <table:table-cell office:value-type="float" office:value="43.444" calcext:value-type="float">
            <text:p>43.444</text:p>
          </table:table-cell>
          <table:table-cell office:value-type="float" office:value="42.481" calcext:value-type="float">
            <text:p>42.481</text:p>
          </table:table-cell>
          <table:table-cell office:value-type="float" office:value="42.142" calcext:value-type="float">
            <text:p>42.1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52.89" calcext:value-type="float">
            <text:p>152.89</text:p>
          </table:table-cell>
          <table:table-cell office:value-type="float" office:value="156.552" calcext:value-type="float">
            <text:p>156.552</text:p>
          </table:table-cell>
          <table:table-cell office:value-type="float" office:value="37.649" calcext:value-type="float">
            <text:p>37.649</text:p>
          </table:table-cell>
          <table:table-cell office:value-type="float" office:value="41.106" calcext:value-type="float">
            <text:p>41.106</text:p>
          </table:table-cell>
          <table:table-cell office:value-type="float" office:value="42.77" calcext:value-type="float">
            <text:p>42.77</text:p>
          </table:table-cell>
          <table:table-cell office:value-type="float" office:value="41.23" calcext:value-type="float">
            <text:p>41.23</text:p>
          </table:table-cell>
          <table:table-cell office:value-type="float" office:value="104.054" calcext:value-type="float">
            <text:p>104.054</text:p>
          </table:table-cell>
          <table:table-cell office:value-type="float" office:value="2.264" calcext:value-type="float">
            <text:p>2.264</text:p>
          </table:table-cell>
          <table:table-cell office:value-type="float" office:value="4.108" calcext:value-type="float">
            <text:p>4.108</text:p>
          </table:table-cell>
          <table:table-cell office:value-type="float" office:value="3.489" calcext:value-type="float">
            <text:p>3.489</text:p>
          </table:table-cell>
          <table:table-cell office:value-type="float" office:value="914.33" calcext:value-type="float">
            <text:p>914.33</text:p>
          </table:table-cell>
          <table:table-cell office:value-type="float" office:value="99.599" calcext:value-type="float">
            <text:p>99.599</text:p>
          </table:table-cell>
          <table:table-cell office:value-type="float" office:value="43.443" calcext:value-type="float">
            <text:p>43.443</text:p>
          </table:table-cell>
          <table:table-cell office:value-type="float" office:value="42.312" calcext:value-type="float">
            <text:p>42.312</text:p>
          </table:table-cell>
          <table:table-cell office:value-type="float" office:value="41.956" calcext:value-type="float">
            <text:p>41.95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7.27" calcext:value-type="float">
            <text:p>157.27</text:p>
          </table:table-cell>
          <table:table-cell office:value-type="float" office:value="161.589" calcext:value-type="float">
            <text:p>161.589</text:p>
          </table:table-cell>
          <table:table-cell office:value-type="float" office:value="39.109" calcext:value-type="float">
            <text:p>39.109</text:p>
          </table:table-cell>
          <table:table-cell office:value-type="float" office:value="42.679" calcext:value-type="float">
            <text:p>42.679</text:p>
          </table:table-cell>
          <table:table-cell office:value-type="float" office:value="38.072" calcext:value-type="float">
            <text:p>38.072</text:p>
          </table:table-cell>
          <table:table-cell office:value-type="float" office:value="42.41" calcext:value-type="float">
            <text:p>42.41</text:p>
          </table:table-cell>
          <table:table-cell office:value-type="float" office:value="108.318" calcext:value-type="float">
            <text:p>108.318</text:p>
          </table:table-cell>
          <table:table-cell office:value-type="float" office:value="2.539" calcext:value-type="float">
            <text:p>2.539</text:p>
          </table:table-cell>
          <table:table-cell office:value-type="float" office:value="4.247" calcext:value-type="float">
            <text:p>4.247</text:p>
          </table:table-cell>
          <table:table-cell office:value-type="float" office:value="4.156" calcext:value-type="float">
            <text:p>4.156</text:p>
          </table:table-cell>
          <table:table-cell office:value-type="float" office:value="940.45" calcext:value-type="float">
            <text:p>940.45</text:p>
          </table:table-cell>
          <table:table-cell office:value-type="float" office:value="106.083" calcext:value-type="float">
            <text:p>106.083</text:p>
          </table:table-cell>
          <table:table-cell office:value-type="float" office:value="46.085" calcext:value-type="float">
            <text:p>46.085</text:p>
          </table:table-cell>
          <table:table-cell office:value-type="float" office:value="44.36" calcext:value-type="float">
            <text:p>44.36</text:p>
          </table:table-cell>
          <table:table-cell office:value-type="float" office:value="44.322" calcext:value-type="float">
            <text:p>44.32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61.63" calcext:value-type="float">
            <text:p>161.63</text:p>
          </table:table-cell>
          <table:table-cell office:value-type="float" office:value="211.741" calcext:value-type="float">
            <text:p>211.741</text:p>
          </table:table-cell>
          <table:table-cell office:value-type="float" office:value="38.721" calcext:value-type="float">
            <text:p>38.721</text:p>
          </table:table-cell>
          <table:table-cell office:value-type="float" office:value="38.889" calcext:value-type="float">
            <text:p>38.889</text:p>
          </table:table-cell>
          <table:table-cell office:value-type="float" office:value="38.131" calcext:value-type="float">
            <text:p>38.131</text:p>
          </table:table-cell>
          <table:table-cell office:value-type="float" office:value="43.58" calcext:value-type="float">
            <text:p>43.58</text:p>
          </table:table-cell>
          <table:table-cell office:value-type="float" office:value="141.25" calcext:value-type="float">
            <text:p>141.25</text:p>
          </table:table-cell>
          <table:table-cell office:value-type="float" office:value="3.534" calcext:value-type="float">
            <text:p>3.534</text:p>
          </table:table-cell>
          <table:table-cell office:value-type="float" office:value="5.515" calcext:value-type="float">
            <text:p>5.515</text:p>
          </table:table-cell>
          <table:table-cell office:value-type="float" office:value="5.452" calcext:value-type="float">
            <text:p>5.452</text:p>
          </table:table-cell>
          <table:table-cell office:value-type="float" office:value="966.58" calcext:value-type="float">
            <text:p>966.58</text:p>
          </table:table-cell>
          <table:table-cell office:value-type="float" office:value="107.147" calcext:value-type="float">
            <text:p>107.147</text:p>
          </table:table-cell>
          <table:table-cell office:value-type="float" office:value="46.807" calcext:value-type="float">
            <text:p>46.807</text:p>
          </table:table-cell>
          <table:table-cell office:value-type="float" office:value="45.76" calcext:value-type="float">
            <text:p>45.76</text:p>
          </table:table-cell>
          <table:table-cell office:value-type="float" office:value="45.507" calcext:value-type="float">
            <text:p>45.50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66" calcext:value-type="float">
            <text:p>166</text:p>
          </table:table-cell>
          <table:table-cell office:value-type="float" office:value="359.579" calcext:value-type="float">
            <text:p>359.579</text:p>
          </table:table-cell>
          <table:table-cell office:value-type="float" office:value="61.241" calcext:value-type="float">
            <text:p>61.241</text:p>
          </table:table-cell>
          <table:table-cell office:value-type="float" office:value="67.1" calcext:value-type="float">
            <text:p>67.1</text:p>
          </table:table-cell>
          <table:table-cell office:value-type="float" office:value="66.368" calcext:value-type="float">
            <text:p>66.368</text:p>
          </table:table-cell>
          <table:table-cell office:value-type="float" office:value="44.77" calcext:value-type="float">
            <text:p>44.77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5.562" calcext:value-type="float">
            <text:p>5.562</text:p>
          </table:table-cell>
          <table:table-cell office:value-type="float" office:value="7.838" calcext:value-type="float">
            <text:p>7.838</text:p>
          </table:table-cell>
          <table:table-cell office:value-type="float" office:value="7.965" calcext:value-type="float">
            <text:p>7.965</text:p>
          </table:table-cell>
          <table:table-cell office:value-type="float" office:value="992.7" calcext:value-type="float">
            <text:p>992.7</text:p>
          </table:table-cell>
          <table:table-cell office:value-type="float" office:value="217.444" calcext:value-type="float">
            <text:p>217.444</text:p>
          </table:table-cell>
          <table:table-cell office:value-type="float" office:value="98.253" calcext:value-type="float">
            <text:p>98.253</text:p>
          </table:table-cell>
          <table:table-cell office:value-type="float" office:value="95.023" calcext:value-type="float">
            <text:p>95.023</text:p>
          </table:table-cell>
          <table:table-cell office:value-type="float" office:value="94.122" calcext:value-type="float">
            <text:p>94.12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70.37" calcext:value-type="float">
            <text:p>170.37</text:p>
          </table:table-cell>
          <table:table-cell office:value-type="float" office:value="272.67" calcext:value-type="float">
            <text:p>272.67</text:p>
          </table:table-cell>
          <table:table-cell office:value-type="float" office:value="55.08" calcext:value-type="float">
            <text:p>55.08</text:p>
          </table:table-cell>
          <table:table-cell office:value-type="float" office:value="60.729" calcext:value-type="float">
            <text:p>60.729</text:p>
          </table:table-cell>
          <table:table-cell office:value-type="float" office:value="60.093" calcext:value-type="float">
            <text:p>60.093</text:p>
          </table:table-cell>
          <table:table-cell office:value-type="float" office:value="45.94" calcext:value-type="float">
            <text:p>45.94</text:p>
          </table:table-cell>
          <table:table-cell office:value-type="float" office:value="204.383" calcext:value-type="float">
            <text:p>204.383</text:p>
          </table:table-cell>
          <table:table-cell office:value-type="float" office:value="5.46" calcext:value-type="float">
            <text:p>5.46</text:p>
          </table:table-cell>
          <table:table-cell office:value-type="float" office:value="7.198" calcext:value-type="float">
            <text:p>7.198</text:p>
          </table:table-cell>
          <table:table-cell office:value-type="float" office:value="7.469" calcext:value-type="float">
            <text:p>7.469</text:p>
          </table:table-cell>
          <table:table-cell office:value-type="float" office:value="1018.83" calcext:value-type="float">
            <text:p>1018.83</text:p>
          </table:table-cell>
          <table:table-cell office:value-type="float" office:value="195.767" calcext:value-type="float">
            <text:p>195.767</text:p>
          </table:table-cell>
          <table:table-cell office:value-type="float" office:value="91.644" calcext:value-type="float">
            <text:p>91.644</text:p>
          </table:table-cell>
          <table:table-cell office:value-type="float" office:value="88.445" calcext:value-type="float">
            <text:p>88.445</text:p>
          </table:table-cell>
          <table:table-cell office:value-type="float" office:value="88.166" calcext:value-type="float">
            <text:p>88.1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74.74" calcext:value-type="float">
            <text:p>174.74</text:p>
          </table:table-cell>
          <table:table-cell office:value-type="float" office:value="299.648" calcext:value-type="float">
            <text:p>299.648</text:p>
          </table:table-cell>
          <table:table-cell office:value-type="float" office:value="64.709" calcext:value-type="float">
            <text:p>64.709</text:p>
          </table:table-cell>
          <table:table-cell office:value-type="float" office:value="68.059" calcext:value-type="float">
            <text:p>68.059</text:p>
          </table:table-cell>
          <table:table-cell office:value-type="float" office:value="67.212" calcext:value-type="float">
            <text:p>67.212</text:p>
          </table:table-cell>
          <table:table-cell office:value-type="float" office:value="47.12" calcext:value-type="float">
            <text:p>47.12</text:p>
          </table:table-cell>
          <table:table-cell office:value-type="float" office:value="216.999" calcext:value-type="float">
            <text:p>216.999</text:p>
          </table:table-cell>
          <table:table-cell office:value-type="float" office:value="5.129" calcext:value-type="float">
            <text:p>5.129</text:p>
          </table:table-cell>
          <table:table-cell office:value-type="float" office:value="8.296" calcext:value-type="float">
            <text:p>8.296</text:p>
          </table:table-cell>
          <table:table-cell office:value-type="float" office:value="8.257" calcext:value-type="float">
            <text:p>8.257</text:p>
          </table:table-cell>
          <table:table-cell office:value-type="float" office:value="1044.95" calcext:value-type="float">
            <text:p>1044.95</text:p>
          </table:table-cell>
          <table:table-cell office:value-type="float" office:value="230.542" calcext:value-type="float">
            <text:p>230.542</text:p>
          </table:table-cell>
          <table:table-cell office:value-type="float" office:value="106.643" calcext:value-type="float">
            <text:p>106.643</text:p>
          </table:table-cell>
          <table:table-cell office:value-type="float" office:value="103.261" calcext:value-type="float">
            <text:p>103.261</text:p>
          </table:table-cell>
          <table:table-cell office:value-type="float" office:value="103.417" calcext:value-type="float">
            <text:p>103.417</text:p>
          </table:table-cell>
        </table:table-row>
        <table:table-row table:style-name="ro1" table:number-rows-repeated="66">
          <table:table-cell table:number-columns-repeated="16"/>
        </table:table-row>
        <table:table-row table:style-name="ro1">
          <table:table-cell office:value-type="string" calcext:value-type="string">
            <text:p>Legend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d 0 </text:p>
          </table:table-cell>
          <table:table-cell office:value-type="string" calcext:value-type="string">
            <text:p><text:s/>SELECT COUNT(*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ad 1 </text:p>
          </table:table-cell>
          <table:table-cell office:value-type="string" calcext:value-type="string">
            <text:p><text:s/>SELECT COUNT(*) FROM SELECT * FROM data_frame WHERE C41 = 'pod.' AND C7 = 1 AND C8 = 0 AND C31 &lt; 100 AND C35 &gt; 0.1 AND C35 &lt; 0.5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ad 2 </text:p>
          </table:table-cell>
          <table:table-cell office:value-type="string" calcext:value-type="string">
            <text:p><text:s/>SELECT COUNT(*) FROM SELECT "C1", "C2", "C3", "C7", "C8", "C31", "C35", "C41" FROM data_frame WHERE C41 = 'pod.' AND C7 = 1 AND C8 = 0 AND C31 &lt; 100 AND C35 &gt; 0.1 AND C35 &lt; 0.5 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Local0.A1:Local0.AMI104857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Local1.A1:Local1.G13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Yarn.A1:Yarn.G12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12:54.8409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3:44:39.951192000</meta:creation-date>
    <meta:editing-duration>P1DT7H2M30S</meta:editing-duration>
    <meta:editing-cycles>17</meta:editing-cycles>
    <meta:generator>LibreOffice/5.0.2.2$MacOSX_X86_64 LibreOffice_project/ab9e2a14cfa5edd30bd74f156cfba09bfd5be3a0</meta:generator>
    <dc:date>2016-03-02T10:30:02.133079000</dc:date>
    <meta:document-statistic meta:table-count="3" meta:cell-count="132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Local0.B3:Local0.C30 Local0.B2:Local0.C2 Local0.G2:Local0.G30 Local0.K2:Local0.K30" chart:data-source-has-labels="both" svg:x="1.373cm" svg:y="0.241cm" svg:width="17.55cm" svg:height="10.612cm">
          <chartooo:coordinate-region svg:x="2.201cm" svg:y="0.439cm" svg:width="16.525cm" svg:height="8.802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Local0.B3:Local0.B30"/>
          </chart:axis>
          <chart:axis chart:dimension="y" chart:name="primary-y" chart:style-name="ch6">
            <chart:title svg:x="0.451cm" svg:y="6.274cm" chart:style-name="ch7">
              <text:p>Size [MB]</text:p>
            </chart:title>
            <chart:grid chart:style-name="ch8" chart:class="major"/>
          </chart:axis>
          <chart:series chart:style-name="ch9" chart:values-cell-range-address="Local0.C3:Local0.C30" chart:label-cell-address="Local0.C2:Local0.C2" chart:class="chart:line">
            <chart:data-point chart:repeated="28"/>
          </chart:series>
          <chart:series chart:style-name="ch10" chart:values-cell-range-address="Local0.G3:Local0.G30" chart:label-cell-address="Local0.G2:Local0.G2" chart:class="chart:line">
            <chart:data-point chart:repeated="28"/>
          </chart:series>
          <chart:series chart:style-name="ch11" chart:values-cell-range-address="Local0.K3:Local0.K30" chart:label-cell-address="Local0.K2:Local0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Local0.C2:Local0.C2</svg:desc>
                </draw:g>
              </table:table-cell>
              <table:table-cell office:value-type="string">
                <text:p>com.databricks.spark.csv        </text:p>
                <draw:g>
                  <svg:desc>Local0.G2:Local0.G2</svg:desc>
                </draw:g>
              </table:table-cell>
              <table:table-cell office:value-type="string">
                <text:p>parquet</text:p>
                <draw:g>
                  <svg:desc>Local0.K2:Local0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Local0.B3:Local0.B30</svg:desc>
                </draw:g>
              </table:table-cell>
              <table:table-cell office:value-type="float" office:value="0">
                <text:p>0</text:p>
                <draw:g>
                  <svg:desc>Local0.C3:Local0.C30</svg:desc>
                </draw:g>
              </table:table-cell>
              <table:table-cell office:value-type="float" office:value="2">
                <text:p>2</text:p>
                <draw:g>
                  <svg:desc>Local0.G3:Local0.G30</svg:desc>
                </draw:g>
              </table:table-cell>
              <table:table-cell office:value-type="float" office:value="0">
                <text:p>0</text:p>
                <draw:g>
                  <svg:desc>Local0.K3:Local0.K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3.2">
                <text:p>13.2</text:p>
              </table:table-cell>
              <table:table-cell office:value-type="float" office:value="78.98">
                <text:p>78.9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.6">
                <text:p>17.6</text:p>
              </table:table-cell>
              <table:table-cell office:value-type="float" office:value="105.31">
                <text:p>105.3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.01">
                <text:p>22.01</text:p>
              </table:table-cell>
              <table:table-cell office:value-type="float" office:value="131.64">
                <text:p>131.64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6.41">
                <text:p>26.41</text:p>
              </table:table-cell>
              <table:table-cell office:value-type="float" office:value="157.97">
                <text:p>157.97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0.81">
                <text:p>30.81</text:p>
              </table:table-cell>
              <table:table-cell office:value-type="float" office:value="184.29">
                <text:p>184.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5.21">
                <text:p>35.21</text:p>
              </table:table-cell>
              <table:table-cell office:value-type="float" office:value="210.62">
                <text:p>210.62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9.61">
                <text:p>39.61</text:p>
              </table:table-cell>
              <table:table-cell office:value-type="float" office:value="236.95">
                <text:p>236.9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44.01">
                <text:p>44.01</text:p>
              </table:table-cell>
              <table:table-cell office:value-type="float" office:value="263.28">
                <text:p>263.28</text:p>
              </table:table-cell>
              <table:table-cell office:value-type="float" office:value="11.85">
                <text:p>11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9.217cm" xlink:href=".." xlink:type="simple" chart:class="chart:line" chart:style-name="ch1">
        <chart:legend svg:x="1.692cm" svg:y="0.354cm" style:legend-expansion="custom" chartooo:width="4.898cm" chartooo:height="1.62cm" style:legend-expansion-aspect-ratio="3.02345679012346" chart:style-name="ch2"/>
        <chart:plot-area chart:style-name="ch3" table:cell-range-address="Yarn.A3:Yarn.A42 Yarn.B2:Yarn.B2 Yarn.C3:Yarn.C42 Yarn.G2:Yarn.G2 Yarn.H3:Yarn.H42 Yarn.L2:Yarn.L2 Yarn.M3:Yarn.M42" chart:data-source-has-labels="both" svg:x="0.693cm" svg:y="-0.016cm" svg:width="15.328cm" svg:height="8.525cm">
          <chartooo:coordinate-region svg:x="1.521cm" svg:y="0.181cm" svg:width="14.5cm" svg:height="7.244cm"/>
          <chart:axis chart:dimension="x" chart:name="primary-x" chart:style-name="ch4" chartooo:axis-type="auto">
            <chartooo:date-scale/>
            <chart:title svg:x="7.526cm" svg:y="8.535cm" chart:style-name="ch5">
              <text:p>Records * 1000</text:p>
            </chart:title>
            <chart:categories table:cell-range-address="Yarn.A3:Yarn.A42"/>
            <chart:grid chart:style-name="ch6" chart:class="major"/>
          </chart:axis>
          <chart:axis chart:dimension="y" chart:name="primary-y" chart:style-name="ch4">
            <chart:title svg:x="0.096cm" svg:y="5.043cm" chart:style-name="ch7">
              <text:p>Write to file [s]</text:p>
            </chart:title>
            <chart:grid chart:style-name="ch6" chart:class="major"/>
            <chart:grid chart:style-name="ch8" chart:class="minor"/>
          </chart:axis>
          <chart:series chart:style-name="ch9" chart:values-cell-range-address="Yarn.C3:Yarn.C42" chart:label-cell-address="Yarn.B2:Yarn.B2" chart:class="chart:line">
            <chart:data-point chart:repeated="40"/>
          </chart:series>
          <chart:series chart:style-name="ch10" chart:values-cell-range-address="Yarn.H3:Yarn.H42" chart:label-cell-address="Yarn.G2:Yarn.G2" chart:class="chart:line">
            <chart:data-point chart:repeated="40"/>
          </chart:series>
          <chart:series chart:style-name="ch11" chart:values-cell-range-address="Yarn.M3:Yarn.M42" chart:label-cell-address="Yarn.L2:Yarn.L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        </text:p>
                <draw:g>
                  <svg:desc>Yarn.B2:Yarn.B2</svg:desc>
                </draw:g>
              </table:table-cell>
              <table:table-cell office:value-type="string">
                <text:p>Parquet                          </text:p>
                <draw:g>
                  <svg:desc>Yarn.G2:Yarn.G2</svg:desc>
                </draw:g>
              </table:table-cell>
              <table:table-cell office:value-type="string">
                <text:p>CSV</text:p>
                <draw:g>
                  <svg:desc>Yarn.L2:Yarn.L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Yarn.A3:Yarn.A42</svg:desc>
                </draw:g>
              </table:table-cell>
              <table:table-cell office:value-type="float" office:value="4.338">
                <text:p>4.338</text:p>
                <draw:g>
                  <svg:desc>Yarn.C3:Yarn.C42</svg:desc>
                </draw:g>
              </table:table-cell>
              <table:table-cell office:value-type="float" office:value="3.402">
                <text:p>3.402</text:p>
                <draw:g>
                  <svg:desc>Yarn.H3:Yarn.H42</svg:desc>
                </draw:g>
              </table:table-cell>
              <table:table-cell office:value-type="float" office:value="3.189">
                <text:p>3.189</text:p>
                <draw:g>
                  <svg:desc>Yarn.M3:Yarn.M4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.446">
                <text:p>8.446</text:p>
              </table:table-cell>
              <table:table-cell office:value-type="float" office:value="5.872">
                <text:p>5.872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.939">
                <text:p>11.939</text:p>
              </table:table-cell>
              <table:table-cell office:value-type="float" office:value="8.911">
                <text:p>8.911</text:p>
              </table:table-cell>
              <table:table-cell office:value-type="float" office:value="8.428">
                <text:p>8.42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.859">
                <text:p>17.859</text:p>
              </table:table-cell>
              <table:table-cell office:value-type="float" office:value="16.151">
                <text:p>16.151</text:p>
              </table:table-cell>
              <table:table-cell office:value-type="float" office:value="11.226">
                <text:p>11.2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.21">
                <text:p>23.21</text:p>
              </table:table-cell>
              <table:table-cell office:value-type="float" office:value="20.652">
                <text:p>20.652</text:p>
              </table:table-cell>
              <table:table-cell office:value-type="float" office:value="18.217">
                <text:p>18.21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.733">
                <text:p>23.733</text:p>
              </table:table-cell>
              <table:table-cell office:value-type="float" office:value="17.042">
                <text:p>17.04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8.345">
                <text:p>28.345</text:p>
              </table:table-cell>
              <table:table-cell office:value-type="float" office:value="20.351">
                <text:p>20.351</text:p>
              </table:table-cell>
              <table:table-cell office:value-type="float" office:value="18.886">
                <text:p>18.88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.767">
                <text:p>34.767</text:p>
              </table:table-cell>
              <table:table-cell office:value-type="float" office:value="24.033">
                <text:p>24.033</text:p>
              </table:table-cell>
              <table:table-cell office:value-type="float" office:value="22.962">
                <text:p>22.9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5.808">
                <text:p>45.808</text:p>
              </table:table-cell>
              <table:table-cell office:value-type="float" office:value="35.511">
                <text:p>35.511</text:p>
              </table:table-cell>
              <table:table-cell office:value-type="float" office:value="24.561">
                <text:p>24.5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8.586">
                <text:p>38.586</text:p>
              </table:table-cell>
              <table:table-cell office:value-type="float" office:value="29.53">
                <text:p>29.53</text:p>
              </table:table-cell>
              <table:table-cell office:value-type="float" office:value="32.723">
                <text:p>32.7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3.756">
                <text:p>43.756</text:p>
              </table:table-cell>
              <table:table-cell office:value-type="float" office:value="31.467">
                <text:p>31.467</text:p>
              </table:table-cell>
              <table:table-cell office:value-type="float" office:value="33.967">
                <text:p>33.96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7.874">
                <text:p>57.874</text:p>
              </table:table-cell>
              <table:table-cell office:value-type="float" office:value="39.847">
                <text:p>39.847</text:p>
              </table:table-cell>
              <table:table-cell office:value-type="float" office:value="33.388">
                <text:p>33.38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1.941">
                <text:p>51.941</text:p>
              </table:table-cell>
              <table:table-cell office:value-type="float" office:value="37.729">
                <text:p>37.729</text:p>
              </table:table-cell>
              <table:table-cell office:value-type="float" office:value="36.415">
                <text:p>36.41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5.527">
                <text:p>55.527</text:p>
              </table:table-cell>
              <table:table-cell office:value-type="float" office:value="41.002">
                <text:p>41.002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0.523">
                <text:p>60.523</text:p>
              </table:table-cell>
              <table:table-cell office:value-type="float" office:value="44.196">
                <text:p>44.196</text:p>
              </table:table-cell>
              <table:table-cell office:value-type="float" office:value="41.255">
                <text:p>41.25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3.829">
                <text:p>63.829</text:p>
              </table:table-cell>
              <table:table-cell office:value-type="float" office:value="49.605">
                <text:p>49.605</text:p>
              </table:table-cell>
              <table:table-cell office:value-type="float" office:value="44.328">
                <text:p>44.32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3.19">
                <text:p>73.19</text:p>
              </table:table-cell>
              <table:table-cell office:value-type="float" office:value="52.778">
                <text:p>52.778</text:p>
              </table:table-cell>
              <table:table-cell office:value-type="float" office:value="48.971">
                <text:p>48.97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8.038">
                <text:p>78.038</text:p>
              </table:table-cell>
              <table:table-cell office:value-type="float" office:value="55.509">
                <text:p>55.509</text:p>
              </table:table-cell>
              <table:table-cell office:value-type="float" office:value="52.837">
                <text:p>52.83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78.107">
                <text:p>78.107</text:p>
              </table:table-cell>
              <table:table-cell office:value-type="float" office:value="55.668">
                <text:p>55.668</text:p>
              </table:table-cell>
              <table:table-cell office:value-type="float" office:value="55.877">
                <text:p>55.87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2.245">
                <text:p>82.245</text:p>
              </table:table-cell>
              <table:table-cell office:value-type="float" office:value="57.92">
                <text:p>57.92</text:p>
              </table:table-cell>
              <table:table-cell office:value-type="float" office:value="56.579">
                <text:p>56.57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89.976">
                <text:p>89.976</text:p>
              </table:table-cell>
              <table:table-cell office:value-type="float" office:value="62.84">
                <text:p>62.84</text:p>
              </table:table-cell>
              <table:table-cell office:value-type="float" office:value="59.766">
                <text:p>59.76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91.673">
                <text:p>91.673</text:p>
              </table:table-cell>
              <table:table-cell office:value-type="float" office:value="66.483">
                <text:p>66.483</text:p>
              </table:table-cell>
              <table:table-cell office:value-type="float" office:value="62.607">
                <text:p>62.60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94.673">
                <text:p>94.673</text:p>
              </table:table-cell>
              <table:table-cell office:value-type="float" office:value="68.862">
                <text:p>68.862</text:p>
              </table:table-cell>
              <table:table-cell office:value-type="float" office:value="64.958">
                <text:p>64.95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99.045">
                <text:p>99.045</text:p>
              </table:table-cell>
              <table:table-cell office:value-type="float" office:value="71.069">
                <text:p>71.069</text:p>
              </table:table-cell>
              <table:table-cell office:value-type="float" office:value="67.735">
                <text:p>67.73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2.159">
                <text:p>102.159</text:p>
              </table:table-cell>
              <table:table-cell office:value-type="float" office:value="73.579">
                <text:p>73.579</text:p>
              </table:table-cell>
              <table:table-cell office:value-type="float" office:value="72.592">
                <text:p>72.59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7.995">
                <text:p>107.995</text:p>
              </table:table-cell>
              <table:table-cell office:value-type="float" office:value="76.79">
                <text:p>76.79</text:p>
              </table:table-cell>
              <table:table-cell office:value-type="float" office:value="74.835">
                <text:p>74.83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12.262">
                <text:p>112.262</text:p>
              </table:table-cell>
              <table:table-cell office:value-type="float" office:value="82.223">
                <text:p>82.223</text:p>
              </table:table-cell>
              <table:table-cell office:value-type="float" office:value="89.889">
                <text:p>89.88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16.216">
                <text:p>116.216</text:p>
              </table:table-cell>
              <table:table-cell office:value-type="float" office:value="80.443">
                <text:p>80.443</text:p>
              </table:table-cell>
              <table:table-cell office:value-type="float" office:value="76.449">
                <text:p>76.44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14.121">
                <text:p>114.121</text:p>
              </table:table-cell>
              <table:table-cell office:value-type="float" office:value="84.486">
                <text:p>84.486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21.414">
                <text:p>121.414</text:p>
              </table:table-cell>
              <table:table-cell office:value-type="float" office:value="105.61">
                <text:p>105.61</text:p>
              </table:table-cell>
              <table:table-cell office:value-type="float" office:value="80.884">
                <text:p>80.88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26.251">
                <text:p>126.251</text:p>
              </table:table-cell>
              <table:table-cell office:value-type="float" office:value="156.386">
                <text:p>156.386</text:p>
              </table:table-cell>
              <table:table-cell office:value-type="float" office:value="85.829">
                <text:p>85.82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39.344">
                <text:p>139.344</text:p>
              </table:table-cell>
              <table:table-cell office:value-type="float" office:value="195.288">
                <text:p>195.288</text:p>
              </table:table-cell>
              <table:table-cell office:value-type="float" office:value="92.666">
                <text:p>92.66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46.077">
                <text:p>146.077</text:p>
              </table:table-cell>
              <table:table-cell office:value-type="float" office:value="216.942">
                <text:p>216.942</text:p>
              </table:table-cell>
              <table:table-cell office:value-type="float" office:value="95.266">
                <text:p>95.26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51.261">
                <text:p>151.261</text:p>
              </table:table-cell>
              <table:table-cell office:value-type="float" office:value="103.173">
                <text:p>103.173</text:p>
              </table:table-cell>
              <table:table-cell office:value-type="float" office:value="100.594">
                <text:p>100.59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6.552">
                <text:p>156.552</text:p>
              </table:table-cell>
              <table:table-cell office:value-type="float" office:value="104.054">
                <text:p>104.054</text:p>
              </table:table-cell>
              <table:table-cell office:value-type="float" office:value="99.599">
                <text:p>99.59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61.589">
                <text:p>161.589</text:p>
              </table:table-cell>
              <table:table-cell office:value-type="float" office:value="108.318">
                <text:p>108.318</text:p>
              </table:table-cell>
              <table:table-cell office:value-type="float" office:value="106.083">
                <text:p>106.08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211.741">
                <text:p>211.741</text:p>
              </table:table-cell>
              <table:table-cell office:value-type="float" office:value="141.25">
                <text:p>141.25</text:p>
              </table:table-cell>
              <table:table-cell office:value-type="float" office:value="107.147">
                <text:p>107.1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59.579">
                <text:p>359.579</text:p>
              </table:table-cell>
              <table:table-cell office:value-type="float" office:value="194.045">
                <text:p>194.045</text:p>
              </table:table-cell>
              <table:table-cell office:value-type="float" office:value="217.444">
                <text:p>217.44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272.67">
                <text:p>272.67</text:p>
              </table:table-cell>
              <table:table-cell office:value-type="float" office:value="204.383">
                <text:p>204.383</text:p>
              </table:table-cell>
              <table:table-cell office:value-type="float" office:value="195.767">
                <text:p>195.76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99.648">
                <text:p>299.648</text:p>
              </table:table-cell>
              <table:table-cell office:value-type="float" office:value="216.999">
                <text:p>216.999</text:p>
              </table:table-cell>
              <table:table-cell office:value-type="float" office:value="230.542">
                <text:p>230.5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9.217cm" xlink:href=".." xlink:type="simple" chart:class="chart:line" chart:style-name="ch1">
        <chart:legend svg:x="1.692cm" svg:y="0.354cm" style:legend-expansion="custom" chartooo:width="4.898cm" chartooo:height="1.62cm" style:legend-expansion-aspect-ratio="3.02345679012346" chart:style-name="ch2"/>
        <chart:plot-area chart:style-name="ch3" table:cell-range-address="Yarn.A3:Yarn.A42 Yarn.B2:Yarn.B2 Yarn.D3:Yarn.D42 Yarn.G2:Yarn.G2 Yarn.I3:Yarn.I42 Yarn.L2:Yarn.L2 Yarn.N3:Yarn.N42" chart:data-source-has-labels="both" svg:x="0.693cm" svg:y="-0.016cm" svg:width="15.328cm" svg:height="8.525cm">
          <chartooo:coordinate-region svg:x="1.521cm" svg:y="0.181cm" svg:width="14.5cm" svg:height="7.244cm"/>
          <chart:axis chart:dimension="x" chart:name="primary-x" chart:style-name="ch4" chartooo:axis-type="auto">
            <chartooo:date-scale/>
            <chart:title svg:x="7.526cm" svg:y="8.535cm" chart:style-name="ch5">
              <text:p>Records * 1000</text:p>
            </chart:title>
            <chart:categories table:cell-range-address="Yarn.A3:Yarn.A42"/>
            <chart:grid chart:style-name="ch6" chart:class="major"/>
          </chart:axis>
          <chart:axis chart:dimension="y" chart:name="primary-y" chart:style-name="ch4">
            <chart:title svg:x="0.096cm" svg:y="7.139cm" chart:style-name="ch7">
              <text:p>COUNT (*) FROM (SELECT * FROM ...) [s]</text:p>
            </chart:title>
            <chart:grid chart:style-name="ch6" chart:class="major"/>
            <chart:grid chart:style-name="ch8" chart:class="minor"/>
          </chart:axis>
          <chart:series chart:style-name="ch9" chart:values-cell-range-address="Yarn.D3:Yarn.D42" chart:label-cell-address="Yarn.B2:Yarn.B2" chart:class="chart:line">
            <chart:data-point chart:repeated="40"/>
          </chart:series>
          <chart:series chart:style-name="ch10" chart:values-cell-range-address="Yarn.I3:Yarn.I42" chart:label-cell-address="Yarn.G2:Yarn.G2" chart:class="chart:line">
            <chart:data-point chart:repeated="40"/>
          </chart:series>
          <chart:series chart:style-name="ch11" chart:values-cell-range-address="Yarn.N3:Yarn.N42" chart:label-cell-address="Yarn.L2:Yarn.L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        </text:p>
                <draw:g>
                  <svg:desc>Yarn.B2:Yarn.B2</svg:desc>
                </draw:g>
              </table:table-cell>
              <table:table-cell office:value-type="string">
                <text:p>Parquet                          </text:p>
                <draw:g>
                  <svg:desc>Yarn.G2:Yarn.G2</svg:desc>
                </draw:g>
              </table:table-cell>
              <table:table-cell office:value-type="string">
                <text:p>CSV</text:p>
                <draw:g>
                  <svg:desc>Yarn.L2:Yarn.L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Yarn.A3:Yarn.A42</svg:desc>
                </draw:g>
              </table:table-cell>
              <table:table-cell office:value-type="float" office:value="1.344">
                <text:p>1.344</text:p>
                <draw:g>
                  <svg:desc>Yarn.D3:Yarn.D42</svg:desc>
                </draw:g>
              </table:table-cell>
              <table:table-cell office:value-type="float" office:value="0.387">
                <text:p>0.387</text:p>
                <draw:g>
                  <svg:desc>Yarn.I3:Yarn.I42</svg:desc>
                </draw:g>
              </table:table-cell>
              <table:table-cell office:value-type="float" office:value="1.397">
                <text:p>1.397</text:p>
                <draw:g>
                  <svg:desc>Yarn.N3:Yarn.N4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907">
                <text:p>1.907</text:p>
              </table:table-cell>
              <table:table-cell office:value-type="float" office:value="0.341">
                <text:p>0.341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764">
                <text:p>2.764</text:p>
              </table:table-cell>
              <table:table-cell office:value-type="float" office:value="0.432">
                <text:p>0.432</text:p>
              </table:table-cell>
              <table:table-cell office:value-type="float" office:value="3.805">
                <text:p>3.80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.998">
                <text:p>3.998</text:p>
              </table:table-cell>
              <table:table-cell office:value-type="float" office:value="0.675">
                <text:p>0.675</text:p>
              </table:table-cell>
              <table:table-cell office:value-type="float" office:value="5.016">
                <text:p>5.0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141">
                <text:p>6.141</text:p>
              </table:table-cell>
              <table:table-cell office:value-type="float" office:value="1.409">
                <text:p>1.409</text:p>
              </table:table-cell>
              <table:table-cell office:value-type="float" office:value="8.493">
                <text:p>8.49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801">
                <text:p>8.801</text:p>
              </table:table-cell>
              <table:table-cell office:value-type="float" office:value="0.941">
                <text:p>0.941</text:p>
              </table:table-cell>
              <table:table-cell office:value-type="float" office:value="14.276">
                <text:p>14.27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.305">
                <text:p>10.305</text:p>
              </table:table-cell>
              <table:table-cell office:value-type="float" office:value="0.956">
                <text:p>0.956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.751">
                <text:p>8.751</text:p>
              </table:table-cell>
              <table:table-cell office:value-type="float" office:value="0.818">
                <text:p>0.818</text:p>
              </table:table-cell>
              <table:table-cell office:value-type="float" office:value="12.723">
                <text:p>12.72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.247">
                <text:p>11.247</text:p>
              </table:table-cell>
              <table:table-cell office:value-type="float" office:value="0.952">
                <text:p>0.952</text:p>
              </table:table-cell>
              <table:table-cell office:value-type="float" office:value="10.828">
                <text:p>10.8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828">
                <text:p>8.828</text:p>
              </table:table-cell>
              <table:table-cell office:value-type="float" office:value="1.158">
                <text:p>1.158</text:p>
              </table:table-cell>
              <table:table-cell office:value-type="float" office:value="14.738">
                <text:p>14.73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.151">
                <text:p>9.151</text:p>
              </table:table-cell>
              <table:table-cell office:value-type="float" office:value="1.201">
                <text:p>1.201</text:p>
              </table:table-cell>
              <table:table-cell office:value-type="float" office:value="21.626">
                <text:p>21.62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3.287">
                <text:p>13.287</text:p>
              </table:table-cell>
              <table:table-cell office:value-type="float" office:value="1.422">
                <text:p>1.422</text:p>
              </table:table-cell>
              <table:table-cell office:value-type="float" office:value="24.642">
                <text:p>24.64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1.113">
                <text:p>11.113</text:p>
              </table:table-cell>
              <table:table-cell office:value-type="float" office:value="1.367">
                <text:p>1.367</text:p>
              </table:table-cell>
              <table:table-cell office:value-type="float" office:value="26.686">
                <text:p>26.68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2.997">
                <text:p>12.997</text:p>
              </table:table-cell>
              <table:table-cell office:value-type="float" office:value="1.184">
                <text:p>1.184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911">
                <text:p>13.911</text:p>
              </table:table-cell>
              <table:table-cell office:value-type="float" office:value="1.254">
                <text:p>1.254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3.789">
                <text:p>13.789</text:p>
              </table:table-cell>
              <table:table-cell office:value-type="float" office:value="1.296">
                <text:p>1.296</text:p>
              </table:table-cell>
              <table:table-cell office:value-type="float" office:value="19.305">
                <text:p>19.30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6.459">
                <text:p>16.459</text:p>
              </table:table-cell>
              <table:table-cell office:value-type="float" office:value="1.343">
                <text:p>1.343</text:p>
              </table:table-cell>
              <table:table-cell office:value-type="float" office:value="21.293">
                <text:p>21.2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.146">
                <text:p>19.146</text:p>
              </table:table-cell>
              <table:table-cell office:value-type="float" office:value="1.493">
                <text:p>1.493</text:p>
              </table:table-cell>
              <table:table-cell office:value-type="float" office:value="22.578">
                <text:p>22.57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7.294">
                <text:p>17.294</text:p>
              </table:table-cell>
              <table:table-cell office:value-type="float" office:value="1.42">
                <text:p>1.42</text:p>
              </table:table-cell>
              <table:table-cell office:value-type="float" office:value="23.681">
                <text:p>23.6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.216">
                <text:p>19.216</text:p>
              </table:table-cell>
              <table:table-cell office:value-type="float" office:value="1.544">
                <text:p>1.544</text:p>
              </table:table-cell>
              <table:table-cell office:value-type="float" office:value="24.794">
                <text:p>24.79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1.572">
                <text:p>21.572</text:p>
              </table:table-cell>
              <table:table-cell office:value-type="float" office:value="1.585">
                <text:p>1.585</text:p>
              </table:table-cell>
              <table:table-cell office:value-type="float" office:value="26.525">
                <text:p>26.52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9.419">
                <text:p>19.419</text:p>
              </table:table-cell>
              <table:table-cell office:value-type="float" office:value="1.724">
                <text:p>1.724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1.337">
                <text:p>21.337</text:p>
              </table:table-cell>
              <table:table-cell office:value-type="float" office:value="1.909">
                <text:p>1.909</text:p>
              </table:table-cell>
              <table:table-cell office:value-type="float" office:value="28.624">
                <text:p>28.6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1.063">
                <text:p>21.063</text:p>
              </table:table-cell>
              <table:table-cell office:value-type="float" office:value="1.769">
                <text:p>1.769</text:p>
              </table:table-cell>
              <table:table-cell office:value-type="float" office:value="30.154">
                <text:p>30.15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81">
                <text:p>21.81</text:p>
              </table:table-cell>
              <table:table-cell office:value-type="float" office:value="1.807">
                <text:p>1.807</text:p>
              </table:table-cell>
              <table:table-cell office:value-type="float" office:value="30.877">
                <text:p>30.87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3.478">
                <text:p>23.478</text:p>
              </table:table-cell>
              <table:table-cell office:value-type="float" office:value="2.479">
                <text:p>2.479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4.361">
                <text:p>24.361</text:p>
              </table:table-cell>
              <table:table-cell office:value-type="float" office:value="2.69">
                <text:p>2.69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4.905">
                <text:p>24.905</text:p>
              </table:table-cell>
              <table:table-cell office:value-type="float" office:value="2.677">
                <text:p>2.677</text:p>
              </table:table-cell>
              <table:table-cell office:value-type="float" office:value="33.027">
                <text:p>33.02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4.588">
                <text:p>24.588</text:p>
              </table:table-cell>
              <table:table-cell office:value-type="float" office:value="3.204">
                <text:p>3.204</text:p>
              </table:table-cell>
              <table:table-cell office:value-type="float" office:value="35.269">
                <text:p>35.26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6.558">
                <text:p>26.558</text:p>
              </table:table-cell>
              <table:table-cell office:value-type="float" office:value="4.558">
                <text:p>4.558</text:p>
              </table:table-cell>
              <table:table-cell office:value-type="float" office:value="35.779">
                <text:p>35.77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7.744">
                <text:p>27.744</text:p>
              </table:table-cell>
              <table:table-cell office:value-type="float" office:value="5.989">
                <text:p>5.989</text:p>
              </table:table-cell>
              <table:table-cell office:value-type="float" office:value="37.832">
                <text:p>37.83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9.197">
                <text:p>29.197</text:p>
              </table:table-cell>
              <table:table-cell office:value-type="float" office:value="5.221">
                <text:p>5.221</text:p>
              </table:table-cell>
              <table:table-cell office:value-type="float" office:value="40.704">
                <text:p>40.70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.514">
                <text:p>34.514</text:p>
              </table:table-cell>
              <table:table-cell office:value-type="float" office:value="3.823">
                <text:p>3.823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2.914">
                <text:p>32.914</text:p>
              </table:table-cell>
              <table:table-cell office:value-type="float" office:value="2.499">
                <text:p>2.499</text:p>
              </table:table-cell>
              <table:table-cell office:value-type="float" office:value="43.444">
                <text:p>43.44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49">
                <text:p>37.649</text:p>
              </table:table-cell>
              <table:table-cell office:value-type="float" office:value="2.264">
                <text:p>2.264</text:p>
              </table:table-cell>
              <table:table-cell office:value-type="float" office:value="43.443">
                <text:p>43.44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9.109">
                <text:p>39.109</text:p>
              </table:table-cell>
              <table:table-cell office:value-type="float" office:value="2.539">
                <text:p>2.539</text:p>
              </table:table-cell>
              <table:table-cell office:value-type="float" office:value="46.085">
                <text:p>46.08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8.721">
                <text:p>38.721</text:p>
              </table:table-cell>
              <table:table-cell office:value-type="float" office:value="3.534">
                <text:p>3.534</text:p>
              </table:table-cell>
              <table:table-cell office:value-type="float" office:value="46.807">
                <text:p>46.80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1.241">
                <text:p>61.241</text:p>
              </table:table-cell>
              <table:table-cell office:value-type="float" office:value="5.562">
                <text:p>5.562</text:p>
              </table:table-cell>
              <table:table-cell office:value-type="float" office:value="98.253">
                <text:p>98.25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5.08">
                <text:p>55.08</text:p>
              </table:table-cell>
              <table:table-cell office:value-type="float" office:value="5.46">
                <text:p>5.46</text:p>
              </table:table-cell>
              <table:table-cell office:value-type="float" office:value="91.644">
                <text:p>91.64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.709">
                <text:p>64.709</text:p>
              </table:table-cell>
              <table:table-cell office:value-type="float" office:value="5.129">
                <text:p>5.129</text:p>
              </table:table-cell>
              <table:table-cell office:value-type="float" office:value="106.643">
                <text:p>106.6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9.217cm" xlink:href=".." xlink:type="simple" chart:class="chart:line" chart:style-name="ch1">
        <chart:legend svg:x="1.692cm" svg:y="0.354cm" style:legend-expansion="custom" chartooo:width="4.898cm" chartooo:height="1.62cm" style:legend-expansion-aspect-ratio="3.02345679012346" chart:style-name="ch2"/>
        <chart:plot-area chart:style-name="ch3" table:cell-range-address="Yarn.A3:Yarn.A42 Yarn.B2:Yarn.B2 Yarn.E3:Yarn.E42 Yarn.G2:Yarn.G2 Yarn.J3:Yarn.J42 Yarn.L2:Yarn.L2 Yarn.O3:Yarn.O42" chart:data-source-has-labels="both" svg:x="0.693cm" svg:y="-0.016cm" svg:width="15.328cm" svg:height="8.525cm">
          <chartooo:coordinate-region svg:x="1.521cm" svg:y="0.181cm" svg:width="14.5cm" svg:height="7.244cm"/>
          <chart:axis chart:dimension="x" chart:name="primary-x" chart:style-name="ch4" chartooo:axis-type="auto">
            <chartooo:date-scale/>
            <chart:title svg:x="7.526cm" svg:y="8.535cm" chart:style-name="ch5">
              <text:p>Records * 1000</text:p>
            </chart:title>
            <chart:categories table:cell-range-address="Yarn.A3:Yarn.A42"/>
            <chart:grid chart:style-name="ch6" chart:class="major"/>
          </chart:axis>
          <chart:axis chart:dimension="y" chart:name="primary-y" chart:style-name="ch4">
            <chart:title svg:x="0.096cm" svg:y="8.137cm" chart:style-name="ch7">
              <text:p>COUNT (*) FROM (SELECT * FROM ... WHERE ...) [s]</text:p>
            </chart:title>
            <chart:grid chart:style-name="ch6" chart:class="major"/>
            <chart:grid chart:style-name="ch8" chart:class="minor"/>
          </chart:axis>
          <chart:series chart:style-name="ch9" chart:values-cell-range-address="Yarn.E3:Yarn.E42" chart:label-cell-address="Yarn.B2:Yarn.B2" chart:class="chart:line">
            <chart:data-point chart:repeated="40"/>
          </chart:series>
          <chart:series chart:style-name="ch10" chart:values-cell-range-address="Yarn.J3:Yarn.J42" chart:label-cell-address="Yarn.G2:Yarn.G2" chart:class="chart:line">
            <chart:data-point chart:repeated="40"/>
          </chart:series>
          <chart:series chart:style-name="ch11" chart:values-cell-range-address="Yarn.O3:Yarn.O42" chart:label-cell-address="Yarn.L2:Yarn.L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        </text:p>
                <draw:g>
                  <svg:desc>Yarn.B2:Yarn.B2</svg:desc>
                </draw:g>
              </table:table-cell>
              <table:table-cell office:value-type="string">
                <text:p>Parquet                          </text:p>
                <draw:g>
                  <svg:desc>Yarn.G2:Yarn.G2</svg:desc>
                </draw:g>
              </table:table-cell>
              <table:table-cell office:value-type="string">
                <text:p>CSV</text:p>
                <draw:g>
                  <svg:desc>Yarn.L2:Yarn.L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Yarn.A3:Yarn.A42</svg:desc>
                </draw:g>
              </table:table-cell>
              <table:table-cell office:value-type="float" office:value="1.074">
                <text:p>1.074</text:p>
                <draw:g>
                  <svg:desc>Yarn.E3:Yarn.E42</svg:desc>
                </draw:g>
              </table:table-cell>
              <table:table-cell office:value-type="float" office:value="0.438">
                <text:p>0.438</text:p>
                <draw:g>
                  <svg:desc>Yarn.J3:Yarn.J42</svg:desc>
                </draw:g>
              </table:table-cell>
              <table:table-cell office:value-type="float" office:value="1.51">
                <text:p>1.51</text:p>
                <draw:g>
                  <svg:desc>Yarn.O3:Yarn.O4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091">
                <text:p>2.091</text:p>
              </table:table-cell>
              <table:table-cell office:value-type="float" office:value="0.521">
                <text:p>0.521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741">
                <text:p>2.741</text:p>
              </table:table-cell>
              <table:table-cell office:value-type="float" office:value="0.524">
                <text:p>0.524</text:p>
              </table:table-cell>
              <table:table-cell office:value-type="float" office:value="3.703">
                <text:p>3.70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362">
                <text:p>4.362</text:p>
              </table:table-cell>
              <table:table-cell office:value-type="float" office:value="0.794">
                <text:p>0.794</text:p>
              </table:table-cell>
              <table:table-cell office:value-type="float" office:value="4.887">
                <text:p>4.8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482">
                <text:p>6.482</text:p>
              </table:table-cell>
              <table:table-cell office:value-type="float" office:value="1.706">
                <text:p>1.706</text:p>
              </table:table-cell>
              <table:table-cell office:value-type="float" office:value="8.034">
                <text:p>8.03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636">
                <text:p>8.636</text:p>
              </table:table-cell>
              <table:table-cell office:value-type="float" office:value="1.403">
                <text:p>1.403</text:p>
              </table:table-cell>
              <table:table-cell office:value-type="float" office:value="12.914">
                <text:p>12.9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.984">
                <text:p>9.984</text:p>
              </table:table-cell>
              <table:table-cell office:value-type="float" office:value="1.518">
                <text:p>1.518</text:p>
              </table:table-cell>
              <table:table-cell office:value-type="float" office:value="13.009">
                <text:p>13.00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.574">
                <text:p>9.574</text:p>
              </table:table-cell>
              <table:table-cell office:value-type="float" office:value="1.184">
                <text:p>1.184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.687">
                <text:p>13.687</text:p>
              </table:table-cell>
              <table:table-cell office:value-type="float" office:value="1.468">
                <text:p>1.468</text:p>
              </table:table-cell>
              <table:table-cell office:value-type="float" office:value="10.401">
                <text:p>10.4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849">
                <text:p>8.849</text:p>
              </table:table-cell>
              <table:table-cell office:value-type="float" office:value="1.791">
                <text:p>1.791</text:p>
              </table:table-cell>
              <table:table-cell office:value-type="float" office:value="12.101">
                <text:p>12.10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.902">
                <text:p>9.902</text:p>
              </table:table-cell>
              <table:table-cell office:value-type="float" office:value="1.863">
                <text:p>1.863</text:p>
              </table:table-cell>
              <table:table-cell office:value-type="float" office:value="14.489">
                <text:p>14.48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.236">
                <text:p>12.236</text:p>
              </table:table-cell>
              <table:table-cell office:value-type="float" office:value="1.993">
                <text:p>1.993</text:p>
              </table:table-cell>
              <table:table-cell office:value-type="float" office:value="17.758">
                <text:p>17.75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1.94">
                <text:p>11.94</text:p>
              </table:table-cell>
              <table:table-cell office:value-type="float" office:value="3.017">
                <text:p>3.017</text:p>
              </table:table-cell>
              <table:table-cell office:value-type="float" office:value="17.658">
                <text:p>17.65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2.835">
                <text:p>12.835</text:p>
              </table:table-cell>
              <table:table-cell office:value-type="float" office:value="2.185">
                <text:p>2.185</text:p>
              </table:table-cell>
              <table:table-cell office:value-type="float" office:value="16.617">
                <text:p>16.6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511">
                <text:p>13.511</text:p>
              </table:table-cell>
              <table:table-cell office:value-type="float" office:value="1.961">
                <text:p>1.961</text:p>
              </table:table-cell>
              <table:table-cell office:value-type="float" office:value="17.619">
                <text:p>17.61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4.335">
                <text:p>14.335</text:p>
              </table:table-cell>
              <table:table-cell office:value-type="float" office:value="1.871">
                <text:p>1.871</text:p>
              </table:table-cell>
              <table:table-cell office:value-type="float" office:value="18.726">
                <text:p>18.72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5.878">
                <text:p>15.878</text:p>
              </table:table-cell>
              <table:table-cell office:value-type="float" office:value="2.014">
                <text:p>2.014</text:p>
              </table:table-cell>
              <table:table-cell office:value-type="float" office:value="20.695">
                <text:p>20.69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8.609">
                <text:p>18.609</text:p>
              </table:table-cell>
              <table:table-cell office:value-type="float" office:value="2.17">
                <text:p>2.17</text:p>
              </table:table-cell>
              <table:table-cell office:value-type="float" office:value="21.967">
                <text:p>21.96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7.109">
                <text:p>17.109</text:p>
              </table:table-cell>
              <table:table-cell office:value-type="float" office:value="2.347">
                <text:p>2.347</text:p>
              </table:table-cell>
              <table:table-cell office:value-type="float" office:value="24.225">
                <text:p>24.2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.894">
                <text:p>19.894</text:p>
              </table:table-cell>
              <table:table-cell office:value-type="float" office:value="2.332">
                <text:p>2.332</text:p>
              </table:table-cell>
              <table:table-cell office:value-type="float" office:value="24.284">
                <text:p>24.2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9.675">
                <text:p>19.675</text:p>
              </table:table-cell>
              <table:table-cell office:value-type="float" office:value="2.584">
                <text:p>2.584</text:p>
              </table:table-cell>
              <table:table-cell office:value-type="float" office:value="25.977">
                <text:p>25.97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9.886">
                <text:p>19.886</text:p>
              </table:table-cell>
              <table:table-cell office:value-type="float" office:value="2.681">
                <text:p>2.681</text:p>
              </table:table-cell>
              <table:table-cell office:value-type="float" office:value="26.876">
                <text:p>26.87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1.819">
                <text:p>21.819</text:p>
              </table:table-cell>
              <table:table-cell office:value-type="float" office:value="3.333">
                <text:p>3.333</text:p>
              </table:table-cell>
              <table:table-cell office:value-type="float" office:value="28.969">
                <text:p>28.96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1.904">
                <text:p>21.904</text:p>
              </table:table-cell>
              <table:table-cell office:value-type="float" office:value="2.761">
                <text:p>2.761</text:p>
              </table:table-cell>
              <table:table-cell office:value-type="float" office:value="29.272">
                <text:p>29.2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.3">
                <text:p>24.3</text:p>
              </table:table-cell>
              <table:table-cell office:value-type="float" office:value="2.784">
                <text:p>2.784</text:p>
              </table:table-cell>
              <table:table-cell office:value-type="float" office:value="30.212">
                <text:p>30.21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4.067">
                <text:p>24.067</text:p>
              </table:table-cell>
              <table:table-cell office:value-type="float" office:value="3.363">
                <text:p>3.363</text:p>
              </table:table-cell>
              <table:table-cell office:value-type="float" office:value="31.983">
                <text:p>31.983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4.967">
                <text:p>24.967</text:p>
              </table:table-cell>
              <table:table-cell office:value-type="float" office:value="3.434">
                <text:p>3.434</text:p>
              </table:table-cell>
              <table:table-cell office:value-type="float" office:value="33.771">
                <text:p>33.771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5.223">
                <text:p>25.223</text:p>
              </table:table-cell>
              <table:table-cell office:value-type="float" office:value="3.064">
                <text:p>3.064</text:p>
              </table:table-cell>
              <table:table-cell office:value-type="float" office:value="31.703">
                <text:p>31.70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5.506">
                <text:p>25.506</text:p>
              </table:table-cell>
              <table:table-cell office:value-type="float" office:value="3.53">
                <text:p>3.53</text:p>
              </table:table-cell>
              <table:table-cell office:value-type="float" office:value="32.875">
                <text:p>32.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8.497">
                <text:p>28.497</text:p>
              </table:table-cell>
              <table:table-cell office:value-type="float" office:value="6.016">
                <text:p>6.016</text:p>
              </table:table-cell>
              <table:table-cell office:value-type="float" office:value="33.83">
                <text:p>33.8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8.943">
                <text:p>28.943</text:p>
              </table:table-cell>
              <table:table-cell office:value-type="float" office:value="5.007">
                <text:p>5.0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0.985">
                <text:p>30.985</text:p>
              </table:table-cell>
              <table:table-cell office:value-type="float" office:value="6.473">
                <text:p>6.473</text:p>
              </table:table-cell>
              <table:table-cell office:value-type="float" office:value="39.113">
                <text:p>39.11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3.177">
                <text:p>33.177</text:p>
              </table:table-cell>
              <table:table-cell office:value-type="float" office:value="4.213">
                <text:p>4.213</text:p>
              </table:table-cell>
              <table:table-cell office:value-type="float" office:value="40.689">
                <text:p>40.68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7.818">
                <text:p>37.818</text:p>
              </table:table-cell>
              <table:table-cell office:value-type="float" office:value="4.744">
                <text:p>4.744</text:p>
              </table:table-cell>
              <table:table-cell office:value-type="float" office:value="42.481">
                <text:p>42.48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1.106">
                <text:p>41.106</text:p>
              </table:table-cell>
              <table:table-cell office:value-type="float" office:value="4.108">
                <text:p>4.108</text:p>
              </table:table-cell>
              <table:table-cell office:value-type="float" office:value="42.312">
                <text:p>42.31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2.679">
                <text:p>42.679</text:p>
              </table:table-cell>
              <table:table-cell office:value-type="float" office:value="4.247">
                <text:p>4.247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8.889">
                <text:p>38.889</text:p>
              </table:table-cell>
              <table:table-cell office:value-type="float" office:value="5.515">
                <text:p>5.515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7.1">
                <text:p>67.1</text:p>
              </table:table-cell>
              <table:table-cell office:value-type="float" office:value="7.838">
                <text:p>7.838</text:p>
              </table:table-cell>
              <table:table-cell office:value-type="float" office:value="95.023">
                <text:p>95.02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0.729">
                <text:p>60.729</text:p>
              </table:table-cell>
              <table:table-cell office:value-type="float" office:value="7.198">
                <text:p>7.198</text:p>
              </table:table-cell>
              <table:table-cell office:value-type="float" office:value="88.445">
                <text:p>88.4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8.059">
                <text:p>68.059</text:p>
              </table:table-cell>
              <table:table-cell office:value-type="float" office:value="8.296">
                <text:p>8.296</text:p>
              </table:table-cell>
              <table:table-cell office:value-type="float" office:value="103.261">
                <text:p>103.2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9.217cm" xlink:href=".." xlink:type="simple" chart:class="chart:line" chart:style-name="ch1">
        <chart:legend svg:x="1.692cm" svg:y="0.354cm" style:legend-expansion="custom" chartooo:width="4.898cm" chartooo:height="1.62cm" style:legend-expansion-aspect-ratio="3.02345679012346" chart:style-name="ch2"/>
        <chart:plot-area chart:style-name="ch3" table:cell-range-address="Yarn.A3:Yarn.A42 Yarn.B2:Yarn.B2 Yarn.F3:Yarn.F42 Yarn.G2:Yarn.G2 Yarn.K3:Yarn.K42 Yarn.L2:Yarn.L2 Yarn.P3:Yarn.P42" chart:data-source-has-labels="both" svg:x="0.693cm" svg:y="-0.016cm" svg:width="15.328cm" svg:height="8.525cm">
          <chartooo:coordinate-region svg:x="1.521cm" svg:y="0.181cm" svg:width="14.5cm" svg:height="7.244cm"/>
          <chart:axis chart:dimension="x" chart:name="primary-x" chart:style-name="ch4" chartooo:axis-type="auto">
            <chartooo:date-scale/>
            <chart:title svg:x="7.526cm" svg:y="8.535cm" chart:style-name="ch5">
              <text:p>Records * 1000</text:p>
            </chart:title>
            <chart:categories table:cell-range-address="Yarn.A3:Yarn.A42"/>
            <chart:grid chart:style-name="ch6" chart:class="major"/>
          </chart:axis>
          <chart:axis chart:dimension="y" chart:name="primary-y" chart:style-name="ch4">
            <chart:title svg:x="0.096cm" svg:y="8.236cm" chart:style-name="ch7">
              <text:p>COUNT (*) FROM (SELECT ... FROM ... WHERE ...) [s]</text:p>
            </chart:title>
            <chart:grid chart:style-name="ch6" chart:class="major"/>
            <chart:grid chart:style-name="ch8" chart:class="minor"/>
          </chart:axis>
          <chart:series chart:style-name="ch9" chart:values-cell-range-address="Yarn.F3:Yarn.F42" chart:label-cell-address="Yarn.B2:Yarn.B2" chart:class="chart:line">
            <chart:data-point chart:repeated="40"/>
          </chart:series>
          <chart:series chart:style-name="ch10" chart:values-cell-range-address="Yarn.K3:Yarn.K42" chart:label-cell-address="Yarn.G2:Yarn.G2" chart:class="chart:line">
            <chart:data-point chart:repeated="40"/>
          </chart:series>
          <chart:series chart:style-name="ch11" chart:values-cell-range-address="Yarn.P3:Yarn.P42" chart:label-cell-address="Yarn.L2:Yarn.L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        </text:p>
                <draw:g>
                  <svg:desc>Yarn.B2:Yarn.B2</svg:desc>
                </draw:g>
              </table:table-cell>
              <table:table-cell office:value-type="string">
                <text:p>Parquet                          </text:p>
                <draw:g>
                  <svg:desc>Yarn.G2:Yarn.G2</svg:desc>
                </draw:g>
              </table:table-cell>
              <table:table-cell office:value-type="string">
                <text:p>CSV</text:p>
                <draw:g>
                  <svg:desc>Yarn.L2:Yarn.L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Yarn.A3:Yarn.A42</svg:desc>
                </draw:g>
              </table:table-cell>
              <table:table-cell office:value-type="float" office:value="1.082">
                <text:p>1.082</text:p>
                <draw:g>
                  <svg:desc>Yarn.F3:Yarn.F42</svg:desc>
                </draw:g>
              </table:table-cell>
              <table:table-cell office:value-type="float" office:value="0.345">
                <text:p>0.345</text:p>
                <draw:g>
                  <svg:desc>Yarn.K3:Yarn.K42</svg:desc>
                </draw:g>
              </table:table-cell>
              <table:table-cell office:value-type="float" office:value="1.444">
                <text:p>1.444</text:p>
                <draw:g>
                  <svg:desc>Yarn.P3:Yarn.P4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076">
                <text:p>2.076</text:p>
              </table:table-cell>
              <table:table-cell office:value-type="float" office:value="0.556">
                <text:p>0.556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917">
                <text:p>2.917</text:p>
              </table:table-cell>
              <table:table-cell office:value-type="float" office:value="0.568">
                <text:p>0.568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444">
                <text:p>4.444</text:p>
              </table:table-cell>
              <table:table-cell office:value-type="float" office:value="0.884">
                <text:p>0.884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318">
                <text:p>7.318</text:p>
              </table:table-cell>
              <table:table-cell office:value-type="float" office:value="1.695">
                <text:p>1.69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013">
                <text:p>8.013</text:p>
              </table:table-cell>
              <table:table-cell office:value-type="float" office:value="1.381">
                <text:p>1.381</text:p>
              </table:table-cell>
              <table:table-cell office:value-type="float" office:value="11.881">
                <text:p>11.88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.171">
                <text:p>10.171</text:p>
              </table:table-cell>
              <table:table-cell office:value-type="float" office:value="1.334">
                <text:p>1.334</text:p>
              </table:table-cell>
              <table:table-cell office:value-type="float" office:value="10.534">
                <text:p>10.53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.56">
                <text:p>8.56</text:p>
              </table:table-cell>
              <table:table-cell office:value-type="float" office:value="1.203">
                <text:p>1.203</text:p>
              </table:table-cell>
              <table:table-cell office:value-type="float" office:value="10.546">
                <text:p>10.5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.374">
                <text:p>13.374</text:p>
              </table:table-cell>
              <table:table-cell office:value-type="float" office:value="1.266">
                <text:p>1.266</text:p>
              </table:table-cell>
              <table:table-cell office:value-type="float" office:value="10.534">
                <text:p>10.5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954">
                <text:p>8.954</text:p>
              </table:table-cell>
              <table:table-cell office:value-type="float" office:value="1.561">
                <text:p>1.561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.654">
                <text:p>9.654</text:p>
              </table:table-cell>
              <table:table-cell office:value-type="float" office:value="1.578">
                <text:p>1.578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4.214">
                <text:p>14.214</text:p>
              </table:table-cell>
              <table:table-cell office:value-type="float" office:value="1.975">
                <text:p>1.975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1.56">
                <text:p>11.56</text:p>
              </table:table-cell>
              <table:table-cell office:value-type="float" office:value="2.16">
                <text:p>2.16</text:p>
              </table:table-cell>
              <table:table-cell office:value-type="float" office:value="16.183">
                <text:p>16.18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3.013">
                <text:p>13.013</text:p>
              </table:table-cell>
              <table:table-cell office:value-type="float" office:value="1.818">
                <text:p>1.818</text:p>
              </table:table-cell>
              <table:table-cell office:value-type="float" office:value="16.523">
                <text:p>16.52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772">
                <text:p>13.772</text:p>
              </table:table-cell>
              <table:table-cell office:value-type="float" office:value="1.69">
                <text:p>1.6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5.025">
                <text:p>15.025</text:p>
              </table:table-cell>
              <table:table-cell office:value-type="float" office:value="2.049">
                <text:p>2.049</text:p>
              </table:table-cell>
              <table:table-cell office:value-type="float" office:value="20.158">
                <text:p>20.15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5.454">
                <text:p>15.454</text:p>
              </table:table-cell>
              <table:table-cell office:value-type="float" office:value="2.028">
                <text:p>2.028</text:p>
              </table:table-cell>
              <table:table-cell office:value-type="float" office:value="20.893">
                <text:p>20.8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.127">
                <text:p>19.127</text:p>
              </table:table-cell>
              <table:table-cell office:value-type="float" office:value="2.211">
                <text:p>2.211</text:p>
              </table:table-cell>
              <table:table-cell office:value-type="float" office:value="21.953">
                <text:p>21.95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7.502">
                <text:p>17.502</text:p>
              </table:table-cell>
              <table:table-cell office:value-type="float" office:value="1.979">
                <text:p>1.979</text:p>
              </table:table-cell>
              <table:table-cell office:value-type="float" office:value="23.193">
                <text:p>23.19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.409">
                <text:p>18.409</text:p>
              </table:table-cell>
              <table:table-cell office:value-type="float" office:value="2.292">
                <text:p>2.292</text:p>
              </table:table-cell>
              <table:table-cell office:value-type="float" office:value="24.327">
                <text:p>24.32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9.911">
                <text:p>19.911</text:p>
              </table:table-cell>
              <table:table-cell office:value-type="float" office:value="2.569">
                <text:p>2.569</text:p>
              </table:table-cell>
              <table:table-cell office:value-type="float" office:value="25.666">
                <text:p>25.66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0.54">
                <text:p>20.54</text:p>
              </table:table-cell>
              <table:table-cell office:value-type="float" office:value="2.639">
                <text:p>2.639</text:p>
              </table:table-cell>
              <table:table-cell office:value-type="float" office:value="26.692">
                <text:p>26.69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1.309">
                <text:p>21.309</text:p>
              </table:table-cell>
              <table:table-cell office:value-type="float" office:value="3.548">
                <text:p>3.548</text:p>
              </table:table-cell>
              <table:table-cell office:value-type="float" office:value="27.951">
                <text:p>27.95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2.028">
                <text:p>22.028</text:p>
              </table:table-cell>
              <table:table-cell office:value-type="float" office:value="2.77">
                <text:p>2.77</text:p>
              </table:table-cell>
              <table:table-cell office:value-type="float" office:value="29.237">
                <text:p>29.23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.338">
                <text:p>23.338</text:p>
              </table:table-cell>
              <table:table-cell office:value-type="float" office:value="2.707">
                <text:p>2.707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3.951">
                <text:p>23.951</text:p>
              </table:table-cell>
              <table:table-cell office:value-type="float" office:value="3.055">
                <text:p>3.055</text:p>
              </table:table-cell>
              <table:table-cell office:value-type="float" office:value="32.948">
                <text:p>32.94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5.463">
                <text:p>25.463</text:p>
              </table:table-cell>
              <table:table-cell office:value-type="float" office:value="3.212">
                <text:p>3.212</text:p>
              </table:table-cell>
              <table:table-cell office:value-type="float" office:value="35.134">
                <text:p>35.13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5.771">
                <text:p>25.771</text:p>
              </table:table-cell>
              <table:table-cell office:value-type="float" office:value="3.017">
                <text:p>3.017</text:p>
              </table:table-cell>
              <table:table-cell office:value-type="float" office:value="32.733">
                <text:p>32.73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7.338">
                <text:p>27.338</text:p>
              </table:table-cell>
              <table:table-cell office:value-type="float" office:value="3.416">
                <text:p>3.416</text:p>
              </table:table-cell>
              <table:table-cell office:value-type="float" office:value="33.895">
                <text:p>33.89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8.081">
                <text:p>28.081</text:p>
              </table:table-cell>
              <table:table-cell office:value-type="float" office:value="5.043">
                <text:p>5.043</text:p>
              </table:table-cell>
              <table:table-cell office:value-type="float" office:value="34.137">
                <text:p>34.13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9.8">
                <text:p>29.8</text:p>
              </table:table-cell>
              <table:table-cell office:value-type="float" office:value="5.852">
                <text:p>5.852</text:p>
              </table:table-cell>
              <table:table-cell office:value-type="float" office:value="36.229">
                <text:p>36.22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2.481">
                <text:p>32.481</text:p>
              </table:table-cell>
              <table:table-cell office:value-type="float" office:value="7.79">
                <text:p>7.79</text:p>
              </table:table-cell>
              <table:table-cell office:value-type="float" office:value="39.072">
                <text:p>39.07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3.596">
                <text:p>33.596</text:p>
              </table:table-cell>
              <table:table-cell office:value-type="float" office:value="3.859">
                <text:p>3.859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4.639">
                <text:p>44.639</text:p>
              </table:table-cell>
              <table:table-cell office:value-type="float" office:value="3.841">
                <text:p>3.841</text:p>
              </table:table-cell>
              <table:table-cell office:value-type="float" office:value="42.142">
                <text:p>42.1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2.77">
                <text:p>42.77</text:p>
              </table:table-cell>
              <table:table-cell office:value-type="float" office:value="3.489">
                <text:p>3.489</text:p>
              </table:table-cell>
              <table:table-cell office:value-type="float" office:value="41.956">
                <text:p>41.95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8.072">
                <text:p>38.072</text:p>
              </table:table-cell>
              <table:table-cell office:value-type="float" office:value="4.156">
                <text:p>4.156</text:p>
              </table:table-cell>
              <table:table-cell office:value-type="float" office:value="44.322">
                <text:p>44.32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8.131">
                <text:p>38.131</text:p>
              </table:table-cell>
              <table:table-cell office:value-type="float" office:value="5.452">
                <text:p>5.452</text:p>
              </table:table-cell>
              <table:table-cell office:value-type="float" office:value="45.507">
                <text:p>45.50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6.368">
                <text:p>66.368</text:p>
              </table:table-cell>
              <table:table-cell office:value-type="float" office:value="7.965">
                <text:p>7.965</text:p>
              </table:table-cell>
              <table:table-cell office:value-type="float" office:value="94.122">
                <text:p>94.12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0.093">
                <text:p>60.093</text:p>
              </table:table-cell>
              <table:table-cell office:value-type="float" office:value="7.469">
                <text:p>7.469</text:p>
              </table:table-cell>
              <table:table-cell office:value-type="float" office:value="88.166">
                <text:p>88.16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7.212">
                <text:p>67.212</text:p>
              </table:table-cell>
              <table:table-cell office:value-type="float" office:value="8.257">
                <text:p>8.257</text:p>
              </table:table-cell>
              <table:table-cell office:value-type="float" office:value="103.417">
                <text:p>103.4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Local0.B3:Local0.B30 Local0.D2:Local0.D30 Local0.G2:Local0.G2 Local0.H3:Local0.H30 Local0.K2:Local0.K2 Local0.L3:Local0.L30" chart:data-source-has-labels="both" svg:x="1.373cm" svg:y="0.241cm" svg:width="17.55cm" svg:height="10.612cm">
          <chartooo:coordinate-region svg:x="1.809cm" svg:y="0.438cm" svg:width="16.917cm" svg:height="8.803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Local0.B3:Local0.B30"/>
          </chart:axis>
          <chart:axis chart:dimension="y" chart:name="primary-y" chart:style-name="ch6">
            <chart:title svg:x="0.451cm" svg:y="6.193cm" chart:style-name="ch7">
              <text:p>Read [s]</text:p>
            </chart:title>
            <chart:grid chart:style-name="ch8" chart:class="major"/>
          </chart:axis>
          <chart:series chart:style-name="ch9" chart:values-cell-range-address="Local0.D3:Local0.D30" chart:label-cell-address="Local0.D2:Local0.D2" chart:class="chart:line">
            <chart:data-point chart:repeated="28"/>
          </chart:series>
          <chart:series chart:style-name="ch10" chart:values-cell-range-address="Local0.H3:Local0.H30" chart:label-cell-address="Local0.G2:Local0.G2" chart:class="chart:line">
            <chart:data-point chart:repeated="28"/>
          </chart:series>
          <chart:series chart:style-name="ch11" chart:values-cell-range-address="Local0.L3:Local0.L30" chart:label-cell-address="Local0.K2:Local0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Local0.D2:Local0.D2</svg:desc>
                </draw:g>
              </table:table-cell>
              <table:table-cell office:value-type="string">
                <text:p>com.databricks.spark.csv        </text:p>
                <draw:g>
                  <svg:desc>Local0.G2:Local0.G2</svg:desc>
                </draw:g>
              </table:table-cell>
              <table:table-cell office:value-type="string">
                <text:p>parquet</text:p>
                <draw:g>
                  <svg:desc>Local0.K2:Local0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Local0.B3:Local0.B30</svg:desc>
                </draw:g>
              </table:table-cell>
              <table:table-cell office:value-type="float" office:value="0.305">
                <text:p>0.305</text:p>
                <draw:g>
                  <svg:desc>Local0.D3:Local0.D30</svg:desc>
                </draw:g>
              </table:table-cell>
              <table:table-cell office:value-type="float" office:value="0.198">
                <text:p>0.198</text:p>
                <draw:g>
                  <svg:desc>Local0.H3:Local0.H30</svg:desc>
                </draw:g>
              </table:table-cell>
              <table:table-cell office:value-type="float" office:value="0.132">
                <text:p>0.132</text:p>
                <draw:g>
                  <svg:desc>Local0.L3:Local0.L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12">
                <text:p>0.12</text:p>
              </table:table-cell>
              <table:table-cell office:value-type="float" office:value="0.264">
                <text:p>0.26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162">
                <text:p>0.162</text:p>
              </table:table-cell>
              <table:table-cell office:value-type="float" office:value="0.34">
                <text:p>0.3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85">
                <text:p>0.185</text:p>
              </table:table-cell>
              <table:table-cell office:value-type="float" office:value="0.317">
                <text:p>0.31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4">
                <text:p>0.234</text:p>
              </table:table-cell>
              <table:table-cell office:value-type="float" office:value="0.39">
                <text:p>0.3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247">
                <text:p>0.247</text:p>
              </table:table-cell>
              <table:table-cell office:value-type="float" office:value="0.436">
                <text:p>0.43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285">
                <text:p>0.285</text:p>
              </table:table-cell>
              <table:table-cell office:value-type="float" office:value="0.518">
                <text:p>0.518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304">
                <text:p>0.304</text:p>
              </table:table-cell>
              <table:table-cell office:value-type="float" office:value="0.53">
                <text:p>0.5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361">
                <text:p>0.361</text:p>
              </table:table-cell>
              <table:table-cell office:value-type="float" office:value="0.696">
                <text:p>0.69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72">
                <text:p>0.372</text:p>
              </table:table-cell>
              <table:table-cell office:value-type="float" office:value="0.698">
                <text:p>0.69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416">
                <text:p>0.416</text:p>
              </table:table-cell>
              <table:table-cell office:value-type="float" office:value="0.84">
                <text:p>0.84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428">
                <text:p>0.428</text:p>
              </table:table-cell>
              <table:table-cell office:value-type="float" office:value="0.748">
                <text:p>0.7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482">
                <text:p>0.482</text:p>
              </table:table-cell>
              <table:table-cell office:value-type="float" office:value="0.806">
                <text:p>0.80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477">
                <text:p>0.477</text:p>
              </table:table-cell>
              <table:table-cell office:value-type="float" office:value="0.858">
                <text:p>0.85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528">
                <text:p>0.528</text:p>
              </table:table-cell>
              <table:table-cell office:value-type="float" office:value="0.88">
                <text:p>0.8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0.557">
                <text:p>0.557</text:p>
              </table:table-cell>
              <table:table-cell office:value-type="float" office:value="0.903">
                <text:p>0.90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0.563">
                <text:p>0.563</text:p>
              </table:table-cell>
              <table:table-cell office:value-type="float" office:value="1.077">
                <text:p>1.07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0.576">
                <text:p>0.576</text:p>
              </table:table-cell>
              <table:table-cell office:value-type="float" office:value="1.068">
                <text:p>1.068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0.613">
                <text:p>0.613</text:p>
              </table:table-cell>
              <table:table-cell office:value-type="float" office:value="1.086">
                <text:p>1.08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45">
                <text:p>0.645</text:p>
              </table:table-cell>
              <table:table-cell office:value-type="float" office:value="1.117">
                <text:p>1.11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947">
                <text:p>0.947</text:p>
              </table:table-cell>
              <table:table-cell office:value-type="float" office:value="1.676">
                <text:p>1.67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244">
                <text:p>1.244</text:p>
              </table:table-cell>
              <table:table-cell office:value-type="float" office:value="2.15">
                <text:p>2.1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45">
                <text:p>1.445</text:p>
              </table:table-cell>
              <table:table-cell office:value-type="float" office:value="2.49">
                <text:p>2.49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.705">
                <text:p>1.705</text:p>
              </table:table-cell>
              <table:table-cell office:value-type="float" office:value="2.957">
                <text:p>2.957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.17">
                <text:p>2.17</text:p>
              </table:table-cell>
              <table:table-cell office:value-type="float" office:value="4.109">
                <text:p>4.109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.414">
                <text:p>2.414</text:p>
              </table:table-cell>
              <table:table-cell office:value-type="float" office:value="4.846">
                <text:p>4.8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.797">
                <text:p>2.797</text:p>
              </table:table-cell>
              <table:table-cell office:value-type="float" office:value="4.641">
                <text:p>4.641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969">
                <text:p>2.969</text:p>
              </table:table-cell>
              <table:table-cell office:value-type="float" office:value="5.402">
                <text:p>5.402</text:p>
              </table:table-cell>
              <table:table-cell office:value-type="float" office:value="0.572">
                <text:p>0.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Local0.B3:Local0.B30 Local0.E2:Local0.E30 Local0.G2:Local0.G2 Local0.I3:Local0.I30 Local0.K2:Local0.K2 Local0.M3:Local0.M30" chart:data-source-has-labels="both" svg:x="1.373cm" svg:y="0.241cm" svg:width="17.55cm" svg:height="10.612cm">
          <chartooo:coordinate-region svg:x="1.809cm" svg:y="0.438cm" svg:width="16.709cm" svg:height="8.803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Local0.B3:Local0.B30"/>
          </chart:axis>
          <chart:axis chart:dimension="y" chart:name="primary-y" chart:style-name="ch6">
            <chart:title svg:x="0.451cm" svg:y="6.182cm" chart:style-name="ch7">
              <text:p>Write [s]</text:p>
            </chart:title>
            <chart:grid chart:style-name="ch8" chart:class="major"/>
          </chart:axis>
          <chart:series chart:style-name="ch9" chart:values-cell-range-address="Local0.E3:Local0.E30" chart:label-cell-address="Local0.E2:Local0.E2" chart:class="chart:line">
            <chart:data-point chart:repeated="28"/>
          </chart:series>
          <chart:series chart:style-name="ch10" chart:values-cell-range-address="Local0.I3:Local0.I30" chart:label-cell-address="Local0.G2:Local0.G2" chart:class="chart:line">
            <chart:data-point chart:repeated="28"/>
          </chart:series>
          <chart:series chart:style-name="ch11" chart:values-cell-range-address="Local0.M3:Local0.M30" chart:label-cell-address="Local0.K2:Local0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Local0.E2:Local0.E2</svg:desc>
                </draw:g>
              </table:table-cell>
              <table:table-cell office:value-type="string">
                <text:p>com.databricks.spark.csv        </text:p>
                <draw:g>
                  <svg:desc>Local0.G2:Local0.G2</svg:desc>
                </draw:g>
              </table:table-cell>
              <table:table-cell office:value-type="string">
                <text:p>parquet</text:p>
                <draw:g>
                  <svg:desc>Local0.K2:Local0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Local0.B3:Local0.B30</svg:desc>
                </draw:g>
              </table:table-cell>
              <table:table-cell office:value-type="float" office:value="0.931">
                <text:p>0.931</text:p>
                <draw:g>
                  <svg:desc>Local0.E3:Local0.E30</svg:desc>
                </draw:g>
              </table:table-cell>
              <table:table-cell office:value-type="float" office:value="0.698">
                <text:p>0.698</text:p>
                <draw:g>
                  <svg:desc>Local0.I3:Local0.I30</svg:desc>
                </draw:g>
              </table:table-cell>
              <table:table-cell office:value-type="float" office:value="0.635">
                <text:p>0.635</text:p>
                <draw:g>
                  <svg:desc>Local0.M3:Local0.M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49">
                <text:p>0.749</text:p>
              </table:table-cell>
              <table:table-cell office:value-type="float" office:value="0.347">
                <text:p>0.347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65">
                <text:p>0.865</text:p>
              </table:table-cell>
              <table:table-cell office:value-type="float" office:value="0.387">
                <text:p>0.38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016">
                <text:p>1.016</text:p>
              </table:table-cell>
              <table:table-cell office:value-type="float" office:value="0.438">
                <text:p>0.43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363">
                <text:p>1.363</text:p>
              </table:table-cell>
              <table:table-cell office:value-type="float" office:value="0.568">
                <text:p>0.568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.519">
                <text:p>1.519</text:p>
              </table:table-cell>
              <table:table-cell office:value-type="float" office:value="0.681">
                <text:p>0.681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.609">
                <text:p>1.609</text:p>
              </table:table-cell>
              <table:table-cell office:value-type="float" office:value="0.722">
                <text:p>0.722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.788">
                <text:p>1.788</text:p>
              </table:table-cell>
              <table:table-cell office:value-type="float" office:value="0.775">
                <text:p>0.775</text:p>
              </table:table-cell>
              <table:table-cell office:value-type="float" office:value="1.574">
                <text:p>1.574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2.427">
                <text:p>2.427</text:p>
              </table:table-cell>
              <table:table-cell office:value-type="float" office:value="1.01">
                <text:p>1.01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395">
                <text:p>2.395</text:p>
              </table:table-cell>
              <table:table-cell office:value-type="float" office:value="1.022">
                <text:p>1.022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.558">
                <text:p>2.558</text:p>
              </table:table-cell>
              <table:table-cell office:value-type="float" office:value="1.064">
                <text:p>1.064</text:p>
              </table:table-cell>
              <table:table-cell office:value-type="float" office:value="2.101">
                <text:p>2.10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.737">
                <text:p>2.737</text:p>
              </table:table-cell>
              <table:table-cell office:value-type="float" office:value="1.121">
                <text:p>1.121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3.04">
                <text:p>3.04</text:p>
              </table:table-cell>
              <table:table-cell office:value-type="float" office:value="1.252">
                <text:p>1.252</text:p>
              </table:table-cell>
              <table:table-cell office:value-type="float" office:value="2.662">
                <text:p>2.66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3.21">
                <text:p>3.21</text:p>
              </table:table-cell>
              <table:table-cell office:value-type="float" office:value="1.312">
                <text:p>1.31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355">
                <text:p>3.355</text:p>
              </table:table-cell>
              <table:table-cell office:value-type="float" office:value="1.428">
                <text:p>1.428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.426">
                <text:p>3.426</text:p>
              </table:table-cell>
              <table:table-cell office:value-type="float" office:value="1.726">
                <text:p>1.726</text:p>
              </table:table-cell>
              <table:table-cell office:value-type="float" office:value="2.869">
                <text:p>2.869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.954">
                <text:p>3.954</text:p>
              </table:table-cell>
              <table:table-cell office:value-type="float" office:value="1.671">
                <text:p>1.67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.876">
                <text:p>3.876</text:p>
              </table:table-cell>
              <table:table-cell office:value-type="float" office:value="1.616">
                <text:p>1.616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4.017">
                <text:p>4.017</text:p>
              </table:table-cell>
              <table:table-cell office:value-type="float" office:value="1.679">
                <text:p>1.679</text:p>
              </table:table-cell>
              <table:table-cell office:value-type="float" office:value="3.365">
                <text:p>3.3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.135">
                <text:p>4.135</text:p>
              </table:table-cell>
              <table:table-cell office:value-type="float" office:value="1.704">
                <text:p>1.704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.684">
                <text:p>3.684</text:p>
              </table:table-cell>
              <table:table-cell office:value-type="float" office:value="2.756">
                <text:p>2.756</text:p>
              </table:table-cell>
              <table:table-cell office:value-type="float" office:value="3.133">
                <text:p>3.13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4.751">
                <text:p>4.751</text:p>
              </table:table-cell>
              <table:table-cell office:value-type="float" office:value="3.534">
                <text:p>3.534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746">
                <text:p>5.746</text:p>
              </table:table-cell>
              <table:table-cell office:value-type="float" office:value="4.139">
                <text:p>4.139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6.812">
                <text:p>6.812</text:p>
              </table:table-cell>
              <table:table-cell office:value-type="float" office:value="5.006">
                <text:p>5.006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8.708">
                <text:p>8.708</text:p>
              </table:table-cell>
              <table:table-cell office:value-type="float" office:value="6.812">
                <text:p>6.81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0.022">
                <text:p>10.022</text:p>
              </table:table-cell>
              <table:table-cell office:value-type="float" office:value="7.941">
                <text:p>7.9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2.187">
                <text:p>12.187</text:p>
              </table:table-cell>
              <table:table-cell office:value-type="float" office:value="8.076">
                <text:p>8.076</text:p>
              </table:table-cell>
              <table:table-cell office:value-type="float" office:value="9.561">
                <text:p>9.56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2.219">
                <text:p>12.219</text:p>
              </table:table-cell>
              <table:table-cell office:value-type="float" office:value="9.909">
                <text:p>9.909</text:p>
              </table:table-cell>
              <table:table-cell office:value-type="float" office:value="9.89">
                <text:p>9.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94cm" svg:y="0.341cm" chart:style-name="ch2">
          <text:p>Size [MB]</text:p>
        </chart:title>
        <chart:legend svg:x="1.081cm" svg:y="1.311cm" style:legend-expansion="custom" chartooo:width="4.97cm" chartooo:height="1.813cm" style:legend-expansion-aspect-ratio="2.74131274131274" chart:style-name="ch3"/>
        <chart:plot-area chart:style-name="ch4" table:cell-range-address="Local1.A3:Local1.B12 Local1.A2:Local1.B2 Local1.G2:Local1.G12 Local1.L2:Local1.L12" chart:data-source-has-labels="both" svg:x="0.32cm" svg:y="1.332cm" svg:width="15.371cm" svg:height="7.82cm">
          <chartooo:coordinate-region svg:x="0.964cm" svg:y="1.332cm" svg:width="14.347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Local1.A3:Local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1.B3:Local1.B12" chart:label-cell-address="Local1.B2:Local1.B2" chart:class="chart:line">
            <chart:data-point chart:repeated="10"/>
          </chart:series>
          <chart:series chart:style-name="ch10" chart:values-cell-range-address="Local1.G3:Local1.G12" chart:label-cell-address="Local1.G2:Local1.G2" chart:class="chart:line">
            <chart:data-point chart:repeated="10"/>
          </chart:series>
          <chart:series chart:style-name="ch11" chart:values-cell-range-address="Local1.L3:Local1.L12" chart:label-cell-address="Local1.L2:Local1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Local1.B2:Local1.B2</svg:desc>
                </draw:g>
              </table:table-cell>
              <table:table-cell office:value-type="string">
                <text:p>Parquet</text:p>
                <draw:g>
                  <svg:desc>Local1.G2:Local1.G2</svg:desc>
                </draw:g>
              </table:table-cell>
              <table:table-cell office:value-type="string">
                <text:p>CSV</text:p>
                <draw:g>
                  <svg:desc>Local1.L2:Local1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Local1.A3:Local1.A12</svg:desc>
                </draw:g>
              </table:table-cell>
              <table:table-cell office:value-type="float" office:value="2.2">
                <text:p>2.2</text:p>
                <draw:g>
                  <svg:desc>Local1.B3:Local1.B12</svg:desc>
                </draw:g>
              </table:table-cell>
              <table:table-cell office:value-type="float" office:value="0.61">
                <text:p>0.61</text:p>
                <draw:g>
                  <svg:desc>Local1.G3:Local1.G12</svg:desc>
                </draw:g>
              </table:table-cell>
              <table:table-cell office:value-type="float" office:value="13.16">
                <text:p>13.16</text:p>
                <draw:g>
                  <svg:desc>Local1.L3:Local1.L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.41">
                <text:p>4.41</text:p>
              </table:table-cell>
              <table:table-cell office:value-type="float" office:value="1.21">
                <text:p>1.21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.61">
                <text:p>6.61</text:p>
              </table:table-cell>
              <table:table-cell office:value-type="float" office:value="1.81">
                <text:p>1.81</text:p>
              </table:table-cell>
              <table:table-cell office:value-type="float" office:value="39.49">
                <text:p>39.4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.82">
                <text:p>8.82</text:p>
              </table:table-cell>
              <table:table-cell office:value-type="float" office:value="2.42">
                <text:p>2.42</text:p>
              </table:table-cell>
              <table:table-cell office:value-type="float" office:value="52.66">
                <text:p>52.6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1.02">
                <text:p>11.02</text:p>
              </table:table-cell>
              <table:table-cell office:value-type="float" office:value="3.02">
                <text:p>3.02</text:p>
              </table:table-cell>
              <table:table-cell office:value-type="float" office:value="65.82">
                <text:p>65.8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3.22">
                <text:p>13.22</text:p>
              </table:table-cell>
              <table:table-cell office:value-type="float" office:value="3.63">
                <text:p>3.63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5.43">
                <text:p>15.43</text:p>
              </table:table-cell>
              <table:table-cell office:value-type="float" office:value="4.23">
                <text:p>4.23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.63">
                <text:p>17.63</text:p>
              </table:table-cell>
              <table:table-cell office:value-type="float" office:value="4.83">
                <text:p>4.83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9.84">
                <text:p>19.84</text:p>
              </table:table-cell>
              <table:table-cell office:value-type="float" office:value="5.44">
                <text:p>5.44</text:p>
              </table:table-cell>
              <table:table-cell office:value-type="float" office:value="118.48">
                <text:p>118.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.04">
                <text:p>22.04</text:p>
              </table:table-cell>
              <table:table-cell office:value-type="float" office:value="6.04">
                <text:p>6.04</text:p>
              </table:table-cell>
              <table:table-cell office:value-type="float" office:value="131.64">
                <text:p>131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894cm" svg:y="0.341cm" chart:style-name="ch2">
          <text:p>Write [ms]</text:p>
        </chart:title>
        <chart:legend svg:x="0.867cm" svg:y="1.359cm" style:legend-expansion="custom" chartooo:width="4.97cm" chartooo:height="1.813cm" style:legend-expansion-aspect-ratio="2.74131274131274" chart:style-name="ch3"/>
        <chart:plot-area chart:style-name="ch4" table:cell-range-address="Local1.A3:Local1.A12 Local1.B2:Local1.B2 Local1.C3:Local1.C12 Local1.G2:Local1.G2 Local1.H3:Local1.H12 Local1.L2:Local1.L2 Local1.M3:Local1.M12" chart:data-source-has-labels="both" svg:x="0.32cm" svg:y="1.332cm" svg:width="15.371cm" svg:height="7.82cm">
          <chartooo:coordinate-region svg:x="0.756cm" svg:y="1.332cm" svg:width="14.738cm" svg:height="6.0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Local1.A3:Local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1.C3:Local1.C12" chart:label-cell-address="Local1.B2:Local1.B2" chart:class="chart:line">
            <chart:data-point chart:repeated="10"/>
          </chart:series>
          <chart:series chart:style-name="ch10" chart:values-cell-range-address="Local1.H3:Local1.H12" chart:label-cell-address="Local1.G2:Local1.G2" chart:class="chart:line">
            <chart:data-point chart:repeated="10"/>
          </chart:series>
          <chart:series chart:style-name="ch11" chart:values-cell-range-address="Local1.M3:Local1.M12" chart:label-cell-address="Local1.L2:Local1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Local1.B2:Local1.B2</svg:desc>
                </draw:g>
              </table:table-cell>
              <table:table-cell office:value-type="string">
                <text:p>Parquet</text:p>
                <draw:g>
                  <svg:desc>Local1.G2:Local1.G2</svg:desc>
                </draw:g>
              </table:table-cell>
              <table:table-cell office:value-type="string">
                <text:p>CSV</text:p>
                <draw:g>
                  <svg:desc>Local1.L2:Local1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Local1.A3:Local1.A12</svg:desc>
                </draw:g>
              </table:table-cell>
              <table:table-cell office:value-type="float" office:value="1.179">
                <text:p>1.179</text:p>
                <draw:g>
                  <svg:desc>Local1.C3:Local1.C12</svg:desc>
                </draw:g>
              </table:table-cell>
              <table:table-cell office:value-type="float" office:value="1.039">
                <text:p>1.039</text:p>
                <draw:g>
                  <svg:desc>Local1.H3:Local1.H12</svg:desc>
                </draw:g>
              </table:table-cell>
              <table:table-cell office:value-type="float" office:value="0.77">
                <text:p>0.77</text:p>
                <draw:g>
                  <svg:desc>Local1.M3:Local1.M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2">
                <text:p>1.42</text:p>
              </table:table-cell>
              <table:table-cell office:value-type="float" office:value="1.108">
                <text:p>1.108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.018">
                <text:p>2.018</text:p>
              </table:table-cell>
              <table:table-cell office:value-type="float" office:value="1.706">
                <text:p>1.706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.589">
                <text:p>2.589</text:p>
              </table:table-cell>
              <table:table-cell office:value-type="float" office:value="2.211">
                <text:p>2.211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.262">
                <text:p>3.262</text:p>
              </table:table-cell>
              <table:table-cell office:value-type="float" office:value="2.753">
                <text:p>2.75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.782">
                <text:p>3.782</text:p>
              </table:table-cell>
              <table:table-cell office:value-type="float" office:value="3.226">
                <text:p>3.226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4.483">
                <text:p>4.483</text:p>
              </table:table-cell>
              <table:table-cell office:value-type="float" office:value="3.816">
                <text:p>3.81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5.012">
                <text:p>5.012</text:p>
              </table:table-cell>
              <table:table-cell office:value-type="float" office:value="4.439">
                <text:p>4.439</text:p>
              </table:table-cell>
              <table:table-cell office:value-type="float" office:value="3.396">
                <text:p>3.39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5.756">
                <text:p>5.756</text:p>
              </table:table-cell>
              <table:table-cell office:value-type="float" office:value="4.9">
                <text:p>4.9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.283">
                <text:p>6.283</text:p>
              </table:table-cell>
              <table:table-cell office:value-type="float" office:value="5.361">
                <text:p>5.361</text:p>
              </table:table-cell>
              <table:table-cell office:value-type="float" office:value="4.214">
                <text:p>4.2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9.217cm" xlink:href=".." xlink:type="simple" chart:class="chart:line" chart:style-name="ch1">
        <chart:legend svg:x="1.692cm" svg:y="0.354cm" style:legend-expansion="custom" chartooo:width="4.898cm" chartooo:height="1.62cm" style:legend-expansion-aspect-ratio="3.02345679012346" chart:style-name="ch2"/>
        <chart:plot-area chart:style-name="ch3" table:cell-range-address="Yarn.A3:Yarn.B42 Yarn.A2:Yarn.B2 Yarn.G2:Yarn.G42 Yarn.L2:Yarn.L42" chart:data-source-has-labels="both" svg:x="0.485cm" svg:y="-0.017cm" svg:width="15.536cm" svg:height="8.526cm">
          <chartooo:coordinate-region svg:x="1.521cm" svg:y="0.181cm" svg:width="14.5cm" svg:height="7.244cm"/>
          <chart:axis chart:dimension="x" chart:name="primary-x" chart:style-name="ch4" chartooo:axis-type="auto">
            <chartooo:date-scale/>
            <chart:title svg:x="7.526cm" svg:y="8.535cm" chart:style-name="ch5">
              <text:p>Records * 1000</text:p>
            </chart:title>
            <chart:categories table:cell-range-address="Yarn.A3:Yarn.A42"/>
            <chart:grid chart:style-name="ch6" chart:class="major"/>
          </chart:axis>
          <chart:axis chart:dimension="y" chart:name="primary-y" chart:style-name="ch4">
            <chart:title svg:x="0.096cm" svg:y="4.844cm" chart:style-name="ch7">
              <text:p>Size [MB]</text:p>
            </chart:title>
            <chart:grid chart:style-name="ch6" chart:class="major"/>
            <chart:grid chart:style-name="ch8" chart:class="minor"/>
          </chart:axis>
          <chart:series chart:style-name="ch9" chart:values-cell-range-address="Yarn.B3:Yarn.B42" chart:label-cell-address="Yarn.B2:Yarn.B2" chart:class="chart:line">
            <chart:data-point chart:repeated="40"/>
          </chart:series>
          <chart:series chart:style-name="ch10" chart:values-cell-range-address="Yarn.G3:Yarn.G42" chart:label-cell-address="Yarn.G2:Yarn.G2" chart:class="chart:line">
            <chart:data-point chart:repeated="40"/>
          </chart:series>
          <chart:series chart:style-name="ch11" chart:values-cell-range-address="Yarn.L3:Yarn.L42" chart:label-cell-address="Yarn.L2:Yarn.L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        </text:p>
                <draw:g>
                  <svg:desc>Yarn.B2:Yarn.B2</svg:desc>
                </draw:g>
              </table:table-cell>
              <table:table-cell office:value-type="string">
                <text:p>Parquet                          </text:p>
                <draw:g>
                  <svg:desc>Yarn.G2:Yarn.G2</svg:desc>
                </draw:g>
              </table:table-cell>
              <table:table-cell office:value-type="string">
                <text:p>CSV</text:p>
                <draw:g>
                  <svg:desc>Yarn.L2:Yarn.L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Yarn.A3:Yarn.A42</svg:desc>
                </draw:g>
              </table:table-cell>
              <table:table-cell office:value-type="float" office:value="4.37">
                <text:p>4.37</text:p>
                <draw:g>
                  <svg:desc>Yarn.B3:Yarn.B42</svg:desc>
                </draw:g>
              </table:table-cell>
              <table:table-cell office:value-type="float" office:value="1.18">
                <text:p>1.18</text:p>
                <draw:g>
                  <svg:desc>Yarn.G3:Yarn.G42</svg:desc>
                </draw:g>
              </table:table-cell>
              <table:table-cell office:value-type="float" office:value="26.12">
                <text:p>26.12</text:p>
                <draw:g>
                  <svg:desc>Yarn.L3:Yarn.L4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.74">
                <text:p>8.74</text:p>
              </table:table-cell>
              <table:table-cell office:value-type="float" office:value="2.36">
                <text:p>2.36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.1">
                <text:p>13.1</text:p>
              </table:table-cell>
              <table:table-cell office:value-type="float" office:value="3.54">
                <text:p>3.54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.47">
                <text:p>17.47</text:p>
              </table:table-cell>
              <table:table-cell office:value-type="float" office:value="4.72">
                <text:p>4.72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84">
                <text:p>21.84</text:p>
              </table:table-cell>
              <table:table-cell office:value-type="float" office:value="5.9">
                <text:p>5.9</text:p>
              </table:table-cell>
              <table:table-cell office:value-type="float" office:value="130.62">
                <text:p>130.6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6.21">
                <text:p>26.21</text:p>
              </table:table-cell>
              <table:table-cell office:value-type="float" office:value="7.07">
                <text:p>7.07</text:p>
              </table:table-cell>
              <table:table-cell office:value-type="float" office:value="156.74">
                <text:p>156.7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0.58">
                <text:p>30.58</text:p>
              </table:table-cell>
              <table:table-cell office:value-type="float" office:value="8.25">
                <text:p>8.25</text:p>
              </table:table-cell>
              <table:table-cell office:value-type="float" office:value="182.87">
                <text:p>182.8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.95">
                <text:p>34.95</text:p>
              </table:table-cell>
              <table:table-cell office:value-type="float" office:value="9.43">
                <text:p>9.43</text:p>
              </table:table-cell>
              <table:table-cell office:value-type="float" office:value="208.99">
                <text:p>208.9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.32">
                <text:p>39.32</text:p>
              </table:table-cell>
              <table:table-cell office:value-type="float" office:value="10.6">
                <text:p>10.6</text:p>
              </table:table-cell>
              <table:table-cell office:value-type="float" office:value="235.11">
                <text:p>235.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3.69">
                <text:p>43.69</text:p>
              </table:table-cell>
              <table:table-cell office:value-type="float" office:value="11.78">
                <text:p>11.78</text:p>
              </table:table-cell>
              <table:table-cell office:value-type="float" office:value="261.24">
                <text:p>261.2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06">
                <text:p>48.06</text:p>
              </table:table-cell>
              <table:table-cell office:value-type="float" office:value="12.96">
                <text:p>12.96</text:p>
              </table:table-cell>
              <table:table-cell office:value-type="float" office:value="287.36">
                <text:p>287.3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2.42">
                <text:p>52.42</text:p>
              </table:table-cell>
              <table:table-cell office:value-type="float" office:value="14.14">
                <text:p>14.14</text:p>
              </table:table-cell>
              <table:table-cell office:value-type="float" office:value="313.49">
                <text:p>313.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6.79">
                <text:p>56.79</text:p>
              </table:table-cell>
              <table:table-cell office:value-type="float" office:value="15.32">
                <text:p>15.32</text:p>
              </table:table-cell>
              <table:table-cell office:value-type="float" office:value="339.61">
                <text:p>339.6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1.16">
                <text:p>61.16</text:p>
              </table:table-cell>
              <table:table-cell office:value-type="float" office:value="16.5">
                <text:p>16.5</text:p>
              </table:table-cell>
              <table:table-cell office:value-type="float" office:value="365.73">
                <text:p>365.7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5.53">
                <text:p>65.53</text:p>
              </table:table-cell>
              <table:table-cell office:value-type="float" office:value="17.68">
                <text:p>17.68</text:p>
              </table:table-cell>
              <table:table-cell office:value-type="float" office:value="391.86">
                <text:p>391.8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9.9">
                <text:p>69.9</text:p>
              </table:table-cell>
              <table:table-cell office:value-type="float" office:value="18.85">
                <text:p>18.85</text:p>
              </table:table-cell>
              <table:table-cell office:value-type="float" office:value="417.98">
                <text:p>417.9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4.26">
                <text:p>74.26</text:p>
              </table:table-cell>
              <table:table-cell office:value-type="float" office:value="20.03">
                <text:p>20.03</text:p>
              </table:table-cell>
              <table:table-cell office:value-type="float" office:value="444.1">
                <text:p>444.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8.63">
                <text:p>78.63</text:p>
              </table:table-cell>
              <table:table-cell office:value-type="float" office:value="21.21">
                <text:p>21.21</text:p>
              </table:table-cell>
              <table:table-cell office:value-type="float" office:value="470.23">
                <text:p>470.2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3">
                <text:p>83</text:p>
              </table:table-cell>
              <table:table-cell office:value-type="float" office:value="22.39">
                <text:p>22.39</text:p>
              </table:table-cell>
              <table:table-cell office:value-type="float" office:value="496.35">
                <text:p>496.3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7.37">
                <text:p>87.37</text:p>
              </table:table-cell>
              <table:table-cell office:value-type="float" office:value="23.57">
                <text:p>23.57</text:p>
              </table:table-cell>
              <table:table-cell office:value-type="float" office:value="522.48">
                <text:p>522.4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91.74">
                <text:p>91.74</text:p>
              </table:table-cell>
              <table:table-cell office:value-type="float" office:value="24.74">
                <text:p>24.74</text:p>
              </table:table-cell>
              <table:table-cell office:value-type="float" office:value="548.6">
                <text:p>548.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96.11">
                <text:p>96.11</text:p>
              </table:table-cell>
              <table:table-cell office:value-type="float" office:value="25.92">
                <text:p>25.92</text:p>
              </table:table-cell>
              <table:table-cell office:value-type="float" office:value="574.72">
                <text:p>574.7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0.47">
                <text:p>100.47</text:p>
              </table:table-cell>
              <table:table-cell office:value-type="float" office:value="27.1">
                <text:p>27.1</text:p>
              </table:table-cell>
              <table:table-cell office:value-type="float" office:value="600.85">
                <text:p>600.8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4.84">
                <text:p>104.84</text:p>
              </table:table-cell>
              <table:table-cell office:value-type="float" office:value="28.27">
                <text:p>28.27</text:p>
              </table:table-cell>
              <table:table-cell office:value-type="float" office:value="626.97">
                <text:p>626.9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9.21">
                <text:p>109.21</text:p>
              </table:table-cell>
              <table:table-cell office:value-type="float" office:value="29.45">
                <text:p>29.45</text:p>
              </table:table-cell>
              <table:table-cell office:value-type="float" office:value="653.09">
                <text:p>653.0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13.58">
                <text:p>113.58</text:p>
              </table:table-cell>
              <table:table-cell office:value-type="float" office:value="30.63">
                <text:p>30.63</text:p>
              </table:table-cell>
              <table:table-cell office:value-type="float" office:value="679.22">
                <text:p>679.2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17.95">
                <text:p>117.95</text:p>
              </table:table-cell>
              <table:table-cell office:value-type="float" office:value="31.81">
                <text:p>31.81</text:p>
              </table:table-cell>
              <table:table-cell office:value-type="float" office:value="705.34">
                <text:p>705.3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22.32">
                <text:p>122.32</text:p>
              </table:table-cell>
              <table:table-cell office:value-type="float" office:value="32.99">
                <text:p>32.99</text:p>
              </table:table-cell>
              <table:table-cell office:value-type="float" office:value="731.46">
                <text:p>731.4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26.69">
                <text:p>126.69</text:p>
              </table:table-cell>
              <table:table-cell office:value-type="float" office:value="34.16">
                <text:p>34.16</text:p>
              </table:table-cell>
              <table:table-cell office:value-type="float" office:value="757.59">
                <text:p>757.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31.05">
                <text:p>131.05</text:p>
              </table:table-cell>
              <table:table-cell office:value-type="float" office:value="35.34">
                <text:p>35.34</text:p>
              </table:table-cell>
              <table:table-cell office:value-type="float" office:value="783.71">
                <text:p>783.7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35.42">
                <text:p>135.42</text:p>
              </table:table-cell>
              <table:table-cell office:value-type="float" office:value="36.52">
                <text:p>36.52</text:p>
              </table:table-cell>
              <table:table-cell office:value-type="float" office:value="809.84">
                <text:p>809.8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39.79">
                <text:p>139.79</text:p>
              </table:table-cell>
              <table:table-cell office:value-type="float" office:value="37.69">
                <text:p>37.69</text:p>
              </table:table-cell>
              <table:table-cell office:value-type="float" office:value="835.96">
                <text:p>835.9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44.16">
                <text:p>144.16</text:p>
              </table:table-cell>
              <table:table-cell office:value-type="float" office:value="38.87">
                <text:p>38.87</text:p>
              </table:table-cell>
              <table:table-cell office:value-type="float" office:value="862.08">
                <text:p>862.0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48.53">
                <text:p>148.53</text:p>
              </table:table-cell>
              <table:table-cell office:value-type="float" office:value="40.05">
                <text:p>40.05</text:p>
              </table:table-cell>
              <table:table-cell office:value-type="float" office:value="888.21">
                <text:p>888.2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2.89">
                <text:p>152.89</text:p>
              </table:table-cell>
              <table:table-cell office:value-type="float" office:value="41.23">
                <text:p>41.23</text:p>
              </table:table-cell>
              <table:table-cell office:value-type="float" office:value="914.33">
                <text:p>914.3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57.27">
                <text:p>157.27</text:p>
              </table:table-cell>
              <table:table-cell office:value-type="float" office:value="42.41">
                <text:p>42.41</text:p>
              </table:table-cell>
              <table:table-cell office:value-type="float" office:value="940.45">
                <text:p>940.4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61.63">
                <text:p>161.63</text:p>
              </table:table-cell>
              <table:table-cell office:value-type="float" office:value="43.58">
                <text:p>43.58</text:p>
              </table:table-cell>
              <table:table-cell office:value-type="float" office:value="966.58">
                <text:p>966.5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66">
                <text:p>166</text:p>
              </table:table-cell>
              <table:table-cell office:value-type="float" office:value="44.77">
                <text:p>44.77</text:p>
              </table:table-cell>
              <table:table-cell office:value-type="float" office:value="992.7">
                <text:p>992.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70.37">
                <text:p>170.37</text:p>
              </table:table-cell>
              <table:table-cell office:value-type="float" office:value="45.94">
                <text:p>45.94</text:p>
              </table:table-cell>
              <table:table-cell office:value-type="float" office:value="1018.83">
                <text:p>1018.8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4.74">
                <text:p>174.74</text:p>
              </table:table-cell>
              <table:table-cell office:value-type="float" office:value="47.12">
                <text:p>47.12</text:p>
              </table:table-cell>
              <table:table-cell office:value-type="float" office:value="1044.95">
                <text:p>1044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686cm" svg:y="0.341cm" chart:style-name="ch2">
          <text:p>Read 0 [ms]</text:p>
        </chart:title>
        <chart:legend svg:x="1.129cm" svg:y="1.406cm" style:legend-expansion="custom" chartooo:width="4.97cm" chartooo:height="1.813cm" style:legend-expansion-aspect-ratio="2.74131274131274" chart:style-name="ch3"/>
        <chart:plot-area chart:style-name="ch4" table:cell-range-address="Local1.A3:Local1.A12 Local1.B2:Local1.B2 Local1.D3:Local1.D12 Local1.G2:Local1.G2 Local1.I3:Local1.I12 Local1.L2:Local1.L2 Local1.N3:Local1.N12" chart:data-source-has-labels="both" svg:x="0.32cm" svg:y="1.332cm" svg:width="15.371cm" svg:height="7.82cm">
          <chartooo:coordinate-region svg:x="1.056cm" svg:y="1.332cm" svg:width="14.438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Local1.A3:Local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1.D3:Local1.D12" chart:label-cell-address="Local1.B2:Local1.B2" chart:class="chart:line">
            <chart:data-point chart:repeated="10"/>
          </chart:series>
          <chart:series chart:style-name="ch10" chart:values-cell-range-address="Local1.I3:Local1.I12" chart:label-cell-address="Local1.G2:Local1.G2" chart:class="chart:line">
            <chart:data-point chart:repeated="10"/>
          </chart:series>
          <chart:series chart:style-name="ch11" chart:values-cell-range-address="Local1.N3:Local1.N12" chart:label-cell-address="Local1.L2:Local1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Local1.B2:Local1.B2</svg:desc>
                </draw:g>
              </table:table-cell>
              <table:table-cell office:value-type="string">
                <text:p>Parquet</text:p>
                <draw:g>
                  <svg:desc>Local1.G2:Local1.G2</svg:desc>
                </draw:g>
              </table:table-cell>
              <table:table-cell office:value-type="string">
                <text:p>CSV</text:p>
                <draw:g>
                  <svg:desc>Local1.L2:Local1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Local1.A3:Local1.A12</svg:desc>
                </draw:g>
              </table:table-cell>
              <table:table-cell office:value-type="float" office:value="0.545">
                <text:p>0.545</text:p>
                <draw:g>
                  <svg:desc>Local1.D3:Local1.D12</svg:desc>
                </draw:g>
              </table:table-cell>
              <table:table-cell office:value-type="float" office:value="0.154">
                <text:p>0.154</text:p>
                <draw:g>
                  <svg:desc>Local1.I3:Local1.I12</svg:desc>
                </draw:g>
              </table:table-cell>
              <table:table-cell office:value-type="float" office:value="0.395">
                <text:p>0.395</text:p>
                <draw:g>
                  <svg:desc>Local1.N3:Local1.N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04">
                <text:p>0.404</text:p>
              </table:table-cell>
              <table:table-cell office:value-type="float" office:value="0.151">
                <text:p>0.151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542">
                <text:p>0.542</text:p>
              </table:table-cell>
              <table:table-cell office:value-type="float" office:value="0.17">
                <text:p>0.1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21">
                <text:p>0.721</text:p>
              </table:table-cell>
              <table:table-cell office:value-type="float" office:value="0.206">
                <text:p>0.206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86">
                <text:p>0.86</text:p>
              </table:table-cell>
              <table:table-cell office:value-type="float" office:value="0.227">
                <text:p>0.227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029">
                <text:p>1.029</text:p>
              </table:table-cell>
              <table:table-cell office:value-type="float" office:value="0.255">
                <text:p>0.25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215">
                <text:p>1.215</text:p>
              </table:table-cell>
              <table:table-cell office:value-type="float" office:value="0.278">
                <text:p>0.278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35">
                <text:p>1.35</text:p>
              </table:table-cell>
              <table:table-cell office:value-type="float" office:value="0.322">
                <text:p>0.322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504">
                <text:p>1.504</text:p>
              </table:table-cell>
              <table:table-cell office:value-type="float" office:value="0.34">
                <text:p>0.34</text:p>
              </table:table-cell>
              <table:table-cell office:value-type="float" office:value="2.256">
                <text:p>2.25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684">
                <text:p>1.684</text:p>
              </table:table-cell>
              <table:table-cell office:value-type="float" office:value="0.383">
                <text:p>0.383</text:p>
              </table:table-cell>
              <table:table-cell office:value-type="float" office:value="2.522">
                <text:p>2.5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686cm" svg:y="0.341cm" chart:style-name="ch2">
          <text:p>Read 1 [ms]</text:p>
        </chart:title>
        <chart:legend svg:x="1.129cm" svg:y="1.406cm" style:legend-expansion="custom" chartooo:width="4.97cm" chartooo:height="1.813cm" style:legend-expansion-aspect-ratio="2.74131274131274" chart:style-name="ch3"/>
        <chart:plot-area chart:style-name="ch4" table:cell-range-address="Local1.A3:Local1.A12 Local1.B2:Local1.B2 Local1.E3:Local1.E12 Local1.G2:Local1.G2 Local1.J3:Local1.J12 Local1.L2:Local1.L2 Local1.O3:Local1.O12" chart:data-source-has-labels="both" svg:x="0.32cm" svg:y="1.332cm" svg:width="15.371cm" svg:height="7.82cm">
          <chartooo:coordinate-region svg:x="1.056cm" svg:y="1.332cm" svg:width="14.438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Local1.A3:Local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1.E3:Local1.E12" chart:label-cell-address="Local1.B2:Local1.B2" chart:class="chart:line">
            <chart:data-point chart:repeated="10"/>
          </chart:series>
          <chart:series chart:style-name="ch10" chart:values-cell-range-address="Local1.J3:Local1.J12" chart:label-cell-address="Local1.G2:Local1.G2" chart:class="chart:line">
            <chart:data-point chart:repeated="10"/>
          </chart:series>
          <chart:series chart:style-name="ch11" chart:values-cell-range-address="Local1.O3:Local1.O12" chart:label-cell-address="Local1.L2:Local1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Local1.B2:Local1.B2</svg:desc>
                </draw:g>
              </table:table-cell>
              <table:table-cell office:value-type="string">
                <text:p>Parquet</text:p>
                <draw:g>
                  <svg:desc>Local1.G2:Local1.G2</svg:desc>
                </draw:g>
              </table:table-cell>
              <table:table-cell office:value-type="string">
                <text:p>CSV</text:p>
                <draw:g>
                  <svg:desc>Local1.L2:Local1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Local1.A3:Local1.A12</svg:desc>
                </draw:g>
              </table:table-cell>
              <table:table-cell office:value-type="float" office:value="0.444">
                <text:p>0.444</text:p>
                <draw:g>
                  <svg:desc>Local1.E3:Local1.E12</svg:desc>
                </draw:g>
              </table:table-cell>
              <table:table-cell office:value-type="float" office:value="0.241">
                <text:p>0.241</text:p>
                <draw:g>
                  <svg:desc>Local1.J3:Local1.J12</svg:desc>
                </draw:g>
              </table:table-cell>
              <table:table-cell office:value-type="float" office:value="0.517">
                <text:p>0.517</text:p>
                <draw:g>
                  <svg:desc>Local1.O3:Local1.O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61">
                <text:p>0.461</text:p>
              </table:table-cell>
              <table:table-cell office:value-type="float" office:value="0.18">
                <text:p>0.18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24">
                <text:p>0.624</text:p>
              </table:table-cell>
              <table:table-cell office:value-type="float" office:value="0.208">
                <text:p>0.2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72">
                <text:p>0.772</text:p>
              </table:table-cell>
              <table:table-cell office:value-type="float" office:value="0.246">
                <text:p>0.24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916">
                <text:p>0.916</text:p>
              </table:table-cell>
              <table:table-cell office:value-type="float" office:value="0.273">
                <text:p>0.273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087">
                <text:p>1.087</text:p>
              </table:table-cell>
              <table:table-cell office:value-type="float" office:value="0.305">
                <text:p>0.305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291">
                <text:p>1.291</text:p>
              </table:table-cell>
              <table:table-cell office:value-type="float" office:value="0.34">
                <text:p>0.3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446">
                <text:p>1.446</text:p>
              </table:table-cell>
              <table:table-cell office:value-type="float" office:value="0.364">
                <text:p>0.364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62">
                <text:p>1.62</text:p>
              </table:table-cell>
              <table:table-cell office:value-type="float" office:value="0.419">
                <text:p>0.419</text:p>
              </table:table-cell>
              <table:table-cell office:value-type="float" office:value="2.308">
                <text:p>2.3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783">
                <text:p>1.783</text:p>
              </table:table-cell>
              <table:table-cell office:value-type="float" office:value="0.442">
                <text:p>0.442</text:p>
              </table:table-cell>
              <table:table-cell office:value-type="float" office:value="2.494">
                <text:p>2.4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686cm" svg:y="0.341cm" chart:style-name="ch2">
          <text:p>Read 2 [ms]</text:p>
        </chart:title>
        <chart:legend svg:x="1.129cm" svg:y="1.406cm" style:legend-expansion="custom" chartooo:width="4.97cm" chartooo:height="1.813cm" style:legend-expansion-aspect-ratio="2.74131274131274" chart:style-name="ch3"/>
        <chart:plot-area chart:style-name="ch4" table:cell-range-address="Local1.A3:Local1.A12 Local1.B2:Local1.B2 Local1.F3:Local1.F12 Local1.G2:Local1.G2 Local1.K3:Local1.K12 Local1.L2:Local1.L2 Local1.P3:Local1.P12" chart:data-source-has-labels="both" svg:x="0.32cm" svg:y="1.332cm" svg:width="15.371cm" svg:height="7.82cm">
          <chartooo:coordinate-region svg:x="1.056cm" svg:y="1.332cm" svg:width="14.438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Local1.A3:Local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1.F3:Local1.F12" chart:label-cell-address="Local1.B2:Local1.B2" chart:class="chart:line">
            <chart:data-point chart:repeated="10"/>
          </chart:series>
          <chart:series chart:style-name="ch10" chart:values-cell-range-address="Local1.K3:Local1.K12" chart:label-cell-address="Local1.G2:Local1.G2" chart:class="chart:line">
            <chart:data-point chart:repeated="10"/>
          </chart:series>
          <chart:series chart:style-name="ch11" chart:values-cell-range-address="Local1.P3:Local1.P12" chart:label-cell-address="Local1.L2:Local1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Local1.B2:Local1.B2</svg:desc>
                </draw:g>
              </table:table-cell>
              <table:table-cell office:value-type="string">
                <text:p>Parquet</text:p>
                <draw:g>
                  <svg:desc>Local1.G2:Local1.G2</svg:desc>
                </draw:g>
              </table:table-cell>
              <table:table-cell office:value-type="string">
                <text:p>CSV</text:p>
                <draw:g>
                  <svg:desc>Local1.L2:Local1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Local1.A3:Local1.A12</svg:desc>
                </draw:g>
              </table:table-cell>
              <table:table-cell office:value-type="float" office:value="0.301">
                <text:p>0.301</text:p>
                <draw:g>
                  <svg:desc>Local1.F3:Local1.F12</svg:desc>
                </draw:g>
              </table:table-cell>
              <table:table-cell office:value-type="float" office:value="0.202">
                <text:p>0.202</text:p>
                <draw:g>
                  <svg:desc>Local1.K3:Local1.K12</svg:desc>
                </draw:g>
              </table:table-cell>
              <table:table-cell office:value-type="float" office:value="0.43">
                <text:p>0.43</text:p>
                <draw:g>
                  <svg:desc>Local1.P3:Local1.P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45">
                <text:p>0.445</text:p>
              </table:table-cell>
              <table:table-cell office:value-type="float" office:value="0.17">
                <text:p>0.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05">
                <text:p>0.605</text:p>
              </table:table-cell>
              <table:table-cell office:value-type="float" office:value="0.216">
                <text:p>0.216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74">
                <text:p>0.774</text:p>
              </table:table-cell>
              <table:table-cell office:value-type="float" office:value="0.246">
                <text:p>0.24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934">
                <text:p>0.934</text:p>
              </table:table-cell>
              <table:table-cell office:value-type="float" office:value="0.279">
                <text:p>0.279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131">
                <text:p>1.131</text:p>
              </table:table-cell>
              <table:table-cell office:value-type="float" office:value="0.312">
                <text:p>0.312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311">
                <text:p>1.311</text:p>
              </table:table-cell>
              <table:table-cell office:value-type="float" office:value="0.329">
                <text:p>0.329</text:p>
              </table:table-cell>
              <table:table-cell office:value-type="float" office:value="1.791">
                <text:p>1.79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447">
                <text:p>1.447</text:p>
              </table:table-cell>
              <table:table-cell office:value-type="float" office:value="0.39">
                <text:p>0.39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623">
                <text:p>1.623</text:p>
              </table:table-cell>
              <table:table-cell office:value-type="float" office:value="0.393">
                <text:p>0.393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781">
                <text:p>1.781</text:p>
              </table:table-cell>
              <table:table-cell office:value-type="float" office:value="0.432">
                <text:p>0.432</text:p>
              </table:table-cell>
              <table:table-cell office:value-type="float" office:value="2.493">
                <text:p>2.4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